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justify" style:justify-single-word="false"/>
      <style:text-properties fo:font-size="10pt" style:font-size-asian="10pt" style:font-size-complex="10pt"/>
    </style:style>
    <style:style style:name="P2"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3"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able_20_Contents">
      <style:paragraph-properties fo:margin-left="0.302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5" style:family="paragraph" style:parent-style-name="Table_20_Contents">
      <style:paragraph-properties fo:margin-left="0.302in" fo:margin-right="0in" fo:text-align="justify" style:justify-single-word="false" fo:text-indent="0in" style:auto-text-indent="false"/>
      <style:text-properties fo:font-size="10pt" fo:font-weight="bold" style:font-size-asian="10pt" style:font-weight-asian="bold" style:font-size-complex="10pt" style:font-weight-complex="bold"/>
    </style:style>
    <style:style style:name="P6" style:family="paragraph" style:parent-style-name="Table_20_Contents">
      <style:paragraph-properties fo:margin-left="0.302in" fo:margin-right="0in" fo:text-align="justify" style:justify-single-word="false" fo:text-indent="0in" style:auto-text-indent="false"/>
      <style:text-properties fo:font-size="10pt" style:font-size-asian="10pt" style:font-size-complex="10pt"/>
    </style:style>
    <style:style style:name="P7" style:family="paragraph" style:parent-style-name="Table_20_Contents">
      <style:paragraph-properties fo:margin-left="0.302in" fo:margin-right="0in" fo:text-align="justify" style:justify-single-word="false" fo:text-indent="0in" style:auto-text-indent="false"/>
      <style:text-properties fo:font-size="14pt" fo:language="hu" fo:country="HU" fo:font-weight="bold" style:font-size-asian="14pt" style:font-weight-asian="bold" style:font-size-complex="14pt" style:font-weight-complex="bold"/>
    </style:style>
    <style:style style:name="P8" style:family="paragraph" style:parent-style-name="Table_20_Contents">
      <style:paragraph-properties fo:margin-left="0.302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P9" style:family="paragraph" style:parent-style-name="Table_20_Contents">
      <style:paragraph-properties fo:margin-left="0.302in" fo:margin-right="0in" fo:text-align="justify" style:justify-single-word="false" fo:text-indent="0in" style:auto-text-indent="false"/>
      <style:text-properties style:font-name="Liberation Serif" fo:font-size="10pt" fo:font-weight="normal" style:font-size-asian="10pt" style:font-weight-asian="normal" style:font-size-complex="10pt" style:font-weight-complex="normal"/>
    </style:style>
    <style:style style:name="P10" style:family="paragraph" style:parent-style-name="Table_20_Contents">
      <style:paragraph-properties fo:margin-left="0.302in" fo:margin-right="0in" fo:text-align="justify" style:justify-single-word="false" fo:text-indent="0in" style:auto-text-indent="false"/>
      <style:text-properties style:font-name="Liberation Serif" fo:font-size="10pt" fo:font-weight="bold" style:font-size-asian="10pt" style:font-weight-asian="bold" style:font-size-complex="10pt" style:font-weight-complex="bold"/>
    </style:style>
    <style:style style:name="P11" style:family="paragraph" style:parent-style-name="Table_20_Contents">
      <style:paragraph-properties fo:margin-left="0.302in" fo:margin-right="0in" fo:text-align="justify" style:justify-single-word="false" fo:text-indent="0in" style:auto-text-indent="false"/>
      <style:text-properties fo:font-size="12pt" fo:language="hu" fo:country="HU"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Table_20_Contents">
      <style:paragraph-properties fo:margin-left="0.302in" fo:margin-right="0in" fo:text-align="justify" style:justify-single-word="false" fo:text-indent="0in" style:auto-text-indent="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Table_20_Contents">
      <style:paragraph-properties fo:margin-left="0.2953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14" style:family="paragraph" style:parent-style-name="Table_20_Contents">
      <style:paragraph-properties fo:margin-left="0.2953in" fo:margin-right="0in" fo:text-align="justify" style:justify-single-word="false" fo:text-indent="0in"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Table_20_Contents">
      <style:paragraph-properties fo:margin-left="0.2953in" fo:margin-right="0in" fo:text-align="justify" style:justify-single-word="false" fo:text-indent="0in" style:auto-text-indent="false"/>
    </style:style>
    <style:style style:name="P16" style:family="paragraph" style:parent-style-name="Table_20_Contents">
      <style:paragraph-properties fo:margin-left="0.2953in" fo:margin-right="0in" fo:text-align="justify" style:justify-single-word="false" fo:text-indent="0in" style:auto-text-indent="false"/>
      <style:text-properties style:font-name="Liberation Serif" fo:font-size="10pt" style:font-size-asian="8.75pt" style:font-size-complex="10pt"/>
    </style:style>
    <style:style style:name="P17" style:family="paragraph" style:parent-style-name="Table_20_Contents">
      <style:paragraph-properties fo:margin-left="0.2953in" fo:margin-right="0in" fo:text-align="justify" style:justify-single-word="false" fo:text-indent="0in" style:auto-text-indent="false"/>
      <style:text-properties style:font-name="Liberation Serif"/>
    </style:style>
    <style:style style:name="P18" style:family="paragraph" style:parent-style-name="Preformatted_20_Text">
      <style:paragraph-properties fo:margin-left="0.2953in" fo:margin-right="0in" fo:text-align="justify" style:justify-single-word="false" fo:text-indent="0in" style:auto-text-indent="false" fo:background-color="#e6e6e6">
        <style:background-image/>
      </style:paragraph-properties>
      <style:text-properties style:font-name="Liberation Serif" fo:font-size="10pt" fo:font-weight="normal" style:font-size-asian="10pt" style:font-weight-asian="normal" style:font-size-complex="10pt" style:font-weight-complex="normal"/>
    </style:style>
    <style:style style:name="P19" style:family="paragraph" style:parent-style-name="Standard">
      <style:paragraph-properties fo:margin-left="0.2953in" fo:margin-right="0in" fo:text-align="justify" style:justify-single-word="false" fo:text-indent="0in" style:auto-text-indent="false" fo:background-color="#e6e6e6">
        <style:background-image/>
      </style:paragraph-properties>
      <style:text-properties style:font-name="Liberation Serif" fo:font-size="8pt" style:font-size-asian="8pt" style:font-size-complex="8pt"/>
    </style:style>
    <style:style style:name="P20" style:family="paragraph" style:parent-style-name="Standard">
      <style:paragraph-properties fo:margin-left="0.2953in" fo:margin-right="0in" fo:text-align="justify" style:justify-single-word="false" fo:text-indent="0in" style:auto-text-indent="false" fo:background-color="#e6e6e6">
        <style:background-image/>
      </style:paragraph-properties>
      <style:text-properties fo:font-size="8pt" style:font-size-asian="8pt" style:font-size-complex="8pt"/>
    </style:style>
    <style:style style:name="P21" style:family="paragraph" style:parent-style-name="Standard">
      <style:paragraph-properties fo:margin-left="0.2953in" fo:margin-right="0in" fo:text-align="justify" style:justify-single-word="false" fo:text-indent="0in" style:auto-text-indent="false" fo:background-color="#e6e6e6">
        <style:background-image/>
      </style:paragraph-properties>
      <style:text-properties fo:color="#646464" style:font-name="Liberation Serif" fo:font-size="8pt" fo:font-weight="normal" style:font-name-asian="Monospace" style:font-size-asian="8pt" style:font-weight-asian="normal" style:font-name-complex="Monospace" style:font-size-complex="8pt" style:font-weight-complex="normal"/>
    </style:style>
    <style:style style:name="P22" style:family="paragraph" style:parent-style-name="Standard">
      <style:paragraph-properties fo:margin-left="0.2953in" fo:margin-right="0in" fo:text-align="justify" style:justify-single-word="false" fo:text-indent="0in" style:auto-text-indent="false" fo:background-color="#e6e6e6">
        <style:background-image/>
      </style:paragraph-properties>
      <style:text-properties fo:color="#000000" style:font-name="Liberation Serif" fo:font-size="8pt" style:font-name-asian="Monospace" style:font-size-asian="8pt" style:font-name-complex="Monospace" style:font-size-complex="8pt"/>
    </style:style>
    <style:style style:name="P23" style:family="paragraph" style:parent-style-name="Heading_20_1">
      <style:paragraph-properties fo:margin-left="0.2953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24" style:family="paragraph" style:parent-style-name="Heading_20_1">
      <style:paragraph-properties fo:margin-left="0.2953in" fo:margin-right="0in" fo:text-align="justify" style:justify-single-word="false" fo:text-indent="0in" style:auto-text-indent="false" fo:break-before="page"/>
      <style:text-properties fo:font-size="16pt" fo:font-weight="normal" style:font-size-asian="16pt" style:font-weight-asian="normal" style:font-size-complex="16pt" style:font-weight-complex="normal"/>
    </style:style>
    <style:style style:name="P25" style:family="paragraph" style:parent-style-name="Table_20_Contents">
      <style:paragraph-properties fo:margin-left="0.5035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26" style:family="paragraph" style:parent-style-name="Table_20_Contents">
      <style:paragraph-properties fo:margin-left="1.8575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27" style:family="paragraph" style:parent-style-name="Standard">
      <style:paragraph-properties fo:margin-left="1.45in" fo:margin-right="0in" fo:text-align="justify" style:justify-single-word="false" fo:text-indent="0in" style:auto-text-indent="false" fo:background-color="#e6e6e6">
        <style:background-image/>
      </style:paragraph-properties>
      <style:text-properties fo:font-size="8pt" style:font-size-asian="8pt" style:font-size-complex="8pt"/>
    </style:style>
    <style:style style:name="P28" style:family="paragraph" style:parent-style-name="Preformatted_20_Text">
      <style:paragraph-properties fo:margin-left="1.45in" fo:margin-right="0in" fo:text-align="justify" style:justify-single-word="false" fo:text-indent="0in" style:auto-text-indent="false" fo:background-color="#e6e6e6">
        <style:background-image/>
      </style:paragraph-properties>
    </style:style>
    <style:style style:name="P29" style:family="paragraph" style:parent-style-name="Preformatted_20_Text">
      <style:paragraph-properties fo:margin-left="1.45in" fo:margin-right="0in" fo:text-align="justify" style:justify-single-word="false" fo:text-indent="0in" style:auto-text-indent="false" fo:background-color="#e6e6e6">
        <style:background-image/>
      </style:paragraph-properties>
      <style:text-properties style:font-name="Liberation Serif"/>
    </style:style>
    <style:style style:name="P30" style:family="paragraph" style:parent-style-name="Preformatted_20_Text">
      <style:paragraph-properties fo:margin-left="1.45in" fo:margin-right="0in" fo:text-align="justify" style:justify-single-word="false" fo:text-indent="0in" style:auto-text-indent="false" fo:background-color="#e6e6e6">
        <style:background-image/>
      </style:paragraph-properties>
      <style:text-properties style:font-name="Liberation Serif" fo:font-size="8pt" style:font-size-asian="8pt" style:font-size-complex="8pt"/>
    </style:style>
    <style:style style:name="P31" style:family="paragraph" style:parent-style-name="Preformatted_20_Text">
      <style:paragraph-properties fo:margin-left="1.45in" fo:margin-right="0in" fo:text-align="justify" style:justify-single-word="false" fo:text-indent="0in" style:auto-text-indent="false" fo:background-color="#e6e6e6">
        <style:background-image/>
      </style:paragraph-properties>
      <style:text-properties style:font-name="Liberation Serif" fo:font-size="8pt" fo:font-weight="normal" style:font-size-asian="8pt" style:font-weight-asian="normal" style:font-size-complex="8pt" style:font-weight-complex="normal"/>
    </style:style>
    <style:style style:name="P32" style:family="paragraph" style:parent-style-name="Table_20_Contents">
      <style:paragraph-properties fo:margin-left="1.45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33" style:family="paragraph" style:parent-style-name="Standard">
      <style:paragraph-properties fo:margin-left="1.0071in" fo:margin-right="0in" fo:text-indent="0in" style:auto-text-indent="false" fo:background-color="#e6e6e6">
        <style:tab-stops/>
        <style:background-image/>
      </style:paragraph-properties>
      <style:text-properties style:font-name="Liberation Serif" fo:font-size="7pt" style:font-size-asian="7pt" style:font-size-complex="7pt"/>
    </style:style>
    <style:style style:name="P34" style:family="paragraph" style:parent-style-name="Standard">
      <style:paragraph-properties fo:margin-left="1.0071in" fo:margin-right="0in" fo:text-indent="0in" style:auto-text-indent="false" fo:background-color="#e6e6e6">
        <style:tab-stops/>
        <style:background-image/>
      </style:paragraph-properties>
      <style:text-properties style:font-name="Liberation Serif" fo:font-size="8pt" style:font-size-asian="8pt" style:font-size-complex="8pt"/>
    </style:style>
    <style:style style:name="P35" style:family="paragraph" style:parent-style-name="Preformatted_20_Text">
      <style:paragraph-properties fo:margin-left="1.0071in" fo:margin-right="0in" fo:text-align="justify" style:justify-single-word="false" fo:text-indent="0in" style:auto-text-indent="false" fo:background-color="#e6e6e6">
        <style:tab-stops/>
        <style:background-image/>
      </style:paragraph-properties>
    </style:style>
    <style:style style:name="P36" style:family="paragraph" style:parent-style-name="Preformatted_20_Text">
      <style:paragraph-properties fo:margin-left="1.0071in" fo:margin-right="0in" fo:text-align="justify" style:justify-single-word="false" fo:text-indent="0in" style:auto-text-indent="false" fo:background-color="#e6e6e6">
        <style:tab-stops/>
        <style:background-image/>
      </style:paragraph-properties>
      <style:text-properties style:font-name="Liberation Serif" fo:font-size="10pt" fo:font-weight="normal" style:font-size-asian="10pt" style:font-weight-asian="normal" style:font-size-complex="10pt" style:font-weight-complex="normal"/>
    </style:style>
    <style:style style:name="P37" style:family="paragraph" style:parent-style-name="Preformatted_20_Text">
      <style:paragraph-properties fo:margin-left="1.0071in" fo:margin-right="0in" fo:text-align="justify" style:justify-single-word="false" fo:text-indent="0in" style:auto-text-indent="false" fo:background-color="#e6e6e6">
        <style:tab-stops/>
        <style:background-image/>
      </style:paragraph-properties>
      <style:text-properties style:font-name="Liberation Serif" fo:font-size="8pt" style:font-size-asian="8pt" style:font-size-complex="8pt"/>
    </style:style>
    <style:style style:name="P38" style:family="paragraph" style:parent-style-name="Standard">
      <style:paragraph-properties fo:margin-left="1.0071in" fo:margin-right="0in" fo:text-align="start" style:justify-single-word="false" fo:text-indent="0in" style:auto-text-indent="false" fo:background-color="#e6e6ff" style:text-autospace="none">
        <style:background-image/>
      </style:paragraph-properties>
      <style:text-properties style:font-name="Liberation Serif" fo:font-size="10pt" fo:font-weight="normal" style:font-size-asian="10pt" style:font-weight-asian="normal" style:font-size-complex="10pt" style:font-weight-complex="normal"/>
    </style:style>
    <style:style style:name="P39" style:family="paragraph" style:parent-style-name="Standard">
      <style:paragraph-properties fo:margin-left="1.0071in" fo:margin-right="0in" fo:text-align="start" style:justify-single-word="false" fo:text-indent="0in" style:auto-text-indent="false" fo:background-color="#e6e6ff" style:text-autospace="none">
        <style:background-image/>
      </style:paragraph-properties>
      <style:text-properties style:font-name="Liberation Serif" fo:font-size="10pt" style:font-name-asian="Monospace" style:font-size-asian="10pt" style:font-name-complex="Monospace" style:font-size-complex="10pt"/>
    </style:style>
    <style:style style:name="P40" style:family="paragraph" style:parent-style-name="Standard">
      <style:paragraph-properties fo:margin-left="1.0071in" fo:margin-right="0in" fo:text-align="start" style:justify-single-word="false" fo:text-indent="0in" style:auto-text-indent="false" fo:background-color="#e6e6ff" style:text-autospace="none">
        <style:background-image/>
      </style:paragraph-properties>
      <style:text-properties style:font-name="Liberation Serif" fo:font-size="8pt" style:font-name-asian="Monospace" style:font-size-asian="8pt" style:font-name-complex="Monospace" style:font-size-complex="8pt"/>
    </style:style>
    <style:style style:name="P41" style:family="paragraph" style:parent-style-name="Standard">
      <style:paragraph-properties fo:margin-left="1.0071in" fo:margin-right="0in" fo:text-align="justify" style:justify-single-word="false" fo:text-indent="0in" style:auto-text-indent="false" fo:background-color="#e6e6ff">
        <style:background-image/>
      </style:paragraph-properties>
      <style:text-properties style:font-name="Liberation Serif" fo:font-size="8pt" fo:font-weight="normal" style:font-name-asian="Monospace" style:font-size-asian="8pt" style:font-weight-asian="normal" style:font-name-complex="Monospace" style:font-size-complex="8pt" style:font-weight-complex="normal"/>
    </style:style>
    <style:style style:name="P42" style:family="paragraph" style:parent-style-name="Standard">
      <style:paragraph-properties fo:margin-left="1.0071in" fo:margin-right="0in" fo:text-align="start" style:justify-single-word="false" fo:text-indent="0in" style:auto-text-indent="false" fo:background-color="#e6e6ff" style:text-autospace="none">
        <style:background-image/>
      </style:paragraph-properties>
      <style:text-properties fo:color="#000000" style:font-name="Liberation Serif" fo:font-size="8pt" style:font-name-asian="Monospace" style:font-size-asian="8pt" style:font-name-complex="Monospace" style:font-size-complex="8pt"/>
    </style:style>
    <style:style style:name="P43" style:family="paragraph" style:parent-style-name="Standard">
      <style:paragraph-properties fo:margin-left="1.0071in" fo:margin-right="0in" fo:text-align="justify" style:justify-single-word="false" fo:text-indent="0in" style:auto-text-indent="false" fo:background-color="#e6e6ff">
        <style:background-image/>
      </style:paragraph-properties>
      <style:text-properties fo:color="#646464" style:font-name="Liberation Serif" fo:font-size="8pt" style:font-name-asian="Monospace" style:font-size-asian="8pt" style:font-name-complex="Monospace" style:font-size-complex="8pt"/>
    </style:style>
    <style:style style:name="P44" style:family="paragraph" style:parent-style-name="Table_20_Contents">
      <style:paragraph-properties fo:margin-left="1.0071in" fo:margin-right="0in" fo:text-align="justify" style:justify-single-word="false" fo:text-indent="0in" style:auto-text-indent="false">
        <style:tab-stops/>
      </style:paragraph-properties>
      <style:text-properties fo:font-size="10pt" fo:font-weight="bold" style:font-size-asian="10pt" style:font-weight-asian="bold" style:font-size-complex="10pt" style:font-weight-complex="bold"/>
    </style:style>
    <style:style style:name="P45" style:family="paragraph" style:parent-style-name="Table_20_Contents">
      <style:paragraph-properties fo:margin-left="1.0071in" fo:margin-right="0in" fo:text-align="justify" style:justify-single-word="false" fo:text-indent="0in" style:auto-text-indent="false" fo:break-before="page">
        <style:tab-stops/>
      </style:paragraph-properties>
      <style:text-properties fo:font-size="10pt" fo:font-weight="bold" style:font-size-asian="10pt" style:font-weight-asian="bold" style:font-size-complex="10pt" style:font-weight-complex="bold"/>
    </style:style>
    <style:style style:name="P46" style:family="paragraph" style:parent-style-name="Standard">
      <style:paragraph-properties fo:margin-left="0.2866in" fo:margin-right="0in" fo:text-align="justify" style:justify-single-word="false" fo:text-indent="0in" style:auto-text-indent="false" fo:background-color="#e6e6ff">
        <style:background-image/>
      </style:paragraph-properties>
      <style:text-properties fo:color="#646464" style:font-name="Liberation Serif" fo:font-size="8pt" fo:font-weight="normal" style:font-name-asian="Monospace" style:font-size-asian="8pt" style:font-weight-asian="normal" style:font-name-complex="Monospace" style:font-size-complex="8pt" style:font-weight-complex="normal"/>
    </style:style>
    <style:style style:name="P47" style:family="paragraph" style:parent-style-name="Standard">
      <style:paragraph-properties fo:margin-left="0.2866in" fo:margin-right="0in" fo:text-align="start" style:justify-single-word="false" fo:text-indent="0in" style:auto-text-indent="false" fo:background-color="#e6e6ff" style:text-autospace="none">
        <style:background-image/>
      </style:paragraph-properties>
      <style:text-properties style:font-name="Liberation Serif" fo:font-size="8pt" style:font-name-asian="Monospace" style:font-size-asian="8pt" style:font-name-complex="Monospace" style:font-size-complex="8pt"/>
    </style:style>
    <style:style style:name="P48" style:family="paragraph" style:parent-style-name="Standard">
      <style:paragraph-properties fo:margin-left="0.2866in" fo:margin-right="0in" fo:text-align="start" style:justify-single-word="false" fo:text-indent="0in" style:auto-text-indent="false" fo:background-color="#e6e6ff" style:text-autospace="none">
        <style:background-image/>
      </style:paragraph-properties>
      <style:text-properties fo:color="#000000" style:font-name="Liberation Serif" fo:font-size="8pt" style:font-name-asian="Monospace" style:font-size-asian="8pt" style:font-name-complex="Monospace" style:font-size-complex="8pt"/>
    </style:style>
    <style:style style:name="P49" style:family="paragraph" style:parent-style-name="Standard">
      <style:paragraph-properties fo:margin-left="0.278in" fo:margin-right="0in" fo:text-align="justify" style:justify-single-word="false" fo:text-indent="0in" style:auto-text-indent="false" fo:background-color="#e6e6ff">
        <style:background-image/>
      </style:paragraph-properties>
      <style:text-properties fo:color="#646464" style:font-name="Liberation Serif" fo:font-size="8pt" style:font-name-asian="Monospace" style:font-size-asian="8pt" style:font-name-complex="Monospace" style:font-size-complex="8pt"/>
    </style:style>
    <style:style style:name="P50" style:family="paragraph" style:parent-style-name="Standard">
      <style:paragraph-properties fo:margin-left="0.278in" fo:margin-right="0in" fo:text-align="justify" style:justify-single-word="false" fo:text-indent="0in" style:auto-text-indent="false" fo:background-color="#e6e6ff">
        <style:background-image/>
      </style:paragraph-properties>
      <style:text-properties fo:color="#646464" style:font-name="Liberation Serif" fo:font-size="8pt" fo:font-weight="normal" style:font-name-asian="Monospace" style:font-size-asian="8pt" style:font-weight-asian="normal" style:font-name-complex="Monospace" style:font-size-complex="8pt" style:font-weight-complex="normal"/>
    </style:style>
    <style:style style:name="P51" style:family="paragraph" style:parent-style-name="Standard">
      <style:paragraph-properties fo:margin-left="0.278in" fo:margin-right="0in" fo:text-align="start" style:justify-single-word="false" fo:text-indent="0in" style:auto-text-indent="false" fo:background-color="#e6e6ff" style:text-autospace="none">
        <style:background-image/>
      </style:paragraph-properties>
      <style:text-properties fo:color="#000000" style:font-name="Liberation Serif" fo:font-size="8pt" style:font-name-asian="Monospace" style:font-size-asian="8pt" style:font-name-complex="Monospace" style:font-size-complex="8pt"/>
    </style:style>
    <style:style style:name="P52" style:family="paragraph" style:parent-style-name="Standard">
      <style:paragraph-properties fo:margin-left="0.278in" fo:margin-right="0in" fo:text-align="start" style:justify-single-word="false" fo:text-indent="0in" style:auto-text-indent="false" fo:background-color="#e6e6ff" style:text-autospace="none">
        <style:background-image/>
      </style:paragraph-properties>
      <style:text-properties fo:color="#3f7f5f" style:font-name="Liberation Serif" fo:font-size="8pt" style:font-name-asian="Monospace" style:font-size-asian="8pt" style:font-name-complex="Monospace" style:font-size-complex="8pt"/>
    </style:style>
    <style:style style:name="P53" style:family="paragraph" style:parent-style-name="Standard">
      <style:paragraph-properties fo:margin-left="0.278in" fo:margin-right="0in" fo:text-align="start" style:justify-single-word="false" fo:text-indent="0in" style:auto-text-indent="false" fo:background-color="#e6e6ff" style:text-autospace="none">
        <style:background-image/>
      </style:paragraph-properties>
      <style:text-properties style:font-name="Liberation Serif" fo:font-size="8pt" style:font-name-asian="Monospace" style:font-size-asian="8pt" style:font-name-complex="Monospace" style:font-size-complex="8pt"/>
    </style:style>
    <style:style style:name="P54" style:family="paragraph" style:parent-style-name="Standard">
      <style:paragraph-properties fo:margin-left="0.278in" fo:margin-right="0in" fo:text-align="start" style:justify-single-word="false" fo:text-indent="0in" style:auto-text-indent="false" fo:background-color="#e6e6ff" style:text-autospace="none">
        <style:background-image/>
      </style:paragraph-properties>
      <style:text-properties style:font-name="Liberation Serif" fo:font-size="8pt" style:font-size-asian="8pt" style:font-size-complex="8pt"/>
    </style:style>
    <style:style style:name="P55" style:family="paragraph" style:parent-style-name="Standard">
      <style:paragraph-properties fo:margin-left="0.278in" fo:margin-right="0in" fo:text-align="start" style:justify-single-word="false" fo:text-indent="0in" style:auto-text-indent="false" fo:background-color="#e6e6ff" style:text-autospace="none">
        <style:background-image/>
      </style:paragraph-properties>
      <style:text-properties style:font-name="Liberation Serif"/>
    </style:style>
    <style:style style:name="P56" style:family="paragraph" style:parent-style-name="Standard">
      <style:paragraph-properties fo:margin-left="0.2693in" fo:margin-right="0in" fo:text-align="justify" style:justify-single-word="false" fo:text-indent="0in" style:auto-text-indent="false" fo:background-color="#e6e6ff">
        <style:background-image/>
      </style:paragraph-properties>
      <style:text-properties fo:color="#646464" style:font-name="Liberation Serif" fo:font-size="8pt" fo:font-weight="normal" style:font-name-asian="Monospace" style:font-size-asian="8pt" style:font-weight-asian="normal" style:font-name-complex="Monospace" style:font-size-complex="8pt" style:font-weight-complex="normal"/>
    </style:style>
    <style:style style:name="P57" style:family="paragraph" style:parent-style-name="Standard">
      <style:paragraph-properties fo:margin-left="0.2693in" fo:margin-right="0in" fo:text-align="start" style:justify-single-word="false" fo:text-indent="0in" style:auto-text-indent="false" fo:background-color="#e6e6ff" style:text-autospace="none">
        <style:background-image/>
      </style:paragraph-properties>
      <style:text-properties fo:color="#000000" style:font-name="Liberation Serif" fo:font-size="8pt" style:font-name-asian="Monospace" style:font-size-asian="8pt" style:font-name-complex="Monospace" style:font-size-complex="8pt"/>
    </style:style>
    <style:style style:name="P58" style:family="paragraph" style:parent-style-name="Standard">
      <style:paragraph-properties fo:margin-left="0.2693in" fo:margin-right="0in" fo:text-align="start" style:justify-single-word="false" fo:text-indent="0in" style:auto-text-indent="false" fo:background-color="#e6e6ff" style:text-autospace="none">
        <style:background-image/>
      </style:paragraph-properties>
      <style:text-properties fo:color="#000000" style:font-name="Liberation Serif" fo:font-size="8pt" fo:font-weight="normal" style:font-name-asian="Monospace" style:font-size-asian="8pt" style:font-weight-asian="normal" style:font-name-complex="Monospace" style:font-size-complex="8pt" style:font-weight-complex="normal"/>
    </style:style>
    <style:style style:name="P59" style:family="paragraph" style:parent-style-name="Standard">
      <style:paragraph-properties fo:margin-left="0.2693in" fo:margin-right="0in" fo:text-align="start" style:justify-single-word="false" fo:text-indent="0in" style:auto-text-indent="false" fo:background-color="#e6e6ff" style:text-autospace="none">
        <style:background-image/>
      </style:paragraph-properties>
      <style:text-properties style:font-name="Liberation Serif" fo:font-size="8pt" style:font-name-asian="Monospace" style:font-size-asian="8pt" style:font-name-complex="Monospace" style:font-size-complex="8pt"/>
    </style:style>
    <style:style style:name="P60" style:family="paragraph" style:parent-style-name="Standard">
      <style:paragraph-properties fo:margin-left="1.0161in" fo:margin-right="0in" fo:text-align="start" style:justify-single-word="false" fo:text-indent="0in" style:auto-text-indent="false" fo:background-color="#e6e6ff" style:text-autospace="none">
        <style:background-image/>
      </style:paragraph-properties>
      <style:text-properties fo:color="#000000" style:font-name="Liberation Serif" fo:font-size="8pt" style:font-name-asian="Monospace" style:font-size-asian="8pt" style:font-name-complex="Monospace" style:font-size-complex="8pt"/>
    </style:style>
    <style:style style:name="P61" style:family="paragraph" style:parent-style-name="Standard">
      <style:paragraph-properties fo:margin-left="1.0161in" fo:margin-right="0in" fo:text-align="justify" style:justify-single-word="false" fo:text-indent="0in" style:auto-text-indent="false" fo:background-color="#e6e6ff">
        <style:background-image/>
      </style:paragraph-properties>
      <style:text-properties fo:color="#000000" style:font-name="Liberation Serif" fo:font-size="8pt" fo:font-weight="normal" style:font-name-asian="Monospace" style:font-size-asian="8pt" style:font-weight-asian="normal" style:font-name-complex="Monospace" style:font-size-complex="8pt" style:font-weight-complex="normal"/>
    </style:style>
    <style:style style:name="P62" style:family="paragraph" style:parent-style-name="Standard">
      <style:paragraph-properties fo:margin-left="1.0161in" fo:margin-right="0in" fo:text-align="justify" style:justify-single-word="false" fo:text-indent="0in" style:auto-text-indent="false" fo:background-color="#e6e6ff">
        <style:background-image/>
      </style:paragraph-properties>
      <style:text-properties style:font-name="Liberation Serif" fo:font-size="8pt" fo:font-weight="normal" style:font-name-asian="Monospace" style:font-size-asian="8pt" style:font-weight-asian="normal" style:font-name-complex="Monospace" style:font-size-complex="8pt" style:font-weight-complex="normal"/>
    </style:style>
    <style:style style:name="P63" style:family="paragraph" style:parent-style-name="Standard">
      <style:paragraph-properties fo:margin-left="1.0161in" fo:margin-right="0in" fo:text-align="start" style:justify-single-word="false" fo:text-indent="0in" style:auto-text-indent="false" fo:background-color="#e6e6ff" style:text-autospace="none">
        <style:background-image/>
      </style:paragraph-properties>
      <style:text-properties style:font-name="Liberation Serif" fo:font-size="8pt" style:font-name-asian="Monospace" style:font-size-asian="8pt" style:font-name-complex="Monospace" style:font-size-complex="8pt"/>
    </style:style>
    <style:style style:name="P64" style:family="paragraph" style:parent-style-name="Table_20_Contents">
      <style:paragraph-properties fo:margin-left="1.0161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65" style:family="paragraph" style:parent-style-name="Standard">
      <style:paragraph-properties fo:margin-left="1.0244in" fo:margin-right="0in" fo:text-align="justify" style:justify-single-word="false" fo:text-indent="0in" style:auto-text-indent="false" fo:background-color="#e6e6ff">
        <style:background-image/>
      </style:paragraph-properties>
      <style:text-properties fo:color="#646464" style:font-name="Liberation Serif" fo:font-size="8pt" fo:font-weight="normal" style:font-name-asian="Monospace" style:font-size-asian="8pt" style:font-weight-asian="normal" style:font-name-complex="Monospace" style:font-size-complex="8pt" style:font-weight-complex="normal"/>
    </style:style>
    <style:style style:name="P66" style:family="paragraph" style:parent-style-name="Standard">
      <style:paragraph-properties fo:margin-left="1.0244in" fo:margin-right="0in" fo:text-align="start" style:justify-single-word="false" fo:text-indent="0in" style:auto-text-indent="false" fo:background-color="#e6e6ff" style:text-autospace="none">
        <style:background-image/>
      </style:paragraph-properties>
      <style:text-properties fo:color="#000000" style:font-name="Liberation Serif" fo:font-size="8pt" style:font-name-asian="Monospace" style:font-size-asian="8pt" style:font-name-complex="Monospace" style:font-size-complex="8pt"/>
    </style:style>
    <style:style style:name="P67" style:family="paragraph" style:parent-style-name="Standard">
      <style:paragraph-properties fo:margin-left="1.0244in" fo:margin-right="0in" fo:text-align="start" style:justify-single-word="false" fo:text-indent="0in" style:auto-text-indent="false" fo:background-color="#e6e6ff" style:text-autospace="none">
        <style:background-image/>
      </style:paragraph-properties>
      <style:text-properties style:font-name="Liberation Serif" fo:font-size="8pt" style:font-name-asian="Monospace" style:font-size-asian="8pt" style:font-name-complex="Monospace" style:font-size-complex="8pt"/>
    </style:style>
    <style:style style:name="P68" style:family="paragraph" style:parent-style-name="Table_20_Contents">
      <style:paragraph-properties fo:margin-left="1.0244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69" style:family="paragraph" style:parent-style-name="Table_20_Contents">
      <style:paragraph-properties fo:margin-left="1.0244in" fo:margin-right="0in" fo:text-align="justify" style:justify-single-word="false" fo:text-indent="0in" style:auto-text-indent="false">
        <style:tab-stops>
          <style:tab-stop style:position="1.2764in"/>
        </style:tab-stops>
      </style:paragraph-properties>
      <style:text-properties fo:font-size="10pt" fo:font-weight="normal" style:font-size-asian="10pt" style:font-weight-asian="normal" style:font-size-complex="10pt" style:font-weight-complex="normal"/>
    </style:style>
    <style:style style:name="P70" style:family="paragraph" style:parent-style-name="Preformatted_20_Text">
      <style:paragraph-properties fo:margin-left="1.0244in" fo:margin-right="0in" fo:text-align="justify" style:justify-single-word="false" fo:text-indent="0in" style:auto-text-indent="false" fo:background-color="#e6e6e6">
        <style:background-image/>
      </style:paragraph-properties>
    </style:style>
    <style:style style:name="P71" style:family="paragraph" style:parent-style-name="Preformatted_20_Text">
      <style:paragraph-properties fo:margin-left="1.0244in" fo:margin-right="0in" fo:text-align="justify" style:justify-single-word="false" fo:text-indent="0in" style:auto-text-indent="false" fo:background-color="#e6e6e6">
        <style:background-image/>
      </style:paragraph-properties>
      <style:text-properties style:font-name="Liberation Serif" fo:font-size="10pt" fo:font-weight="normal" style:font-size-asian="10pt" style:font-weight-asian="normal" style:font-size-complex="10pt" style:font-weight-complex="normal"/>
    </style:style>
    <style:style style:name="P72" style:family="paragraph" style:parent-style-name="Preformatted_20_Text">
      <style:paragraph-properties fo:margin-left="1.0244in" fo:margin-right="0in" fo:text-align="justify" style:justify-single-word="false" fo:text-indent="0in" style:auto-text-indent="false" fo:background-color="#e6e6e6">
        <style:background-image/>
      </style:paragraph-properties>
      <style:text-properties style:font-name="Liberation Serif" fo:font-size="8pt" style:font-size-asian="8pt" style:font-size-complex="8pt"/>
    </style:style>
    <style:style style:name="P73" style:family="paragraph" style:parent-style-name="Text_20_body">
      <style:paragraph-properties fo:margin-left="0.3126in" fo:margin-right="0in" fo:text-indent="0in" style:auto-text-indent="false"/>
    </style:style>
    <style:style style:name="P74" style:family="paragraph" style:parent-style-name="Text_20_body">
      <style:paragraph-properties fo:margin-left="0.3126in" fo:margin-right="0in" fo:text-indent="0in" style:auto-text-indent="false"/>
      <style:text-properties style:font-name="Liberation Serif"/>
    </style:style>
    <style:style style:name="P75" style:family="paragraph" style:parent-style-name="Text_20_body">
      <style:paragraph-properties fo:margin-left="0.3126in" fo:margin-right="0in" fo:text-indent="0in" style:auto-text-indent="false"/>
      <style:text-properties style:font-name="Liberation Serif" fo:font-size="10pt" style:font-size-asian="10pt" style:font-size-complex="10pt"/>
    </style:style>
    <style:style style:name="P76" style:family="paragraph" style:parent-style-name="Preformatted_20_Text">
      <style:paragraph-properties fo:margin-left="0.3126in" fo:margin-right="0in" fo:margin-top="0in" fo:margin-bottom="0.1965in" fo:text-indent="0in" style:auto-text-indent="false" fo:background-color="#e6e6ff">
        <style:background-image/>
      </style:paragraph-properties>
    </style:style>
    <style:style style:name="P77" style:family="paragraph" style:parent-style-name="Preformatted_20_Text">
      <style:paragraph-properties fo:margin-left="0.3126in" fo:margin-right="0in" fo:text-indent="0in" style:auto-text-indent="false" fo:background-color="#e6e6ff">
        <style:background-image/>
      </style:paragraph-properties>
    </style:style>
    <style:style style:name="P78" style:family="paragraph" style:parent-style-name="Preformatted_20_Text">
      <style:paragraph-properties fo:margin-left="0.3126in" fo:margin-right="0in" fo:text-indent="0in" style:auto-text-indent="false" fo:background-color="#e6e6ff">
        <style:background-image/>
      </style:paragraph-properties>
      <style:text-properties style:font-name="Liberation Serif" fo:font-size="8pt" style:font-size-asian="8pt" style:font-size-complex="8pt"/>
    </style:style>
    <style:style style:name="P79" style:family="paragraph" style:parent-style-name="Heading_20_1">
      <style:paragraph-properties fo:margin-left="0.3126in" fo:margin-right="0in" fo:text-indent="0in" style:auto-text-indent="false"/>
      <style:text-properties style:font-name="Liberation Serif" fo:font-size="16pt" style:font-size-asian="16pt" style:font-size-complex="16pt"/>
    </style:style>
    <style:style style:name="P80" style:family="paragraph" style:parent-style-name="Heading_20_1">
      <style:paragraph-properties fo:margin-left="0.3126in" fo:margin-right="0in" fo:text-indent="0in" style:auto-text-indent="false" fo:break-before="page"/>
      <style:text-properties style:font-name="Liberation Serif" fo:font-size="16pt" style:font-size-asian="16pt" style:font-size-complex="16pt"/>
    </style:style>
    <style:style style:name="P81" style:family="paragraph" style:parent-style-name="Table_20_Contents">
      <style:paragraph-properties fo:margin-left="0.9984in" fo:margin-right="0in" fo:text-align="justify" style:justify-single-word="false" fo:text-indent="-0.7035in" style:auto-text-indent="false">
        <style:tab-stops/>
      </style:paragraph-properties>
      <style:text-properties fo:font-size="10pt" fo:font-weight="normal" style:font-size-asian="10pt" style:font-weight-asian="normal" style:font-size-complex="10pt" style:font-weight-complex="normal"/>
    </style:style>
    <style:style style:name="P82" style:family="paragraph" style:parent-style-name="Table_20_Contents">
      <style:paragraph-properties fo:margin-left="1.0335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83" style:family="paragraph" style:parent-style-name="Table_20_Contents">
      <style:paragraph-properties fo:margin-left="1.4583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84" style:family="paragraph" style:parent-style-name="Table_20_Contents">
      <style:paragraph-properties fo:margin-left="1.0071in" fo:margin-right="0in" fo:text-align="justify" style:justify-single-word="false" fo:text-indent="-0.7118in" style:auto-text-indent="false">
        <style:tab-stops/>
      </style:paragraph-properties>
      <style:text-properties fo:font-size="10pt" fo:font-weight="normal" style:font-size-asian="10pt" style:font-weight-asian="normal" style:font-size-complex="10pt" style:font-weight-complex="normal"/>
    </style:style>
    <style:style style:name="P85" style:family="paragraph" style:parent-style-name="Table_20_Contents">
      <style:paragraph-properties fo:margin-left="1.0071in" fo:margin-right="0in" fo:text-align="justify" style:justify-single-word="false" fo:text-indent="-0.7118in" style:auto-text-indent="false">
        <style:tab-stops/>
      </style:paragraph-properties>
      <style:text-properties fo:font-size="10pt" fo:font-weight="bold" style:font-size-asian="10pt" style:font-weight-asian="bold" style:font-size-complex="10pt" style:font-weight-complex="bold"/>
    </style:style>
    <style:style style:name="P86" style:family="paragraph" style:parent-style-name="Table_20_Contents">
      <style:paragraph-properties fo:margin-left="0.9984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87" style:family="paragraph" style:parent-style-name="Table_20_Contents">
      <style:paragraph-properties fo:margin-left="0.9984in" fo:margin-right="0in" fo:text-align="justify" style:justify-single-word="false" fo:text-indent="0in" style:auto-text-indent="false"/>
      <style:text-properties fo:font-size="10pt" fo:font-weight="bold" style:font-size-asian="10pt" style:font-weight-asian="bold" style:font-size-complex="10pt" style:font-weight-complex="bold"/>
    </style:style>
    <style:style style:name="P88" style:family="paragraph" style:parent-style-name="Table_20_Contents">
      <style:paragraph-properties fo:margin-left="0.9984in" fo:margin-right="0in" fo:text-align="justify" style:justify-single-word="false" fo:text-indent="0in" style:auto-text-indent="false" fo:break-before="page"/>
      <style:text-properties fo:font-size="10pt" fo:font-weight="bold" style:font-size-asian="10pt" style:font-weight-asian="bold" style:font-size-complex="10pt" style:font-weight-complex="bold"/>
    </style:style>
    <style:style style:name="P89" style:family="paragraph" style:parent-style-name="Preformatted_20_Text">
      <style:paragraph-properties fo:margin-left="0.9984in" fo:margin-right="0in" fo:text-align="justify" style:justify-single-word="false" fo:text-indent="0in" style:auto-text-indent="false" fo:background-color="#e6e6e6">
        <style:background-image/>
      </style:paragraph-properties>
    </style:style>
    <style:style style:name="P90" style:family="paragraph" style:parent-style-name="Preformatted_20_Text">
      <style:paragraph-properties fo:margin-left="0.9984in" fo:margin-right="0in" fo:text-align="justify" style:justify-single-word="false" fo:text-indent="0in" style:auto-text-indent="false" fo:background-color="#e6e6e6">
        <style:background-image/>
      </style:paragraph-properties>
      <style:text-properties style:font-name="Liberation Serif" fo:font-size="10pt" fo:font-weight="normal" style:font-size-asian="10pt" style:font-weight-asian="normal" style:font-size-complex="10pt" style:font-weight-complex="normal"/>
    </style:style>
    <style:style style:name="P91" style:family="paragraph" style:parent-style-name="Preformatted_20_Text">
      <style:paragraph-properties fo:margin-left="0.9984in" fo:margin-right="0in" fo:text-align="justify" style:justify-single-word="false" fo:text-indent="0in" style:auto-text-indent="false" fo:background-color="#e6e6e6">
        <style:background-image/>
      </style:paragraph-properties>
      <style:text-properties style:font-name="Liberation Serif" fo:font-size="8pt" style:font-size-asian="8pt" style:font-size-complex="8pt"/>
    </style:style>
    <style:style style:name="P92" style:family="paragraph" style:parent-style-name="Table_20_Contents">
      <style:paragraph-properties fo:margin-left="0.4689in" fo:margin-right="0in" fo:text-align="justify" style:justify-single-word="false" fo:text-indent="0in" style:auto-text-indent="false" fo:break-before="page"/>
      <style:text-properties fo:font-size="10pt" fo:font-weight="normal" style:font-size-asian="10pt" style:font-weight-asian="normal" style:font-size-complex="10pt" style:font-weight-complex="normal"/>
    </style:style>
    <style:style style:name="P93" style:family="paragraph" style:parent-style-name="Standard">
      <style:paragraph-properties fo:margin-left="0.4953in" fo:margin-right="0in" fo:text-align="justify" style:justify-single-word="false" fo:text-indent="0in" style:auto-text-indent="false" fo:background-color="#e6e6ff">
        <style:background-image/>
      </style:paragraph-properties>
      <style:text-properties style:font-name="Liberation Serif" fo:font-size="7pt" fo:font-weight="bold" style:font-name-asian="Monospace" style:font-size-asian="7pt" style:font-weight-asian="bold" style:font-name-complex="Monospace" style:font-size-complex="7pt" style:font-weight-complex="bold"/>
    </style:style>
    <style:style style:name="P94" style:family="paragraph" style:parent-style-name="Standard">
      <style:paragraph-properties fo:margin-left="0.4953in" fo:margin-right="0in" fo:text-align="start" style:justify-single-word="false" fo:text-indent="0in" style:auto-text-indent="false" fo:background-color="#e6e6ff" style:text-autospace="none">
        <style:background-image/>
      </style:paragraph-properties>
      <style:text-properties style:font-name="Liberation Serif" fo:font-size="7pt" style:font-name-asian="Monospace" style:font-size-asian="7pt" style:font-name-complex="Monospace" style:font-size-complex="7pt"/>
    </style:style>
    <style:style style:name="P95" style:family="paragraph" style:parent-style-name="Standard">
      <style:paragraph-properties fo:margin-left="0.4953in" fo:margin-right="0in" fo:text-align="start" style:justify-single-word="false" fo:text-indent="0in" style:auto-text-indent="false" fo:background-color="#e6e6ff" style:text-autospace="none">
        <style:background-image/>
      </style:paragraph-properties>
      <style:text-properties style:font-name="Liberation Serif" fo:font-size="7pt" style:font-size-asian="7pt" style:font-size-complex="7pt"/>
    </style:style>
    <style:style style:name="P96" style:family="paragraph" style:parent-style-name="Standard">
      <style:paragraph-properties fo:margin-left="0.4953in" fo:margin-right="0in" fo:text-align="start" style:justify-single-word="false" fo:text-indent="0in" style:auto-text-indent="false" fo:background-color="#e6e6ff" style:text-autospace="none">
        <style:background-image/>
      </style:paragraph-properties>
      <style:text-properties fo:color="#3f5fbf" style:font-name="Liberation Serif" fo:font-size="7pt" style:font-name-asian="Monospace" style:font-size-asian="7pt" style:font-name-complex="Monospace" style:font-size-complex="7pt"/>
    </style:style>
    <style:style style:name="P97" style:family="paragraph" style:parent-style-name="Standard">
      <style:paragraph-properties fo:margin-left="0.4953in" fo:margin-right="0in" fo:text-align="start" style:justify-single-word="false" fo:text-indent="0in" style:auto-text-indent="false" fo:background-color="#e6e6ff" style:text-autospace="none">
        <style:background-image/>
      </style:paragraph-properties>
      <style:text-properties fo:color="#181615" style:font-name="Liberation Serif" fo:font-size="7pt" style:font-name-asian="Monospace" style:font-size-asian="7pt" style:font-name-complex="Monospace" style:font-size-complex="7pt"/>
    </style:style>
    <style:style style:name="P98" style:family="paragraph" style:parent-style-name="Standard">
      <style:paragraph-properties fo:margin-left="0.4862in" fo:margin-right="0in" fo:text-align="justify" style:justify-single-word="false" fo:text-indent="0in" style:auto-text-indent="false" fo:background-color="#e6e6ff">
        <style:background-image/>
      </style:paragraph-properties>
      <style:text-properties style:font-name="Liberation Serif" fo:font-size="7pt" fo:font-weight="normal" style:font-name-asian="Monospace" style:font-size-asian="7pt" style:font-weight-asian="normal" style:font-name-complex="Monospace" style:font-size-complex="7pt" style:font-weight-complex="normal"/>
    </style:style>
    <style:style style:name="P99" style:family="paragraph" style:parent-style-name="Standard">
      <style:paragraph-properties fo:margin-left="0.4862in" fo:margin-right="0in" fo:text-align="start" style:justify-single-word="false" fo:text-indent="0in" style:auto-text-indent="false" fo:background-color="#e6e6ff" style:text-autospace="none">
        <style:background-image/>
      </style:paragraph-properties>
      <style:text-properties style:font-name="Liberation Serif" fo:font-size="7pt" fo:font-weight="normal" style:font-name-asian="Monospace" style:font-size-asian="7pt" style:font-weight-asian="normal" style:font-name-complex="Monospace" style:font-size-complex="7pt" style:font-weight-complex="normal"/>
    </style:style>
    <style:style style:name="P100" style:family="paragraph" style:parent-style-name="Standard">
      <style:paragraph-properties fo:margin-left="0.4862in" fo:margin-right="0in" fo:text-align="start" style:justify-single-word="false" fo:text-indent="0in" style:auto-text-indent="false" fo:background-color="#e6e6ff" style:text-autospace="none">
        <style:background-image/>
      </style:paragraph-properties>
      <style:text-properties style:font-name="Liberation Serif" fo:font-size="7pt" fo:font-weight="normal" style:font-size-asian="7pt" style:font-weight-asian="normal" style:font-size-complex="7pt" style:font-weight-complex="normal"/>
    </style:style>
    <style:style style:name="P101" style:family="paragraph" style:parent-style-name="Table_20_Contents">
      <style:paragraph-properties fo:margin-left="0.4898in" fo:margin-right="0in" fo:text-align="justify" style:justify-single-word="false" fo:text-indent="0in" style:auto-text-indent="false"/>
      <style:text-properties fo:font-size="10pt" fo:font-weight="bold" style:font-size-asian="10pt" style:font-weight-asian="bold" style:font-size-complex="10pt" style:font-weight-complex="bold"/>
    </style:style>
    <style:style style:name="P102" style:family="paragraph" style:parent-style-name="Table_20_Contents">
      <style:paragraph-properties fo:margin-left="0.4898in" fo:margin-right="0in" fo:text-align="justify" style:justify-single-word="false" fo:text-indent="0in" style:auto-text-indent="false"/>
      <style:text-properties fo:font-size="10pt" fo:font-weight="normal" style:font-size-asian="10pt" style:font-weight-asian="normal" style:font-size-complex="10pt" style:font-weight-complex="normal"/>
    </style:style>
    <style:style style:name="P103" style:family="paragraph" style:parent-style-name="Table_20_Contents">
      <style:paragraph-properties fo:margin-left="0.4898in" fo:margin-right="0in" fo:text-align="justify" style:justify-single-word="false" fo:text-indent="0in" style:auto-text-indent="false" fo:background-color="#e6e6ff">
        <style:background-image/>
      </style:paragraph-properties>
      <style:text-properties fo:font-size="7pt" fo:font-weight="normal" style:font-size-asian="7pt" style:font-weight-asian="normal" style:font-size-complex="7pt" style:font-weight-complex="normal"/>
    </style:style>
    <style:style style:name="P104" style:family="paragraph" style:parent-style-name="Text_20_body" style:list-style-name="L1">
      <style:paragraph-properties fo:margin-left="0.3126in" fo:margin-right="0in" fo:margin-top="0in" fo:margin-bottom="0in" fo:text-indent="0in" style:auto-text-indent="false"/>
    </style:style>
    <style:style style:name="P105" style:family="paragraph" style:parent-style-name="Text_20_body" style:list-style-name="L2">
      <style:paragraph-properties fo:margin-left="0.3126in" fo:margin-right="0in" fo:margin-top="0in" fo:margin-bottom="0in" fo:text-indent="0in" style:auto-text-indent="false"/>
    </style:style>
    <style:style style:name="P106" style:family="paragraph" style:parent-style-name="Text_20_body" style:list-style-name="L3">
      <style:paragraph-properties fo:margin-left="0.3126in" fo:margin-right="0in" fo:margin-top="0in" fo:margin-bottom="0in" fo:text-indent="0in" style:auto-text-indent="false"/>
    </style:style>
    <style:style style:name="P107" style:family="paragraph" style:parent-style-name="Text_20_body" style:list-style-name="L1">
      <style:paragraph-properties fo:margin-left="0.3126in" fo:margin-right="0in" fo:text-indent="0in" style:auto-text-indent="false"/>
    </style:style>
    <style:style style:name="P108" style:family="paragraph" style:parent-style-name="Text_20_body" style:list-style-name="L2">
      <style:paragraph-properties fo:margin-left="0.3126in" fo:margin-right="0in" fo:text-indent="0in" style:auto-text-indent="false"/>
    </style:style>
    <style:style style:name="P109" style:family="paragraph" style:parent-style-name="Text_20_body" style:list-style-name="L3">
      <style:paragraph-properties fo:margin-left="0.3126in" fo:margin-right="0in" fo:text-indent="0in" style:auto-text-indent="false"/>
    </style:style>
    <style:style style:name="P110" style:family="paragraph" style:parent-style-name="Table_20_Contents">
      <style:paragraph-properties fo:margin-left="0.302in" fo:margin-right="0in" fo:text-align="justify" style:justify-single-word="false" fo:text-indent="0in" style:auto-text-indent="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color="#181615"/>
    </style:style>
    <style:style style:name="T3" style:family="text">
      <style:text-properties fo:color="#181615" style:text-underline-style="solid" style:text-underline-width="auto" style:text-underline-color="font-color"/>
    </style:style>
    <style:style style:name="T4" style:family="text">
      <style:text-properties fo:color="#3f7f7f"/>
    </style:style>
    <style:style style:name="T5" style:family="text">
      <style:text-properties fo:color="#3f7f7f" style:font-name-asian="Monospace" style:font-name-complex="Monospace"/>
    </style:style>
    <style:style style:name="T6" style:family="text">
      <style:text-properties fo:color="#7f007f"/>
    </style:style>
    <style:style style:name="T7" style:family="text">
      <style:text-properties fo:color="#2a00ff"/>
    </style:style>
    <style:style style:name="T8" style:family="text">
      <style:text-properties fo:color="#2a00ff" fo:font-style="italic" style:font-style-asian="italic" style:font-style-complex="italic"/>
    </style:style>
    <style:style style:name="T9" style:family="text">
      <style:text-properties fo:color="#2a00ff" style:font-name="Liberation Serif" style:font-name-asian="Monospace" style:font-name-complex="Monospace"/>
    </style:style>
    <style:style style:name="T10" style:family="text">
      <style:text-properties fo:color="#2a00ff" style:text-underline-style="solid" style:text-underline-width="auto" style:text-underline-color="font-color"/>
    </style:style>
    <style:style style:name="T11" style:family="text">
      <style:text-properties fo:color="#2a00ff" style:font-name-asian="Monospace" style:font-name-complex="Monospace"/>
    </style:style>
    <style:style style:name="T12" style:family="text">
      <style:text-properties fo:color="#008080"/>
    </style:style>
    <style:style style:name="T13" style:family="text">
      <style:text-properties fo:color="#008080" style:font-name-asian="Monospace" style:font-name-complex="Monospace"/>
    </style:style>
    <style:style style:name="T14" style:family="text">
      <style:text-properties style:font-name="Liberation Serif"/>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size="10pt" style:font-size-asian="10pt" style:font-size-complex="10pt"/>
    </style:style>
    <style:style style:name="T17" style:family="text">
      <style:text-properties style:font-name="Liberation Serif" fo:font-size="10pt" fo:font-weight="bold" style:font-size-asian="8.75pt" style:font-weight-asian="bold" style:font-size-complex="10pt" style:font-weight-complex="bold"/>
    </style:style>
    <style:style style:name="T18" style:family="text">
      <style:text-properties style:font-name="Liberation Serif" fo:font-size="10pt" style:font-size-asian="8.75pt" style:font-size-complex="10pt"/>
    </style:style>
    <style:style style:name="T19" style:family="text">
      <style:text-properties style:font-name="Liberation Serif" fo:font-size="8pt" style:font-size-asian="8pt" style:font-size-complex="8pt"/>
    </style:style>
    <style:style style:name="T20" style:family="text">
      <style:text-properties style:font-name="Liberation Serif" fo:font-size="8pt" fo:font-weight="normal" style:font-size-asian="8pt" style:font-weight-asian="normal" style:font-size-complex="8pt" style:font-weight-complex="normal"/>
    </style:style>
    <style:style style:name="T21" style:family="text">
      <style:text-properties fo:language="hu" fo:country="HU"/>
    </style:style>
    <style:style style:name="T22" style:family="text">
      <style:text-properties style:text-underline-style="solid" style:text-underline-width="auto" style:text-underline-color="font-color"/>
    </style:style>
    <style:style style:name="T23" style:family="text">
      <style:text-properties fo:font-weight="normal" style:font-weight-asian="normal" style:font-weight-complex="normal"/>
    </style:style>
    <style:style style:name="T24" style:family="text">
      <style:text-properties fo:font-size="8pt" style:font-size-asian="8pt" style:font-size-complex="8pt"/>
    </style:style>
    <style:style style:name="T25" style:family="text">
      <style:text-properties fo:color="#646464"/>
    </style:style>
    <style:style style:name="T26" style:family="text">
      <style:text-properties fo:color="#646464" style:font-name="Liberation Serif" style:font-name-asian="Monospace" style:font-name-complex="Monospace"/>
    </style:style>
    <style:style style:name="T27" style:family="text">
      <style:text-properties fo:color="#646464" fo:font-size="8pt" style:font-name-asian="Monospace" style:font-size-asian="8pt" style:font-name-complex="Monospace" style:font-size-complex="8pt"/>
    </style:style>
    <style:style style:name="T28" style:family="text">
      <style:text-properties fo:color="#000000"/>
    </style:style>
    <style:style style:name="T29" style:family="text">
      <style:text-properties fo:color="#000000" style:font-name-asian="Monospace" style:font-name-complex="Monospace"/>
    </style:style>
    <style:style style:name="T30" style:family="text">
      <style:text-properties fo:color="#000000" style:font-name="Liberation Serif" style:font-name-asian="Monospace" style:font-name-complex="Monospace"/>
    </style:style>
    <style:style style:name="T31" style:family="text">
      <style:text-properties fo:color="#000000" fo:font-size="8pt" style:font-size-asian="8pt" style:font-size-complex="8pt"/>
    </style:style>
    <style:style style:name="T32" style:family="text">
      <style:text-properties fo:color="#000000" fo:font-size="8pt" style:font-name-asian="Monospace" style:font-size-asian="8pt" style:font-name-complex="Monospace" style:font-size-complex="8pt"/>
    </style:style>
    <style:style style:name="T33" style:family="text">
      <style:text-properties fo:color="#7f0055" fo:font-weight="bold" style:font-weight-asian="bold" style:font-weight-complex="bold"/>
    </style:style>
    <style:style style:name="T34" style:family="text">
      <style:text-properties fo:color="#7f0055" fo:font-weight="bold" style:font-name-asian="Monospace" style:font-weight-asian="bold" style:font-name-complex="Monospace" style:font-weight-complex="bold"/>
    </style:style>
    <style:style style:name="T35" style:family="text">
      <style:text-properties fo:color="#7f0055" style:font-name="Liberation Serif" fo:font-weight="bold" style:font-name-asian="Monospace" style:font-weight-asian="bold" style:font-name-complex="Monospace" style:font-weight-complex="bold"/>
    </style:style>
    <style:style style:name="T36" style:family="text">
      <style:text-properties fo:color="#7f0055" fo:font-size="8pt" fo:font-weight="bold" style:font-size-asian="8pt" style:font-weight-asian="bold" style:font-size-complex="8pt" style:font-weight-complex="bold"/>
    </style:style>
    <style:style style:name="T37" style:family="text">
      <style:text-properties fo:color="#7f0055" fo:font-size="8pt" fo:font-weight="bold" style:font-name-asian="Monospace" style:font-size-asian="8pt" style:font-weight-asian="bold" style:font-name-complex="Monospace" style:font-size-complex="8pt" style:font-weight-complex="bold"/>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fo:color="#0000c0" style:font-name="Liberation Serif" style:font-name-asian="Monospace" style:font-name-complex="Monospace"/>
    </style:style>
    <style:style style:name="T41" style:family="text">
      <style:text-properties fo:color="#0000c0" style:font-name-asian="Monospace" style:font-name-complex="Monospace"/>
    </style:style>
    <style:style style:name="T42" style:family="text">
      <style:text-properties fo:color="#3f7f5f"/>
    </style:style>
    <style:style style:name="T43" style:family="text">
      <style:text-properties fo:color="#3f7f5f" style:font-name="Liberation Serif" style:font-name-asian="Monospace" style:font-name-complex="Monospace"/>
    </style:style>
    <style:style style:name="T44" style:family="text">
      <style:text-properties fo:color="#ff0000" style:font-name="Monospace" fo:font-size="8pt" style:font-name-asian="Monospace" style:font-size-asian="8pt" style:font-name-complex="Monospace" style:font-size-complex="8pt"/>
    </style:style>
    <style:style style:name="T45" style:family="text">
      <style:text-properties fo:color="#000080" style:font-name="Monospace" fo:font-size="8pt" style:text-underline-style="solid" style:text-underline-width="auto" style:text-underline-color="font-color" style:font-name-asian="Monospace" style:font-size-asian="8pt" style:font-name-complex="Monospace" style:font-size-complex="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PA </text:p>
      <text:p text:style-name="P1"/>
      <text:p text:style-name="P14">Alapok</text:p>
      <text:p text:style-name="P4">Java objektumok adatbázisba helyezése illetve onnan való visszaállítását Object-Relational-Mapping (ORM)-nek nevezzük. Ennek egyik megvalósítása a Java Persistence API (JPA) specifikáció, aminek különféle implementációja létezik. Például a <text:span text:style-name="T1">Hibernate</text:span>, <text:span text:style-name="T1">EclipeseLink</text:span> vagy az OpenJPA. </text:p>
      <text:p text:style-name="P4">A JPA segítségével mappelhetünk, tárolhatunk, updatelhetünk illetve lekérhetünk adatokat egy adatbázisból egy java objektumba illetve fordítva is. </text:p>
      <text:p text:style-name="P4">A mappelés leírása a Java objektumok és az adatbázis táblák között metaadatokkal történik. Ezek a metaadatok <text:span text:style-name="T1">annotáció</text:span>kkal illetve XML leírókkal történhet. Az XML leírók felülírják az annotációkat. </text:p>
      <text:p text:style-name="P4">Azt az osztályt amit perzisztensé szeretnénk tenni annotálni kell a <text:span text:style-name="T1">javax.persistence.Entity</text:span> annotációval. A JPA elkészít egy táblát ennek az entitynek a számára. Az osztály egy példánya egy sornak felel meg a táblában.</text:p>
      <text:p text:style-name="P4">A táblák és a mezők tulajdonságait szintén annotációkkal szabályozhatjuk. Alapesetben a <text:span text:style-name="T1">java.persistence</text:span> biztosít annotációkat, de bizonyos megoldásokat a <text:span text:style-name="T1">hibernate.annotations</text:span>.</text:p>
      <text:p text:style-name="P4"/>
      <text:p text:style-name="P8">Mezők</text:p>
      <text:p text:style-name="P4">Alapértelmezett módon a tábla neve az osztály neve lesz. Ha ezt megkívánjuk változtatni, akkor ehhez a <text:span text:style-name="T1">@Table(name=”tábla_név”)</text:span> annotációt használjuk.</text:p>
      <text:p text:style-name="P4">Alapértelmezett módon minden mező a saját nevének megfelelő db oszlophoz van rendelve. Megváltoztatin ezt a <text:span text:style-name="T1">@Column(name=”oszlop_nev”)</text:span> annotációval lehet. Az entitások mezői lesznek elmentve az adatbázisba.</text:p>
      <text:p text:style-name="P4"/>
      <text:p text:style-name="P21">@Entity</text:p>
      <text:p text:style-name="P19"><text:span text:style-name="T26">@Table</text:span><text:span text:style-name="T30">(name=</text:span><text:span text:style-name="T9">"hataroloszerkezet_tipus"</text:span><text:span text:style-name="T30">)<text:tab/><text:tab/><text:tab/><text:tab/></text:span><text:span text:style-name="T43">//A tábla neve “hataroloszerkezet_tipus”</text:span></text:p>
      <text:p text:style-name="P19"><text:span text:style-name="T35">public</text:span><text:span text:style-name="T30"> </text:span><text:span text:style-name="T35">class</text:span><text:span text:style-name="T30"> EHataroloszerkezetTipus </text:span><text:span text:style-name="T35">implements</text:span><text:span text:style-name="T30"> Serializable{<text:tab/><text:tab/></text:span><text:span text:style-name="T43">//Az objektum neve viszont “EHataroloszerkezetTipus”</text:span></text:p>
      <text:p text:style-name="P22"/>
      <text:p text:style-name="P19"><text:span text:style-name="T30"><text:tab/></text:span><text:span text:style-name="T26">@Column</text:span><text:span text:style-name="T30">(name=</text:span><text:span text:style-name="T40">”name”</text:span><text:span text:style-name="T30">)<text:tab/><text:tab/><text:tab/><text:tab/></text:span><text:span text:style-name="T43">//A táblában a mező neve “name”</text:span></text:p>
      <text:p text:style-name="P20"><text:span text:style-name="T30"><text:tab/></text:span><text:span text:style-name="T35">private</text:span><text:span text:style-name="T30"> String </text:span><text:span text:style-name="T40">nev</text:span><text:span text:style-name="T30">;<text:tab/><text:tab/><text:tab/><text:tab/><text:tab/></text:span><text:span text:style-name="T43">//Az Objektumban a mező neve “nev”</text:span><text:span text:style-name="T15"> <text:s text:c="3"/></text:span></text:p>
      <text:p text:style-name="P4"/>
      <text:p text:style-name="P4">A következő mezők nem lesznek perzistensek:</text:p>
      <text:p text:style-name="P4"><text:span text:style-name="T1">static</text:span>, <text:span text:style-name="T1">final</text:span> vagy <text:span text:style-name="T1">transient </text:span>módosítóval megadott változók, illetve melyre a <text:span text:style-name="T1">@Transient</text:span> annotációt használjuk.</text:p>
      <text:p text:style-name="P4">Egy perzistens mezőt a következő annotációkkal <text:span text:style-name="T21">jelölhetünk</text:span> meg: </text:p>
      <text:p text:style-name="P4"/>
      <text:p text:style-name="P4">-referencia egy másik entitáshoz</text:p>
      <text:p text:style-name="P4"><text:span text:style-name="T1">@OneToOne – </text:span>egy-az-egyhez</text:p>
      <text:p text:style-name="P4"><text:span text:style-name="T1">@ManyToOne</text:span> - több-az-egyhez</text:p>
      <text:p text:style-name="P4"/>
      <text:p text:style-name="P4">-collection és map egy másik entitáshoz</text:p>
      <text:p text:style-name="P4"><text:span text:style-name="T1">@OneToMany - </text:span>egy-a-többhöz</text:p>
      <text:p text:style-name="P4"><text:span text:style-name="T1">@ManyToMany</text:span> - több a többhöz</text:p>
      <text:p text:style-name="P4"/>
      <text:p text:style-name="P4">-minden más perzistens típushoz</text:p>
      <text:p text:style-name="P4"><text:span text:style-name="T1">@Basic</text:span> - több a többhöz</text:p>
      <text:p text:style-name="P10"/>
      <text:p text:style-name="P10">EHataroloszerkezetTipus.java</text:p>
      <text:p text:style-name="P46">@Entity</text:p>
      <text:p text:style-name="P47"><text:span text:style-name="T25">@Table</text:span><text:span text:style-name="T28">(name=</text:span><text:span text:style-name="T7">"hataroloszerkezet_tipus"</text:span><text:span text:style-name="T28">)</text:span></text:p>
      <text:p text:style-name="P47"><text:span text:style-name="T33">public</text:span><text:span text:style-name="T28"> </text:span><text:span text:style-name="T33">class</text:span><text:span text:style-name="T28"> EHataroloszerkezetTipus </text:span><text:span text:style-name="T33">implements</text:span><text:span text:style-name="T28"> Serializable{</text:span></text:p>
      <text:p text:style-name="P47"/>
      <text:p text:style-name="P47"><text:span text:style-name="T28"><text:tab/></text:span><text:span text:style-name="T25">@Id</text:span></text:p>
      <text:p text:style-name="P47"><text:span text:style-name="T28"><text:tab/></text:span><text:span text:style-name="T33">private</text:span><text:span text:style-name="T28"> Long </text:span><text:span text:style-name="T38">id</text:span><text:span text:style-name="T28">;</text:span></text:p>
      <text:p text:style-name="P48"><text:tab/></text:p>
      <text:p text:style-name="P47"><text:span text:style-name="T28"><text:tab/></text:span><text:span text:style-name="T25">@Basic</text:span></text:p>
      <text:p text:style-name="P47"><text:span text:style-name="T28"><text:tab/></text:span><text:span text:style-name="T33">private</text:span><text:span text:style-name="T28"> Double </text:span><text:span text:style-name="T38">kappa</text:span><text:span text:style-name="T28">;<text:tab/></text:span></text:p>
      <text:p text:style-name="P48"/>
      <text:p text:style-name="P47"><text:span text:style-name="T28"><text:tab/></text:span><text:span text:style-name="T25">@OneToMany</text:span><text:span text:style-name="T28">( </text:span></text:p>
      <text:p text:style-name="P47"><text:span text:style-name="T28"><text:tab/><text:tab/>mappedBy=</text:span><text:span text:style-name="T7">"hataroloszerkezetTipus"</text:span><text:span text:style-name="T28">, </text:span></text:p>
      <text:p text:style-name="P47"><text:span text:style-name="T28"><text:tab/><text:tab/>cascade=CascadeType.</text:span><text:span text:style-name="T39">ALL</text:span><text:span text:style-name="T28">, </text:span></text:p>
      <text:p text:style-name="P47"><text:span text:style-name="T28"><text:tab/><text:tab/>targetEntity=EKappa.</text:span><text:span text:style-name="T33">class</text:span><text:span text:style-name="T28">, </text:span></text:p>
      <text:p text:style-name="P47"><text:span text:style-name="T28"><text:tab/><text:tab/>fetch=FetchType.</text:span><text:span text:style-name="T39">EAGRE</text:span><text:span text:style-name="T28"> )</text:span></text:p>
      <text:p text:style-name="P47"><text:span text:style-name="T28"><text:tab/></text:span><text:span text:style-name="T33">private</text:span><text:span text:style-name="T28"> List&lt;EKappa&gt; </text:span><text:span text:style-name="T38">kappaList</text:span><text:span text:style-name="T28"> = </text:span><text:span text:style-name="T33">new</text:span><text:span text:style-name="T28"> ArrayList&lt;EKappa&gt;();<text:tab/></text:span></text:p>
      <text:p text:style-name="P9"/>
      <text:p text:style-name="P10">EKappa.java</text:p>
      <text:p text:style-name="P50">@Entity</text:p>
      <text:p text:style-name="P53"><text:span text:style-name="T25">@Table</text:span><text:span text:style-name="T28">(name=</text:span><text:span text:style-name="T7">"kappa"</text:span><text:span text:style-name="T28">)</text:span></text:p>
      <text:p text:style-name="P53"><text:span text:style-name="T33">public</text:span><text:span text:style-name="T28"> </text:span><text:span text:style-name="T33">class</text:span><text:span text:style-name="T28"> EKappa </text:span><text:span text:style-name="T33">implements</text:span><text:span text:style-name="T28"> Serializable{</text:span></text:p>
      <text:p text:style-name="P53"/>
      <text:p text:style-name="P53"><text:span text:style-name="T28"><text:tab/></text:span><text:span text:style-name="T25">@ManyToOne</text:span><text:span text:style-name="T28">(cascade=CascadeType.</text:span><text:span text:style-name="T39">ALL</text:span><text:span text:style-name="T28">, fetch=FetchType.</text:span><text:span text:style-name="T39">LAZY</text:span><text:span text:style-name="T28">)</text:span></text:p>
      <text:p text:style-name="P53"><text:span text:style-name="T28"><text:tab/></text:span><text:span text:style-name="T25">@JoinColumn</text:span><text:span text:style-name="T28">( name=</text:span><text:span text:style-name="T7">"hataroloszerkezetTipus"</text:span><text:span text:style-name="T28">, referencedColumnName=</text:span><text:span text:style-name="T7">"id"</text:span><text:span text:style-name="T28">)</text:span></text:p>
      <text:p text:style-name="P54"><text:span text:style-name="T29"><text:tab/></text:span><text:span text:style-name="T34">private</text:span><text:span text:style-name="T29"> EHataroloszerkezetTipus </text:span><text:span text:style-name="T41">hataroloszerkezetTipus</text:span><text:span text:style-name="T29">;</text:span></text:p>
      <text:p text:style-name="P4"/>
      <text:p text:style-name="P4"><text:soft-page-break/>Figyeljük meg a @ManyToOne kapcsolatot az EKappa entitasban. Az EHataroloszerkezetTipus és az Ekappa 1:n kapcsolatban áll egymással. Az <text:span text:style-name="T1">EKappa</text:span> entbnitásban a @ManyToOne annotació az mondja meg, hogy ez az entitás az un. “<text:span text:style-name="T1">owning side</text:span>” és mint ilyen itt szerepel az <text:span text:style-name="T1">idegen kulcs</text:span> és ő felelős az adatok adatbázisba való propagálásáért. Az idegen kulcs ebben az esetben az EHataroloszerkezetTipus osztály hataroloszerkezetTipus valtozója. Ez tehát egy objektum. A <text:span text:style-name="T1">@JoinColumn</text:span> annotáció <text:span text:style-name="T1">name</text:span> valtozójával meghatározzuk, hogy az owning oldal melyik változóját kell összekötni mint idegen kulcsot a <text:span text:style-name="T1">referencedColumnName</text:span> változóban megadott, az “<text:span text:style-name="T1">inverse side</text:span>”-ban elhelyezkedő elsődleges kulccsal. Itt látható, hogy a <text:span text:style-name="T1">hataroloszerkezetTipus</text:span> valtozót hozzá kell kötni az EHataroloszerkezetTipus entitás <text:span text:style-name="T1">id</text:span> nevezetű mezőjéhez. Ha a <text:span text:style-name="T1">persistence.xml</text:span> fájlban a <text:span text:style-name="T1">hibernate.hbm2ddl.auto</text:span> változónak <text:span text:style-name="T1">create-drop</text:span> értéket adtunk, akkor a szerver újraindításakor a kappa és a hataroloszerkezet_tipus adatbázis táblák létrejönnek és láthatjuk, hogy a kappa táblában, annak ellenére hogy inplicite nem definiáltuk, mégis létrejött egy hataroloszerkezetTipus mező bigin(20) típussal. </text:p>
      <text:p text:style-name="P4">Az <text:span text:style-name="T1">EHataroloszerkezetTipus</text:span> osztályban pedig példát láthatunk a másik oldalra. Itt definiálunk egy <text:span text:style-name="T1">kappaList</text:span> nevezetü listát melynek célja, hogy tartalmazza az összes EHataroloszerkezetTipus -hoz tartozó EKappa objektumot. Megmondjuk a <text:span text:style-name="T1">targetEntity</text:span> változóval, hogy melyik osztállyal kell létrehozni az összeköttetést, és a <text:span text:style-name="T1">mappedBy</text:span> változóval pedig, hogy ezen belül a <text:span text:style-name="T1">hataroloszerkezetTipus</text:span> az a változó ami a kapcsolatot biztosítja. </text:p>
      <text:p text:style-name="P4">Létezik még a<text:span text:style-name="T1"> fetch</text:span> változó, melynek most <text:span text:style-name="T1">EAGRE</text:span> értéket adtunk a @OneToMany annotációban. Ennek hatására, ha visszaolvassuk a DB-ből az EHataroloszerkezetTipus egyedet, akkor automatikusan vele együtt töltödik az összes EKappa egyed is</text:p>
      <text:p text:style-name="P4"/>
      <text:p text:style-name="P5">BHataroloszerkezetTipus.java</text:p>
      <text:p text:style-name="P56">@Stateless</text:p>
      <text:p text:style-name="P59"><text:span text:style-name="T33">public</text:span><text:span text:style-name="T28"> </text:span><text:span text:style-name="T33">class</text:span><text:span text:style-name="T28"> BHataroloszerkezetTipus </text:span><text:span text:style-name="T33">implements</text:span><text:span text:style-name="T28"> IHataroloszerkezetTipus {</text:span></text:p>
      <text:p text:style-name="P59"/>
      <text:p text:style-name="P59"><text:span text:style-name="T28"><text:tab/></text:span><text:span text:style-name="T25">@PersistenceContext</text:span><text:span text:style-name="T28">( unitName=</text:span><text:span text:style-name="T7">"JPADB"</text:span><text:span text:style-name="T28">)</text:span></text:p>
      <text:p text:style-name="P59"><text:span text:style-name="T28"><text:tab/></text:span><text:span text:style-name="T33">private</text:span><text:span text:style-name="T28"> EntityManager </text:span><text:span text:style-name="T38">em</text:span><text:span text:style-name="T28">;</text:span></text:p>
      <text:p text:style-name="P57"><text:tab/></text:p>
      <text:p text:style-name="P59"><text:span text:style-name="T28"><text:tab/></text:span><text:span text:style-name="T25">@Override</text:span></text:p>
      <text:p text:style-name="P59"><text:span text:style-name="T28"><text:tab/></text:span><text:span text:style-name="T33">public</text:span><text:span text:style-name="T28"> EHataroloszerkezetTipus get(Long id) {</text:span></text:p>
      <text:p text:style-name="P59"><text:span text:style-name="T28"><text:tab/><text:tab/></text:span><text:span text:style-name="T28">Query query = </text:span><text:span text:style-name="T38">em</text:span><text:span text:style-name="T28">.createQuery( </text:span><text:span text:style-name="T7">"SELECT h FROM "</text:span><text:span text:style-name="T28"> + EHataroloszerkezetTipus.</text:span><text:span text:style-name="T33">class</text:span><text:span text:style-name="T28">.getName() + </text:span><text:span text:style-name="T7">" h where h.id=:id"</text:span><text:span text:style-name="T28"> );</text:span></text:p>
      <text:p text:style-name="P57"><text:tab/><text:tab/></text:p>
      <text:p text:style-name="P59"><text:span text:style-name="T28"><text:tab/><text:tab/>query.setParameter( </text:span><text:span text:style-name="T7">"id"</text:span><text:span text:style-name="T28">, id );</text:span></text:p>
      <text:p text:style-name="P57"><text:tab/><text:tab/></text:p>
      <text:p text:style-name="P57"><text:tab/><text:tab/>query.setMaxResults(1);<text:tab/><text:tab/></text:p>
      <text:p text:style-name="P57"><text:tab/><text:tab/>List&lt;EHataroloszerkezetTipus&gt; list = <text:span text:style-name="T22">(List&lt;EHataroloszerkezetTipus&gt;)query.getResultList()</text:span>;</text:p>
      <text:p text:style-name="P59"><text:span text:style-name="T28"><text:tab/><text:tab/>EHataroloszerkezetTipus ht = ( </text:span><text:span text:style-name="T33">null</text:span><text:span text:style-name="T28"> == list || list.size() == 0 ? </text:span><text:span text:style-name="T33">null</text:span><text:span text:style-name="T28"> : list.get(0));</text:span></text:p>
      <text:p text:style-name="P59"/>
      <text:p text:style-name="P59"><text:span text:style-name="T28"><text:tab/><text:tab/></text:span><text:span text:style-name="T33">return</text:span><text:span text:style-name="T28"> ht;</text:span></text:p>
      <text:p text:style-name="P58"><text:tab/>}</text:p>
      <text:p text:style-name="P4"/>
      <text:p text:style-name="P6"><text:span text:style-name="T23">Ha viszont a fetch változónak </text:span><text:span text:style-name="T1">LAZY</text:span><text:span text:style-name="T23"> ertéket adnánk a @OneToMany oldalon, akkor a SessionBean get(Long id) metódusának meghívása után az “</text:span><text:span text:style-name="T44">Exception in thread "main" </text:span><text:span text:style-name="T45">org.hibernate.LazyInitializationException</text:span><text:span text:style-name="T44">: failed to lazily initialize a collection of role:”</text:span><text:span text:style-name="T23"> <text:s/>hibaüzenetet kapnánk. Ennek kiküszöbölésére a SessionBean-ünket kell átalakítani.</text:span></text:p>
      <text:p text:style-name="P6"><text:span text:style-name="T23">A legegyszerübb dolog, ha műveletet hajtunk végre a listán. Pld </text:span><text:span text:style-name="T1">ht.getKappaList().size()</text:span><text:span text:style-name="T23">. De bonyolultabban is lehet, hogy miután beolvasta az 1:n kapcsolat 1-es ágát, beolvassa és feltöltse az n ágat is:</text:span></text:p>
      <text:p text:style-name="P4"/>
      <text:p text:style-name="P5">BHataroloszerkezetTipus.java</text:p>
      <text:p text:style-name="P56">@Stateless</text:p>
      <text:p text:style-name="P59"><text:span text:style-name="T33">public</text:span><text:span text:style-name="T28"> </text:span><text:span text:style-name="T33">class</text:span><text:span text:style-name="T28"> BHataroloszerkezetTipus </text:span><text:span text:style-name="T33">implements</text:span><text:span text:style-name="T28"> IHataroloszerkezetTipus {</text:span></text:p>
      <text:p text:style-name="P59"/>
      <text:p text:style-name="P59"><text:span text:style-name="T28"><text:tab/></text:span><text:span text:style-name="T25">@PersistenceContext</text:span><text:span text:style-name="T28">( unitName=</text:span><text:span text:style-name="T7">"JPADB"</text:span><text:span text:style-name="T28">)</text:span></text:p>
      <text:p text:style-name="P59"><text:span text:style-name="T28"><text:tab/></text:span><text:span text:style-name="T33">private</text:span><text:span text:style-name="T28"> EntityManager </text:span><text:span text:style-name="T38">em</text:span><text:span text:style-name="T28">;</text:span></text:p>
      <text:p text:style-name="P57"><text:tab/></text:p>
      <text:p text:style-name="P59"><text:span text:style-name="T28"><text:tab/></text:span><text:span text:style-name="T25">@Override</text:span></text:p>
      <text:p text:style-name="P59"><text:span text:style-name="T28"><text:tab/></text:span><text:span text:style-name="T33">public</text:span><text:span text:style-name="T28"> EHataroloszerkezetTipus get(Long id) {</text:span></text:p>
      <text:p text:style-name="P59"><text:span text:style-name="T28"><text:tab/><text:tab/></text:span><text:span text:style-name="T28">Query query = </text:span><text:span text:style-name="T38">em</text:span><text:span text:style-name="T28">.createQuery( </text:span><text:span text:style-name="T7">"SELECT h FROM "</text:span><text:span text:style-name="T28"> + EHataroloszerkezetTipus.</text:span><text:span text:style-name="T33">class</text:span><text:span text:style-name="T28">.getName() + </text:span><text:span text:style-name="T7">" h where h.id=:id"</text:span><text:span text:style-name="T28"> );</text:span></text:p>
      <text:p text:style-name="P57"><text:tab/><text:tab/></text:p>
      <text:p text:style-name="P59"><text:span text:style-name="T28"><text:tab/><text:tab/>query.setParameter( </text:span><text:span text:style-name="T7">"id"</text:span><text:span text:style-name="T28">, id );</text:span></text:p>
      <text:p text:style-name="P57"/>
      <text:p text:style-name="P57"><text:tab/><text:tab/>query.setMaxResults(1);</text:p>
      <text:p text:style-name="P57"><text:tab/><text:tab/>List&lt;EHataroloszerkezetTipus&gt; list = <text:span text:style-name="T22">(List&lt;EHataroloszerkezetTipus&gt;)query.getResultList()</text:span>;</text:p>
      <text:p text:style-name="P59"><text:span text:style-name="T28"><text:tab/><text:tab/>EHataroloszerkezetTipus ht = ( </text:span><text:span text:style-name="T33">null</text:span><text:span text:style-name="T28"> == list || list.size() == 0 ? </text:span><text:span text:style-name="T33">null</text:span><text:span text:style-name="T28"> : list.get(0));</text:span></text:p>
      <text:p text:style-name="P57"/>
      <text:p text:style-name="P59"><text:span text:style-name="T28"><text:tab/><text:tab/></text:span><text:span text:style-name="T42">//Itt történik az n ág feltöltése</text:span><text:span text:style-name="T28"><text:tab/><text:tab/></text:span></text:p>
      <text:p text:style-name="P59"><text:span text:style-name="T28"><text:tab/><text:tab/></text:span><text:span text:style-name="T33">if</text:span><text:span text:style-name="T28">( </text:span><text:span text:style-name="T33">null</text:span><text:span text:style-name="T28"> != ht ){</text:span></text:p>
      <text:p text:style-name="P59"><text:span text:style-name="T28"><text:tab/><text:tab/><text:tab/>Query query2 = </text:span><text:span text:style-name="T38">em</text:span><text:span text:style-name="T28">.createQuery( </text:span><text:span text:style-name="T7">"SELECT k FROM "</text:span><text:span text:style-name="T28"> + EKappa.</text:span><text:span text:style-name="T33">class</text:span><text:span text:style-name="T28">.getName() + </text:span><text:span text:style-name="T7">" k, "</text:span><text:span text:style-name="T28"> +</text:span></text:p>
      <text:p text:style-name="P59"><text:span text:style-name="T28"><text:tab/><text:tab/><text:tab/>EHataroloszerkezetTipus.</text:span><text:span text:style-name="T33">class</text:span><text:span text:style-name="T28">.getName() + </text:span><text:span text:style-name="T7">" h where k.hataroloszerkezetTipus=h.id and h.id=:id"</text:span><text:span text:style-name="T28"> );</text:span></text:p>
      <text:p text:style-name="P59"><text:span text:style-name="T28"><text:tab/><text:tab/><text:tab/>query2.setParameter( </text:span><text:span text:style-name="T7">"id"</text:span><text:span text:style-name="T28">, id );</text:span></text:p>
      <text:p text:style-name="P57"><text:tab/><text:tab/><text:tab/>List&lt;EKappa&gt; kl = <text:span text:style-name="T22">(List&lt;EKappa&gt;)query2.getResultList()</text:span>;</text:p>
      <text:p text:style-name="P57"><text:tab/><text:tab/><text:tab/>ht.setKappaList( kl );</text:p>
      <text:p text:style-name="P57"><text:tab/><text:tab/>}<text:tab/><text:tab/></text:p>
      <text:p text:style-name="P59"><text:span text:style-name="T28"><text:tab/><text:tab/></text:span><text:span text:style-name="T33">return</text:span><text:span text:style-name="T28"> ht;</text:span></text:p>
      <text:p text:style-name="P57"><text:tab/>}</text:p>
      <text:p text:style-name="P4"/>
      <text:p text:style-name="P4">Természetesen a @OnetToMany annotációt és a hozzá kapcsolódó változót akár el is hagyhatjuk és akkor csak az egyik oldalnak lesz referenciája a másik oldalra. Az előbbi esetet bidirectional az utóbbit unidirectional kapcsolatnak nevezzük. </text:p>
      <text:p text:style-name="P4">A <text:span text:style-name="T1">MappedBy</text:span> változó azt határozza meg az inverse oldalon, hogy az adott mező nem perzistens. Ezen oldali változás nem okoz <text:soft-page-break/>változást az adatbázisban.</text:p>
      <text:p text:style-name="P11">Elsődleges kulcs</text:p>
      <text:p text:style-name="P13">Minden entitás objektum, amit adatbázisban tárolunk, rendelkezik elsődleges kulccsal. Hozzárendelés után már nem módosítható. Amig létezik az adatbázisban, addig az entitás objektumot reprezentálja. Nem szükséges explicit módon megadni, de lehet. Több féle staratégia létezik az elsődleges kulcs megadására</text:p>
      <text:p text:style-name="P13"/>
      <text:p text:style-name="P81"><text:span text:style-name="T1">Generated Primary Key</text:span>: Alapértelmezett elsődleges kulcs egy sequenciális 64 bites long tipusu változó, ami automatikusan képződik minden új entitás számára. 1-es számmal kezdődik és sorban halad felfelé. Értékei nem használódnak újra, ha az entitás törlődik az adatbázisból. Deklarálása a következőképpen történik:</text:p>
      <text:p text:style-name="P70"><text:a xlink:type="simple" xlink:href="http://www.objectdb.com/api/java/jpa/Entity"><text:span text:style-name="T14"/></text:a></text:p>
      <text:p text:style-name="P70"><text:a xlink:type="simple" xlink:href="http://www.objectdb.com/api/java/jpa/Entity"><text:span text:style-name="T19">@Entity</text:span></text:a></text:p>
      <text:p text:style-name="P72">public class Project {</text:p>
      <text:p text:style-name="P70"><text:span text:style-name="T19"><text:s text:c="4"/></text:span><text:a xlink:type="simple" xlink:href="http://www.objectdb.com/api/java/jpa/Id"><text:span text:style-name="T19">@Id</text:span></text:a><text:span text:style-name="T19"> <text:tab/><text:tab/><text:tab/>//Elsődleges kulcsnak jelöli meg az id mezőt, ami automatikusan injectálódik a mezőbe</text:span></text:p>
      <text:p text:style-name="P70"><text:span text:style-name="T19"><text:s text:c="4"/></text:span><text:a xlink:type="simple" xlink:href="http://www.objectdb.com/api/java/jpa/GeneratedValue"><text:span text:style-name="T19">@GeneratedValue</text:span></text:a><text:span text:style-name="T19"> <text:tab/>//Meghatározza, hogy automatikusan jöjjön létre az érték.</text:span></text:p>
      <text:p text:style-name="P72"><text:s text:c="4"/>long id; </text:p>
      <text:p text:style-name="P72">}</text:p>
      <text:p text:style-name="P71"/>
      <text:p text:style-name="P13"/>
      <text:p text:style-name="P82">A generált elsődleges kulcsok stratégiáit a @GeneratedValue annotáció paramétereként lehet megadni</text:p>
      <text:p text:style-name="P13"/>
      <text:p text:style-name="P64"><text:span text:style-name="T1">Auto Strategy-</text:span> strategy=<text:span text:style-name="T1">GenerationType.AUTO</text:span> – Ez a default stratégia.</text:p>
      <text:p text:style-name="P32">Az ObjectDB rendelkezik egy <text:span text:style-name="T1">globális</text:span> számgenerátorral minden adatbázis számára. Ez a generátor hozza létre automatikusan az ID-ket az entitások számára. Valójában létrehoz egy <text:span text:style-name="T1">SEQUENCE</text:span> nevezetű táblát és itt a SEQ_COUNT mezőjében tárolja az éppen következő id értéket</text:p>
      <text:p text:style-name="P68"><text:span text:style-name="T1">Identity Strategy</text:span> - strategy=<text:span text:style-name="T1">GenerationType.IDENTITY</text:span></text:p>
      <text:p text:style-name="P83">Hasonló az AUTO stratégiához. Szintén egy automatikus számot generál minden új entitás számára, azonban itt minden tipus számára lesz egyedi, nem globálisan.</text:p>
      <text:p text:style-name="P82"><text:span text:style-name="T1">Table Strategy</text:span> - strategy=<text:span text:style-name="T1">GenerationType.TABLE</text:span></text:p>
      <text:p text:style-name="P83">Ez a strategia két részből áll. Először is definiálni kell egy generátort, valamelyik entitáshoz kötve. Ezt a @TableGenerator annotációval tehetjük meg, melynek paramétereként definiálhatunk neki egy azonosító nevet, a kezdő értéket és egy allokációs méretet. Tulajdonképpen az fog történni, hogy létrejön az adatbázisban a SEQUENCE táblában egy újabb rekord, melynek SEQ_NAME mezője az azonosító név lesz a SEQ_COUNT mezője pedig az éppen következő kulcsérték. Ez a megoldás azért szerencsésebb az AUTO vagy az IDENTITY-nél, mert a COMMIT előtt már rendelkezésre áll kulcs érték, így az adatbázishoz fordulás nélkül tudhatjuk ezt meg.</text:p>
      <text:p text:style-name="P83">Másodsorban pedig, mint eddig is a kulcsváltozóhoz kell kötni a @GeneratedValue annotációt, megadva a TABLE stratégiát, valamint azt, hogy melyik generátortól kérjük el az aktuális kulcs értéket. Lehetséges, hogy egy másik entitáshoz kötött generátor értékét használjuk fel.</text:p>
      <text:p text:style-name="P26"/>
      <text:p text:style-name="P28"><text:a xlink:type="simple" xlink:href="http://www.objectdb.com/api/java/jpa/Entity"><text:span text:style-name="T19"/></text:a></text:p>
      <text:p text:style-name="P28"><text:a xlink:type="simple" xlink:href="http://www.objectdb.com/api/java/jpa/Entity"><text:span text:style-name="T19">@Entity</text:span></text:a></text:p>
      <text:p text:style-name="P28"><text:span text:style-name="T19">@</text:span><text:a xlink:type="simple" xlink:href="http://www.objectdb.com/api/java/jpa/TableGenerator"><text:span text:style-name="T19">TableGenerator</text:span></text:a><text:span text:style-name="T19">(</text:span><text:a xlink:type="simple" xlink:href="http://www.objectdb.com/api/java/jpa/TableGenerator/name"><text:span text:style-name="T19">name</text:span></text:a><text:span text:style-name="T19">="tab", </text:span><text:a xlink:type="simple" xlink:href="http://www.objectdb.com/api/java/jpa/TableGenerator/initialValue"><text:span text:style-name="T19">initialValue</text:span></text:a><text:span text:style-name="T19">=0, </text:span><text:a xlink:type="simple" xlink:href="http://www.objectdb.com/api/java/jpa/TableGenerator/allocationSize"><text:span text:style-name="T19">allocationSize</text:span></text:a><text:span text:style-name="T19">=50)</text:span></text:p>
      <text:p text:style-name="P30">public class EntityWithTableId {</text:p>
      <text:p text:style-name="P28"><text:span text:style-name="T19"><text:s text:c="4"/></text:span><text:a xlink:type="simple" xlink:href="http://www.objectdb.com/api/java/jpa/GeneratedValue"><text:span text:style-name="T19">@GeneratedValue</text:span></text:a><text:span text:style-name="T19">(</text:span><text:a xlink:type="simple" xlink:href="http://www.objectdb.com/api/java/jpa/GeneratedValue/strategy"><text:span text:style-name="T19">strategy</text:span></text:a><text:span text:style-name="T19">=</text:span><text:a xlink:type="simple" xlink:href="http://www.objectdb.com/api/java/jpa/GenerationType"><text:span text:style-name="T19">GenerationType</text:span></text:a><text:span text:style-name="T19">.</text:span><text:a xlink:type="simple" xlink:href="http://www.objectdb.com/api/java/jpa/GenerationType/TABLE"><text:span text:style-name="T19">TABLE</text:span></text:a><text:span text:style-name="T19">, </text:span><text:a xlink:type="simple" xlink:href="http://www.objectdb.com/api/java/jpa/GeneratedValue/generator"><text:span text:style-name="T19">generator</text:span></text:a><text:span text:style-name="T19">="tab")</text:span></text:p>
      <text:p text:style-name="P28"><text:span text:style-name="T19"><text:s text:c="4"/></text:span><text:a xlink:type="simple" xlink:href="http://www.objectdb.com/api/java/jpa/Id"><text:span text:style-name="T19">@Id</text:span></text:a><text:span text:style-name="T19"> long id;</text:span></text:p>
      <text:p text:style-name="P30">}</text:p>
      <text:p text:style-name="P31"/>
      <text:p text:style-name="P69"><text:span text:style-name="T1">Sequence Strategy </text:span>- strategy=<text:span text:style-name="T1">GenerationType.SEQUENCE</text:span></text:p>
      <text:p text:style-name="P32">Hasonló a TABLE Stratágiához, de nekem nem sikerült működésre bírni</text:p>
      <text:p text:style-name="P27"/>
      <text:p text:style-name="P29"><text:a xlink:type="simple" xlink:href="http://www.objectdb.com/api/java/jpa/Entity"><text:span text:style-name="T24">@Entity</text:span></text:a></text:p>
      <text:p text:style-name="P30">// Define a sequence - might also be in another class:</text:p>
      <text:p text:style-name="P28"><text:a xlink:type="simple" xlink:href="http://www.objectdb.com/api/java/jpa/SequenceGenerator"><text:span text:style-name="T19">@SequenceGenerator</text:span></text:a><text:span text:style-name="T19">(</text:span><text:a xlink:type="simple" xlink:href="http://www.objectdb.com/api/java/jpa/SequenceGenerator/name"><text:span text:style-name="T19">name</text:span></text:a><text:span text:style-name="T19">="seq", </text:span><text:a xlink:type="simple" xlink:href="http://www.objectdb.com/api/java/jpa/SequenceGenerator/initialValue"><text:span text:style-name="T19">initialValue</text:span></text:a><text:span text:style-name="T19">=1, </text:span><text:a xlink:type="simple" xlink:href="http://www.objectdb.com/api/java/jpa/SequenceGenerator/allocationSize"><text:span text:style-name="T19">allocationSize</text:span></text:a><text:span text:style-name="T19">=100)</text:span></text:p>
      <text:p text:style-name="P30">public class EntityWithSequenceId {</text:p>
      <text:p text:style-name="P30"><text:s text:c="4"/>// Use the sequence that is defined above:</text:p>
      <text:p text:style-name="P28"><text:span text:style-name="T19"><text:s text:c="4"/></text:span><text:a xlink:type="simple" xlink:href="http://www.objectdb.com/api/java/jpa/GeneratedValue"><text:span text:style-name="T19">@GeneratedValue</text:span></text:a><text:span text:style-name="T19">(</text:span><text:a xlink:type="simple" xlink:href="http://www.objectdb.com/api/java/jpa/GeneratedValue/strategy"><text:span text:style-name="T19">strategy</text:span></text:a><text:span text:style-name="T19">=</text:span><text:a xlink:type="simple" xlink:href="http://www.objectdb.com/api/java/jpa/GenerationType"><text:span text:style-name="T19">GenerationType</text:span></text:a><text:span text:style-name="T19">.</text:span><text:a xlink:type="simple" xlink:href="http://www.objectdb.com/api/java/jpa/GenerationType/SEQUENCE"><text:span text:style-name="T19">SEQUENCE</text:span></text:a><text:span text:style-name="T19">, </text:span><text:a xlink:type="simple" xlink:href="http://www.objectdb.com/api/java/jpa/GeneratedValue/generator"><text:span text:style-name="T19">generator</text:span></text:a><text:span text:style-name="T19">="seq")</text:span></text:p>
      <text:p text:style-name="P28"><text:span text:style-name="T19"><text:s text:c="4"/></text:span><text:a xlink:type="simple" xlink:href="http://www.objectdb.com/api/java/jpa/Id"><text:span text:style-name="T19">@Id</text:span></text:a><text:span text:style-name="T19"> long id;</text:span></text:p>
      <text:p text:style-name="P30">}</text:p>
      <text:p text:style-name="P31"/>
      <text:p text:style-name="P25"/>
      <text:p text:style-name="P84"><text:span text:style-name="T1">Application Set Primary Key</text:span>: Ha nincs @GeneratedValue annotáció a mezőhöz, akkor az applikáció felelős az elsődleges kulcs beállításáért. Az inicializálásnak meg kell történni még perzisztálás előtt.</text:p>
      <text:p text:style-name="P85"/>
      <text:p text:style-name="P84"><text:span text:style-name="T1">Composite Primary Key</text:span>: Több elemből álló elsődleges kulcs esetén @Id annotációval jelölni kell a kulcsokat, létre kell hozni egy osztályt, melyben ugyanezek a változók szerepelnek és végül ennek az osztálynak a nevét az Entitás osztály előtt elhelyezett @IdClass entitás paramétereként kell megadni.</text:p>
      <text:p text:style-name="P84"/>
      <text:p text:style-name="P44"/>
      <text:p text:style-name="P45">EKappa.java</text:p>
      <text:p text:style-name="P43">@Entity</text:p>
      <text:p text:style-name="P40"><text:span text:style-name="T25">@Table</text:span><text:span text:style-name="T42">(</text:span><text:span text:style-name="T28">name=</text:span><text:span text:style-name="T7">"kappa"</text:span><text:span text:style-name="T42">)</text:span></text:p>
      <text:p text:style-name="P40"><text:span text:style-name="T25">@IdClass</text:span><text:span text:style-name="T28">(PKKappa.</text:span><text:span text:style-name="T33">class</text:span><text:span text:style-name="T28">)</text:span></text:p>
      <text:p text:style-name="P40"><text:span text:style-name="T33">public</text:span><text:span text:style-name="T28"> </text:span><text:span text:style-name="T33">class</text:span><text:span text:style-name="T28"> EKappa </text:span><text:span text:style-name="T33">implements</text:span><text:span text:style-name="T28"> Serializable{</text:span></text:p>
      <text:p text:style-name="P40"/>
      <text:p text:style-name="P40"><text:span text:style-name="T28"><text:tab/></text:span><text:span text:style-name="T25">@Id</text:span></text:p>
      <text:p text:style-name="P40"><text:span text:style-name="T28"><text:tab/></text:span><text:span text:style-name="T25">@ManyToOne</text:span><text:span text:style-name="T28">(cascade=CascadeType.</text:span><text:span text:style-name="T39">ALL</text:span><text:span text:style-name="T28">, fetch=FetchType.</text:span><text:span text:style-name="T39">LAZY</text:span><text:span text:style-name="T28">)</text:span></text:p>
      <text:p text:style-name="P40"><text:span text:style-name="T28"><text:tab/></text:span><text:span text:style-name="T25">@JoinColumn</text:span><text:span text:style-name="T28">( name=</text:span><text:span text:style-name="T7">"hataroloszerkezetTipus"</text:span><text:span text:style-name="T28">, referencedColumnName=</text:span><text:span text:style-name="T7">"id"</text:span><text:span text:style-name="T28">)</text:span></text:p>
      <text:p text:style-name="P40"><text:span text:style-name="T28"><text:tab/></text:span><text:span text:style-name="T33">private</text:span><text:span text:style-name="T28"> EHataroloszerkezetTipus </text:span><text:span text:style-name="T38">hataroloszerkezetTipus</text:span><text:span text:style-name="T28">;</text:span></text:p>
      <text:p text:style-name="P42"><text:tab/></text:p>
      <text:p text:style-name="P40"><text:span text:style-name="T28"><text:tab/></text:span><text:span text:style-name="T25">@Id</text:span></text:p>
      <text:p text:style-name="P40"><text:span text:style-name="T28"><text:tab/></text:span><text:span text:style-name="T25">@Basic</text:span></text:p>
      <text:p text:style-name="P40"><text:span text:style-name="T28"><text:tab/></text:span><text:span text:style-name="T25">@Column</text:span><text:span text:style-name="T28">(name=</text:span><text:span text:style-name="T7">"also_hohidhossz"</text:span><text:span text:style-name="T28">)</text:span></text:p>
      <text:p text:style-name="P40"><text:span text:style-name="T28"><text:tab/></text:span><text:span text:style-name="T33">private</text:span><text:span text:style-name="T28"> Double </text:span><text:span text:style-name="T38">alsoHohidhossz</text:span><text:span text:style-name="T28">;</text:span></text:p>
      <text:p text:style-name="P42"><text:tab/></text:p>
      <text:p text:style-name="P40"><text:span text:style-name="T28"><text:tab/></text:span><text:span text:style-name="T25">@Id</text:span></text:p>
      <text:p text:style-name="P40"><text:span text:style-name="T28"><text:tab/></text:span><text:span text:style-name="T25">@Basic</text:span></text:p>
      <text:p text:style-name="P40"><text:span text:style-name="T28"><text:tab/></text:span><text:span text:style-name="T25">@Column</text:span><text:span text:style-name="T28">(name=</text:span><text:span text:style-name="T7">"felso_hohidhossz"</text:span><text:span text:style-name="T28">)</text:span></text:p>
      <text:p text:style-name="P39"><text:span text:style-name="T31"><text:tab/></text:span><text:span text:style-name="T36">private</text:span><text:span text:style-name="T31"> Dou</text:span><text:span text:style-name="T28">ble </text:span><text:span text:style-name="T38">felsoHohidhossz</text:span><text:span text:style-name="T28">;</text:span></text:p>
      <text:p text:style-name="P38"/>
      <text:p text:style-name="P13"/>
      <text:p text:style-name="P87">PKKappa.java</text:p>
      <text:p text:style-name="P41"><text:span text:style-name="T33">public</text:span><text:span text:style-name="T28"> </text:span><text:span text:style-name="T33">class</text:span><text:span text:style-name="T28"> PKKappa </text:span><text:span text:style-name="T33">implements</text:span><text:span text:style-name="T28"> Serializable {</text:span></text:p>
      <text:p text:style-name="P40"/>
      <text:p text:style-name="P40"><text:span text:style-name="T28"><text:tab/>EHataroloszerkezetTipus </text:span><text:span text:style-name="T38">hataroloszerkezetTipus</text:span><text:span text:style-name="T28">;</text:span></text:p>
      <text:p text:style-name="P40"><text:span text:style-name="T28"><text:tab/>Double </text:span><text:span text:style-name="T38">alsoHohidhossz</text:span><text:span text:style-name="T28">;</text:span></text:p>
      <text:p text:style-name="P40"><text:span text:style-name="T28"><text:tab/>Double </text:span><text:span text:style-name="T38">felsoHohidhossz</text:span><text:span text:style-name="T28">;</text:span></text:p>
      <text:p text:style-name="P38"/>
      <text:p text:style-name="P13"/>
      <text:p text:style-name="P86">A fenti példa azt mutatja, hogy az entitás elején a @IdClass annotációval adhatjuk meg, hogy összetett elsődleges kulcsunk van és a paramétereként meg kell adni egy osztályt melyben, az ebben az entitásban @Id annotációkkal jelölt változókat helyezzük el. Csupán ennyi a minimum. Ha hozzá is akarunk férni az elemekhez, akkor persze szükséges getterek és setterek definiálása is. Látható, hogy a három kulcs elem közül az egyik egy osztály. Ez is lehetséges. Ha keresni kívnunk a SessionBean-ben a kulcs alapján, akkor ezt megtehetjük az @IdClass objektum megadásával. Nézzünk rá egy <text:s/>példát:</text:p>
      <text:p text:style-name="P86"/>
      <text:p text:style-name="P87">PKKappa.java</text:p>
      <text:p text:style-name="P62"><text:span text:style-name="T33">public</text:span><text:span text:style-name="T28"> </text:span><text:span text:style-name="T33">class</text:span><text:span text:style-name="T28"> PKKappa </text:span><text:span text:style-name="T33">implements</text:span><text:span text:style-name="T28"> Serializable {</text:span></text:p>
      <text:p text:style-name="P63"/>
      <text:p text:style-name="P63"><text:span text:style-name="T28"><text:tab/>EHataroloszerkezetTipus </text:span><text:span text:style-name="T38">hataroloszerkezetTipus</text:span><text:span text:style-name="T28">;</text:span></text:p>
      <text:p text:style-name="P63"><text:span text:style-name="T28"><text:tab/>Double </text:span><text:span text:style-name="T38">alsoHohidhossz</text:span><text:span text:style-name="T28">;</text:span></text:p>
      <text:p text:style-name="P63"><text:span text:style-name="T28"><text:tab/>Double </text:span><text:span text:style-name="T38">felsoHohidhossz</text:span><text:span text:style-name="T28">;</text:span></text:p>
      <text:p text:style-name="P63"/>
      <text:p text:style-name="P63"><text:span text:style-name="T28"><text:tab/></text:span><text:span text:style-name="T33">public</text:span><text:span text:style-name="T28"> PKKappa() {</text:span></text:p>
      <text:p text:style-name="P63"><text:span text:style-name="T28"><text:tab/><text:tab/></text:span><text:span text:style-name="T33">super</text:span><text:span text:style-name="T28">();</text:span></text:p>
      <text:p text:style-name="P60"><text:tab/>}</text:p>
      <text:p text:style-name="P60"><text:tab/></text:p>
      <text:p text:style-name="P63"><text:span text:style-name="T28"><text:tab/></text:span><text:span text:style-name="T33">public</text:span><text:span text:style-name="T28"> PKKappa(EHataroloszerkezetTipus hataroloszerkezetTipus,<text:tab/>Double alsoHohidhossz, Double felsoHohidhossz) {</text:span></text:p>
      <text:p text:style-name="P63"><text:span text:style-name="T28"><text:tab/><text:tab/></text:span><text:span text:style-name="T33">this</text:span><text:span text:style-name="T28">.</text:span><text:span text:style-name="T38">hataroloszerkezetTipus</text:span><text:span text:style-name="T28"> = hataroloszerkezetTipus;</text:span></text:p>
      <text:p text:style-name="P63"><text:span text:style-name="T28"><text:tab/><text:tab/></text:span><text:span text:style-name="T33">this</text:span><text:span text:style-name="T28">.</text:span><text:span text:style-name="T38">alsoHohidhossz</text:span><text:span text:style-name="T28"> = alsoHohidhossz;</text:span></text:p>
      <text:p text:style-name="P63"><text:span text:style-name="T28"><text:tab/><text:tab/></text:span><text:span text:style-name="T33">this</text:span><text:span text:style-name="T28">.</text:span><text:span text:style-name="T38">felsoHohidhossz</text:span><text:span text:style-name="T28"> = felsoHohidhossz;</text:span></text:p>
      <text:p text:style-name="P60"><text:tab/>}</text:p>
      <text:p text:style-name="P60">}</text:p>
      <text:p text:style-name="P86"/>
      <text:p text:style-name="P87">BKappa.java</text:p>
      <text:p text:style-name="P65">@Stateless</text:p>
      <text:p text:style-name="P67"><text:span text:style-name="T33">public</text:span><text:span text:style-name="T28"> </text:span><text:span text:style-name="T33">class</text:span><text:span text:style-name="T28"> BKappa </text:span><text:span text:style-name="T33">implements</text:span><text:span text:style-name="T28"> IKappa{</text:span></text:p>
      <text:p text:style-name="P67"/>
      <text:p text:style-name="P67"><text:span text:style-name="T28"><text:tab/></text:span><text:span text:style-name="T25">@PersistenceContext</text:span><text:span text:style-name="T28">( unitName=</text:span><text:span text:style-name="T7">"JPADB"</text:span><text:span text:style-name="T28">)</text:span></text:p>
      <text:p text:style-name="P67"><text:span text:style-name="T28"><text:tab/></text:span><text:span text:style-name="T33">private</text:span><text:span text:style-name="T28"> EntityManager </text:span><text:span text:style-name="T38">em</text:span><text:span text:style-name="T28">;</text:span></text:p>
      <text:p text:style-name="P66"><text:tab/></text:p>
      <text:p text:style-name="P67"><text:span text:style-name="T28"><text:tab/></text:span><text:span text:style-name="T25">@Override</text:span></text:p>
      <text:p text:style-name="P67"><text:span text:style-name="T28"><text:tab/></text:span><text:span text:style-name="T33">public</text:span><text:span text:style-name="T28"> EKappa get(PKKappa id) {</text:span></text:p>
      <text:p text:style-name="P66"><text:tab/><text:tab/></text:p>
      <text:p text:style-name="P67"><text:span text:style-name="T28"><text:tab/><text:tab/>EKappa kappa = </text:span><text:span text:style-name="T38">em</text:span><text:span text:style-name="T28">.find( EKappa.</text:span><text:span text:style-name="T33">class</text:span><text:span text:style-name="T28">, id );</text:span></text:p>
      <text:p text:style-name="P67"><text:span text:style-name="T28"><text:tab/><text:tab/></text:span><text:span text:style-name="T33">return</text:span><text:span text:style-name="T28"> kappa;</text:span></text:p>
      <text:p text:style-name="P66"><text:tab/>}</text:p>
      <text:p text:style-name="P86"/>
      <text:p text:style-name="P86"/>
      <text:p text:style-name="P86"/>
      <text:p text:style-name="P87"/>
      <text:p text:style-name="P88">Kliens oldali java</text:p>
      <text:p text:style-name="P61">...</text:p>
      <text:p text:style-name="P63"><text:span text:style-name="T28">EKappa k = </text:span><text:span text:style-name="T38">kappaBean</text:span><text:span text:style-name="T28">.get( </text:span><text:span text:style-name="T33">new</text:span><text:span text:style-name="T28"> PKKappa( kappa.getHataroloszerkezetTipus(), kappa.getAlsoHohidhossz(), kappa.getFelsoHohidhossz() ) );</text:span></text:p>
      <text:p text:style-name="P63"><text:span text:style-name="T33">if</text:span><text:span text:style-name="T28">( </text:span><text:span text:style-name="T33">null</text:span><text:span text:style-name="T28"> != kappa ){</text:span></text:p>
      <text:p text:style-name="P63"><text:span text:style-name="T28"><text:tab/>System.</text:span><text:span text:style-name="T39">out</text:span><text:span text:style-name="T28">.println( </text:span><text:span text:style-name="T7">" <text:s text:c="3"/>"</text:span><text:span text:style-name="T28"> + k.getNev() + </text:span><text:span text:style-name="T7">" "</text:span><text:span text:style-name="T28"> + k.getErtek() );</text:span></text:p>
      <text:p text:style-name="P60">}</text:p>
      <text:p text:style-name="P60">...<text:tab/></text:p>
      <text:p text:style-name="P86"/>
      <text:p text:style-name="P81"><text:span text:style-name="T1">Embedded Primary Key</text:span>: Egy alternativ megoldás az összetett elsődleges kulcs használatára</text:p>
      <text:p text:style-name="P89"><text:a xlink:type="simple" xlink:href="http://www.objectdb.com/api/java/jpa/Entity"><text:span text:style-name="T20"/></text:a></text:p>
      <text:p text:style-name="P89"><text:a xlink:type="simple" xlink:href="http://www.objectdb.com/api/java/jpa/Entity"><text:span text:style-name="T20">@Entity</text:span></text:a></text:p>
      <text:p text:style-name="P91">public class Project {</text:p>
      <text:p text:style-name="P89"><text:span text:style-name="T19"><text:s text:c="4"/></text:span><text:a xlink:type="simple" xlink:href="http://www.objectdb.com/api/java/jpa/EmbeddedId"><text:span text:style-name="T19">@EmbeddedId</text:span></text:a><text:span text:style-name="T19"> ProjectId id;</text:span></text:p>
      <text:p text:style-name="P91"><text:s text:c="4"/>…</text:p>
      <text:p text:style-name="P91">}</text:p>
      <text:p text:style-name="P89"><text:a xlink:type="simple" xlink:href="http://www.objectdb.com/api/java/jpa/Embeddable"><text:span text:style-name="T19"/></text:a></text:p>
      <text:p text:style-name="P89"><text:a xlink:type="simple" xlink:href="http://www.objectdb.com/api/java/jpa/Embeddable"><text:span text:style-name="T19">@Embeddable</text:span></text:a></text:p>
      <text:p text:style-name="P91">Class ProjectId {</text:p>
      <text:p text:style-name="P91"><text:s text:c="4"/>int departmentId;</text:p>
      <text:p text:style-name="P91"><text:s text:c="4"/>long projectId;</text:p>
      <text:p text:style-name="P91">}</text:p>
      <text:p text:style-name="P90"/>
      <text:p text:style-name="P13"/>
      <text:p text:style-name="P81"><text:span text:style-name="T1">Obtaining the Primary Key</text:span>: A JPA 2 támogat egy metódust, mely ID-ket generál az adott Entitás számára</text:p>
      <text:p text:style-name="P33"/>
      <text:p text:style-name="P34">EntityManagerFactory factory = Persistence.createEntityManagerFactory(PERSISTENCE_UNIT_NAME);</text:p>
      <text:p text:style-name="P37">EntityManager emf = factory.createEntityManager();</text:p>
      <text:p text:style-name="P35"><text:a xlink:type="simple" xlink:href="http://www.objectdb.com/api/java/jpa/PersistenceUnitUtil"><text:span text:style-name="T19">PersistenceUnitUtil</text:span></text:a><text:span text:style-name="T19"> util = emf.</text:span><text:a xlink:type="simple" xlink:href="http://www.objectdb.com/api/java/jpa/EntityManagerFactory/getPersistenceUnitUtil"><text:span text:style-name="T19">getPersistenceUnitUtil</text:span></text:a><text:span text:style-name="T19">();</text:span></text:p>
      <text:p text:style-name="P35"><text:span text:style-name="T19">Object projectId = util.</text:span><text:a xlink:type="simple" xlink:href="http://www.objectdb.com/api/java/jpa/PersistenceUnitUtil/getIdentifier_Object"><text:span text:style-name="T19">getIdentifier</text:span></text:a><text:span text:style-name="T19">(project);</text:span></text:p>
      <text:p text:style-name="P36"/>
      <text:p text:style-name="P4"/>
      <text:p text:style-name="P7"/>
      <text:p text:style-name="P12">Index-Unique</text:p>
      <text:p text:style-name="P16">Egyszerűbb megoldás, ha csak egy-egy mezőt szeretnénk indexelni, de természetesen lehetőség van összetett indexek létrehozására is. Ezenkívül Unique constraint-et is készíthetünk. Ezt láthatjuk a következő példában. </text:p>
      <text:p text:style-name="P15"><text:span text:style-name="T18">Indexet hozunk létre a teljes táblára vontakozóan a </text:span><text:span text:style-name="T17">@org.hibernate.annotation.Table </text:span><text:span text:style-name="T18">annotációjával több változóra egyszerre, illetve egyenként mezőkre is megtehetjük az </text:span><text:span text:style-name="T17">@org.hibernate.annotations.Index</text:span><text:span text:style-name="T18"> annotáció segítségével.</text:span></text:p>
      <text:p text:style-name="P15"><text:span text:style-name="T18">Unique megkötést hoztunk létre a hataroloszerkezetTipus, also_hohidhossz és felso_hohidhossz mezőkre együttesen a </text:span><text:span text:style-name="T17">@javax.persistence.Table</text:span><text:span text:style-name="T18"> annotáció </text:span><text:span text:style-name="T17">uniqueConstraints</text:span><text:span text:style-name="T18"> változójának segítségével. Ezenkívül unikálissá tehetők a mezők egyenként is a </text:span><text:span text:style-name="T17">@javax.persistence.Column</text:span><text:span text:style-name="T18"> annotáció </text:span><text:span text:style-name="T17">unique</text:span><text:span text:style-name="T18"> változójának megadásával.</text:span></text:p>
      <text:p text:style-name="P17"/>
      <text:p text:style-name="P49">@Entity</text:p>
      <text:p text:style-name="P53"><text:span text:style-name="T25">@Table</text:span><text:span text:style-name="T28">(name=</text:span><text:span text:style-name="T7">"kappa"</text:span><text:span text:style-name="T28">, uniqueConstraints={</text:span><text:span text:style-name="T25">@UniqueConstraint</text:span><text:span text:style-name="T28">(columnNames={</text:span><text:span text:style-name="T7">"hataroloszerkezetTipus"</text:span><text:span text:style-name="T28">, </text:span><text:span text:style-name="T7">"also_hohidhossz"</text:span><text:span text:style-name="T28">, </text:span><text:span text:style-name="T7">"felso_hohidhossz"</text:span><text:span text:style-name="T28">})})</text:span></text:p>
      <text:p text:style-name="P53"><text:span text:style-name="T25">@</text:span><text:span text:style-name="T28">org.hibernate.annotations.</text:span><text:span text:style-name="T25">Table</text:span><text:span text:style-name="T28">( appliesTo=</text:span><text:span text:style-name="T7">"kappa"</text:span><text:span text:style-name="T28">, indexes={</text:span><text:span text:style-name="T25">@Index</text:span><text:span text:style-name="T28">(name=</text:span><text:span text:style-name="T7">"idx"</text:span><text:span text:style-name="T28">, columnNames={</text:span><text:span text:style-name="T7">"also_hohidhossz"</text:span><text:span text:style-name="T28">, </text:span><text:span text:style-name="T7">"felso_hohidhossz"</text:span><text:span text:style-name="T28">})})</text:span></text:p>
      <text:p text:style-name="P53"/>
      <text:p text:style-name="P52">//@Table(name="<text:span text:style-name="T22">kappa</text:span>")</text:p>
      <text:p text:style-name="P53"><text:span text:style-name="T25">@IdClass</text:span><text:span text:style-name="T28">(PKKappa.</text:span><text:span text:style-name="T33">class</text:span><text:span text:style-name="T28">)</text:span></text:p>
      <text:p text:style-name="P53"><text:span text:style-name="T33">public</text:span><text:span text:style-name="T28"> </text:span><text:span text:style-name="T33">class</text:span><text:span text:style-name="T28"> EKappa </text:span><text:span text:style-name="T33">implements</text:span><text:span text:style-name="T28"> Serializable{</text:span></text:p>
      <text:p text:style-name="P53"/>
      <text:p text:style-name="P53"><text:span text:style-name="T28"><text:tab/></text:span><text:span text:style-name="T33">private</text:span><text:span text:style-name="T28"> </text:span><text:span text:style-name="T33">static</text:span><text:span text:style-name="T28"> </text:span><text:span text:style-name="T33">final</text:span><text:span text:style-name="T28"> </text:span><text:span text:style-name="T33">long</text:span><text:span text:style-name="T28"> </text:span><text:span text:style-name="T39">serialVersionUID</text:span><text:span text:style-name="T28"> = 8631903055472788016L;</text:span></text:p>
      <text:p text:style-name="P53"/>
      <text:p text:style-name="P53"><text:span text:style-name="T28"><text:tab/></text:span><text:span text:style-name="T25">@Id</text:span></text:p>
      <text:p text:style-name="P53"><text:span text:style-name="T28"><text:tab/></text:span><text:span text:style-name="T25">@ManyToOne</text:span><text:span text:style-name="T28">(cascade=CascadeType.</text:span><text:span text:style-name="T39">ALL</text:span><text:span text:style-name="T28">, fetch=FetchType.</text:span><text:span text:style-name="T39">LAZY</text:span><text:span text:style-name="T28">)</text:span></text:p>
      <text:p text:style-name="P53"><text:span text:style-name="T28"><text:tab/></text:span><text:span text:style-name="T25">@JoinColumn</text:span><text:span text:style-name="T28">( name=</text:span><text:span text:style-name="T7">"hataroloszerkezetTipus"</text:span><text:span text:style-name="T28">, referencedColumnName=</text:span><text:span text:style-name="T7">"id"</text:span><text:span text:style-name="T28">)</text:span></text:p>
      <text:p text:style-name="P53"><text:span text:style-name="T28"><text:tab/></text:span><text:span text:style-name="T33">private</text:span><text:span text:style-name="T28"> EHataroloszerkezetTipus </text:span><text:span text:style-name="T38">hataroloszerkezetTipus</text:span><text:span text:style-name="T28">;</text:span></text:p>
      <text:p text:style-name="P51"><text:tab/></text:p>
      <text:p text:style-name="P53"><text:span text:style-name="T28"><text:tab/></text:span><text:span text:style-name="T25">@Id</text:span></text:p>
      <text:p text:style-name="P52"><text:tab/>@Index(name="<text:span text:style-name="T22">alsoidx</text:span>", columnNames={"alsoHohidhossz"})</text:p>
      <text:p text:style-name="P53"><text:span text:style-name="T28"><text:tab/></text:span><text:span text:style-name="T25">@Basic</text:span></text:p>
      <text:p text:style-name="P53"><text:span text:style-name="T28"><text:tab/></text:span><text:span text:style-name="T25">@Column</text:span><text:span text:style-name="T28">(name=</text:span><text:span text:style-name="T7">"also_hohidhossz"</text:span><text:span text:style-name="T28">)</text:span></text:p>
      <text:p text:style-name="P53"><text:span text:style-name="T28"><text:tab/></text:span><text:span text:style-name="T33">private</text:span><text:span text:style-name="T28"> Double </text:span><text:span text:style-name="T38">alsoHohidhossz</text:span><text:span text:style-name="T28">;</text:span></text:p>
      <text:p text:style-name="P51"><text:tab/></text:p>
      <text:p text:style-name="P53"><text:span text:style-name="T28"><text:tab/></text:span><text:span text:style-name="T25">@Id</text:span></text:p>
      <text:p text:style-name="P52"><text:tab/>@Index(name="<text:span text:style-name="T22">felsoidx</text:span>", columnNames={"felsoHohidhossz"})</text:p>
      <text:p text:style-name="P53"><text:span text:style-name="T28"><text:tab/></text:span><text:span text:style-name="T25">@Basic</text:span></text:p>
      <text:p text:style-name="P53"><text:span text:style-name="T28"><text:tab/></text:span><text:span text:style-name="T25">@Column</text:span><text:span text:style-name="T28">(name=</text:span><text:span text:style-name="T7">"felso_hohidhossz"</text:span><text:span text:style-name="T28">)</text:span></text:p>
      <text:p text:style-name="P53"><text:span text:style-name="T28"><text:tab/></text:span><text:span text:style-name="T33">private</text:span><text:span text:style-name="T28"> Double </text:span><text:span text:style-name="T38">felsoHohidhossz</text:span><text:span text:style-name="T28">;</text:span></text:p>
      <text:p text:style-name="P51"><text:tab/></text:p>
      <text:p text:style-name="P53"><text:span text:style-name="T28"><text:tab/></text:span><text:span text:style-name="T25">@Basic</text:span></text:p>
      <text:p text:style-name="P55"><text:span text:style-name="T32"><text:tab/></text:span><text:span text:style-name="T27">@Column</text:span><text:span text:style-name="T32">(unique=</text:span><text:span text:style-name="T37">true</text:span><text:span text:style-name="T32">)</text:span></text:p>
      <text:p text:style-name="P55"><text:span text:style-name="T32"><text:tab/></text:span><text:span text:style-name="T24">private String nev;</text:span></text:p>
      <text:p text:style-name="P18"/>
      <text:p text:style-name="P13"/>
      <text:p text:style-name="P13"/>
      <text:p text:style-name="P13"/>
      <text:h text:style-name="P23" text:outline-level="1"/>
      <text:h text:style-name="P24" text:outline-level="1">JPA 101</text:h>
      <text:p text:style-name="P73"><text:span text:style-name="T16">If there's one thing you have to understand to successfully use JPA (Java Persistence API) it's the concept of a </text:span><text:span text:style-name="Emphasis"><text:span text:style-name="T16">Cache</text:span></text:span><text:span text:style-name="T16">. Almost everything boils down to the Cache at one point or another. Unfortunately the Cache is an internal thing and not exposed via the JPA API classes, so it not easy to touch or feel from a coding perspective.</text:span></text:p>
      <text:p text:style-name="P75">Here's a quick cheat sheet of the JPA world:</text:p>
      <text:list xml:id="list1347633448" text:style-name="L1">
        <text:list-item>
          <text:p text:style-name="P104"><text:span text:style-name="T16">A </text:span><text:span text:style-name="Strong_20_Emphasis"><text:span text:style-name="T16">Cache</text:span></text:span><text:span text:style-name="T16"> is a </text:span><text:span text:style-name="Strong_20_Emphasis"><text:span text:style-name="T16">copy of data</text:span></text:span><text:span text:style-name="T16">, copy meaning pulled from but living outside the database. </text:span></text:p>
        </text:list-item>
        <text:list-item>
          <text:p text:style-name="P104"><text:span text:style-name="Strong_20_Emphasis"><text:span text:style-name="T16">Flushing</text:span></text:span><text:span text:style-name="T16"> a Cache is the act of putting modified data back into the database. </text:span></text:p>
        </text:list-item>
        <text:list-item>
          <text:p text:style-name="P104"><text:span text:style-name="T16">A </text:span><text:span text:style-name="Strong_20_Emphasis"><text:span text:style-name="T16">PersistenceContext</text:span></text:span><text:span text:style-name="T16"> is essentially a Cache. It also tends to have it's own non-shared database connection. </text:span></text:p>
        </text:list-item>
        <text:list-item>
          <text:p text:style-name="P104"><text:span text:style-name="T16">An </text:span><text:span text:style-name="Strong_20_Emphasis"><text:span text:style-name="T16">EntityManager</text:span></text:span><text:span text:style-name="T16"> represents a PersistenceContext (and therefore a Cache) </text:span></text:p>
        </text:list-item>
        <text:list-item>
          <text:p text:style-name="P107"><text:span text:style-name="T16">An </text:span><text:span text:style-name="Strong_20_Emphasis"><text:span text:style-name="T16">EntityManagerFactory</text:span></text:span><text:span text:style-name="T16"> creates an EntityManager (and therefore a PersistenceContext/Cache) </text:span></text:p>
        </text:list-item>
      </text:list>
      <text:p text:style-name="P73"><text:span text:style-name="T16">Comparing </text:span><text:span text:style-name="Source_20_Text"><text:span text:style-name="T16">RESOURCE_LOCAL</text:span></text:span><text:span text:style-name="T16"> and </text:span><text:span text:style-name="Source_20_Text"><text:span text:style-name="T16">TRANSACTION</text:span></text:span><text:span text:style-name="T16"> persistence contexts</text:span></text:p>
      <text:p text:style-name="P73"><text:span text:style-name="T16">With &lt;persistence-unit transaction-type="</text:span><text:span text:style-name="Strong_20_Emphasis"><text:span text:style-name="T16">RESOURCE_LOCAL</text:span></text:span><text:span text:style-name="T16">"&gt; </text:span><text:span text:style-name="Strong_20_Emphasis"><text:span text:style-name="T16">you</text:span></text:span><text:span text:style-name="T16"> are responsible for EntityManager (PersistenceContext/Cache) creating and tracking...</text:span></text:p>
      <text:list xml:id="list685410928" text:style-name="L2">
        <text:list-item>
          <text:p text:style-name="P105"><text:span text:style-name="T16">You </text:span><text:span text:style-name="Strong_20_Emphasis"><text:span text:style-name="T16">must</text:span></text:span><text:span text:style-name="T16"> use the </text:span><text:span text:style-name="Strong_20_Emphasis"><text:span text:style-name="T16">EntityManagerFactory</text:span></text:span><text:span text:style-name="T16"> to get an EntityManager </text:span></text:p>
        </text:list-item>
        <text:list-item>
          <text:p text:style-name="P105"><text:span text:style-name="T16">The resulting </text:span><text:span text:style-name="Strong_20_Emphasis"><text:span text:style-name="T16">EntityManager</text:span></text:span><text:span text:style-name="T16"> instance </text:span><text:span text:style-name="Strong_20_Emphasis"><text:span text:style-name="T16">is</text:span></text:span><text:span text:style-name="T16"> a PersistenceContext/Cache </text:span></text:p>
        </text:list-item>
        <text:list-item>
          <text:p text:style-name="P105"><text:span text:style-name="T16">An </text:span><text:span text:style-name="Strong_20_Emphasis"><text:span text:style-name="T16">EntityManagerFactory</text:span></text:span><text:span text:style-name="T16"> can be injected via the </text:span><text:span text:style-name="Strong_20_Emphasis"><text:span text:style-name="T16">@PersistenceUnit</text:span></text:span><text:span text:style-name="T16"> annotation only (not @PersistenceContext) </text:span></text:p>
        </text:list-item>
        <text:list-item>
          <text:p text:style-name="P105"><text:span text:style-name="T16">You are </text:span><text:span text:style-name="Strong_20_Emphasis"><text:span text:style-name="T16">not</text:span></text:span><text:span text:style-name="T16"> allowed to use @PersistenceContext to refer to a unit of type RESOURCE_LOCAL </text:span></text:p>
        </text:list-item>
        <text:list-item>
          <text:p text:style-name="P105"><text:span text:style-name="T16">You </text:span><text:span text:style-name="Strong_20_Emphasis"><text:span text:style-name="T16">must</text:span></text:span><text:span text:style-name="T16"> use the </text:span><text:span text:style-name="Strong_20_Emphasis"><text:span text:style-name="T16">EntityTransaction</text:span></text:span><text:span text:style-name="T16"> API to begin/commit around </text:span><text:span text:style-name="Strong_20_Emphasis"><text:span text:style-name="T16">every</text:span></text:span><text:span text:style-name="T16"> call to your EntityManger </text:span></text:p>
        </text:list-item>
        <text:list-item>
          <text:p text:style-name="P105"><text:span text:style-name="T16">Calling entityManagerFactory.createEntityManager() twice results in </text:span><text:span text:style-name="Strong_20_Emphasis"><text:span text:style-name="T16">two</text:span></text:span><text:span text:style-name="T16"> separate EntityManager instances and therefor </text:span><text:span text:style-name="Strong_20_Emphasis"><text:span text:style-name="T16">two</text:span></text:span><text:span text:style-name="T16"> separate PersistenceContexts/Caches. </text:span></text:p>
        </text:list-item>
        <text:list-item>
          <text:p text:style-name="P108"><text:span text:style-name="T16">It is </text:span><text:span text:style-name="Strong_20_Emphasis"><text:span text:style-name="T16">almost never</text:span></text:span><text:span text:style-name="T16"> a good idea to have more than one </text:span><text:span text:style-name="Strong_20_Emphasis"><text:span text:style-name="T16">instance</text:span></text:span><text:span text:style-name="T16"> of an EntityManager in use (don't create a second one unless you've destroyed the first) </text:span></text:p>
        </text:list-item>
      </text:list>
      <text:p text:style-name="P73"><text:span text:style-name="T16">With &lt;persistence-unit transaction-type="</text:span><text:span text:style-name="Strong_20_Emphasis"><text:span text:style-name="T16">TRANSACTION</text:span></text:span><text:span text:style-name="T16">"&gt; the </text:span><text:span text:style-name="Strong_20_Emphasis"><text:span text:style-name="T16">container</text:span></text:span><text:span text:style-name="T16"> will do EntityManager (PersistenceContext/Cache) creating and tracking...</text:span></text:p>
      <text:list xml:id="list1450488971" text:style-name="L3">
        <text:list-item>
          <text:p text:style-name="P106"><text:span text:style-name="T16">You </text:span><text:span text:style-name="Strong_20_Emphasis"><text:span text:style-name="T16">cannot</text:span></text:span><text:span text:style-name="T16"> use the </text:span><text:span text:style-name="Strong_20_Emphasis"><text:span text:style-name="T16">EntityManagerFactory</text:span></text:span><text:span text:style-name="T16"> to get an EntityManager </text:span></text:p>
        </text:list-item>
        <text:list-item>
          <text:p text:style-name="P106"><text:span text:style-name="T16">You can only get an </text:span><text:span text:style-name="Strong_20_Emphasis"><text:span text:style-name="T16">EntityManager</text:span></text:span><text:span text:style-name="T16"> supplied by the </text:span><text:span text:style-name="Strong_20_Emphasis"><text:span text:style-name="T16">container</text:span></text:span><text:span text:style-name="T16"> </text:span></text:p>
        </text:list-item>
        <text:list-item>
          <text:p text:style-name="P106"><text:span text:style-name="T16">An </text:span><text:span text:style-name="Strong_20_Emphasis"><text:span text:style-name="T16">EntityManager</text:span></text:span><text:span text:style-name="T16"> can be injected via the </text:span><text:span text:style-name="Strong_20_Emphasis"><text:span text:style-name="T16">@PersistenceContext</text:span></text:span><text:span text:style-name="T16"> annotation only (not @PersistenceUnit) </text:span></text:p>
        </text:list-item>
        <text:list-item>
          <text:p text:style-name="P106"><text:span text:style-name="T16">You are </text:span><text:span text:style-name="Strong_20_Emphasis"><text:span text:style-name="T16">not</text:span></text:span><text:span text:style-name="T16"> allowed to use @PersistenceUnit to refer to a unit of type TRANSACTION </text:span></text:p>
        </text:list-item>
        <text:list-item>
          <text:p text:style-name="P106"><text:span text:style-name="T16">The </text:span><text:span text:style-name="Strong_20_Emphasis"><text:span text:style-name="T16">EntityManager</text:span></text:span><text:span text:style-name="T16"> given by the container is a </text:span><text:span text:style-name="Strong_20_Emphasis"><text:span text:style-name="T16">reference</text:span></text:span><text:span text:style-name="T16"> to the PersistenceContext/Cache associated with a JTA Transaction. </text:span></text:p>
        </text:list-item>
        <text:list-item>
          <text:p text:style-name="P106"><text:span text:style-name="T16">If no JTA transaction is in progress, the EntityManager </text:span><text:span text:style-name="Strong_20_Emphasis"><text:span text:style-name="T16">cannot be used</text:span></text:span><text:span text:style-name="T16"> because there is no PersistenceContext/Cache. </text:span></text:p>
        </text:list-item>
        <text:list-item>
          <text:p text:style-name="P106"><text:span text:style-name="T16">Everyone with an EntityManager reference to the </text:span><text:span text:style-name="Strong_20_Emphasis"><text:span text:style-name="T16">same unit</text:span></text:span><text:span text:style-name="T16"> in the </text:span><text:span text:style-name="Strong_20_Emphasis"><text:span text:style-name="T16">same transaction</text:span></text:span><text:span text:style-name="T16"> will automatically have a reference to the </text:span><text:span text:style-name="Strong_20_Emphasis"><text:span text:style-name="T16">same PersistenceContext/Cache</text:span></text:span><text:span text:style-name="T16"> </text:span></text:p>
        </text:list-item>
        <text:list-item>
          <text:p text:style-name="P109"><text:span text:style-name="T16">The PersistenceContext/Cache is </text:span><text:span text:style-name="Strong_20_Emphasis"><text:span text:style-name="T16">flushed</text:span></text:span><text:span text:style-name="T16"> and cleared at JTA </text:span><text:span text:style-name="Strong_20_Emphasis"><text:span text:style-name="T16">commit</text:span></text:span><text:span text:style-name="T16"> time </text:span></text:p>
        </text:list-item>
      </text:list>
      <text:h text:style-name="P79" text:outline-level="1"><text:bookmark text:name="JPAConcepts-Cache==PersistenceContext"/>Cache == PersistenceContext</text:h>
      <text:p text:style-name="P75">The concept of a database cache is an extremely important concept to be aware of. Without a copy of the data in memory (i.e. a cache) when you call account.getBalance() the persistence provider would have to go read the value from the database. Calling account.getBalance() several times would cause several trips to the database. This would obviously be a big waste of resources. The other side of having a cache is that when you call account.setBalance(5000) it also doesn't hit the database (usually). When the cache is "flushed" the data in it is sent to the database via as many SQL updates, inserts and deletes as are required. That is the basics of java persistence of any kind all wrapped in a nutshell. If you can understand that, you're good to go in nearly any persistence technology java has to offer.</text:p>
      <text:p text:style-name="P75">Complications can arise when there is more than one PersistenceContext/Cache relating the same data in the same transaction. In any given transaction you want exactly one PersistenceContext/Cache for a given set of data. Using a TRANSACTION unit with an EntityManager created by the container will always guarantee that this is the case. With a RESOURCE_LOCAL unit and an EntityManagerFactory you should create and use exactly one EntityManager instance in your transaction to ensure there is only one active PersistenceContext/Cache for the given set of data active against the current transaction.</text:p>
      <text:h text:style-name="P79" text:outline-level="1"/>
      <text:h text:style-name="P80" text:outline-level="1"><text:bookmark text:name="JPAConcepts-CachesandDetaching"/>Caches and Detaching</text:h>
      <text:p text:style-name="P73"><text:span text:style-name="T16">Detaching is the concept of a persistent object </text:span><text:span text:style-name="Strong_20_Emphasis"><text:span text:style-name="T16">leaving</text:span></text:span><text:span text:style-name="T16"> the PersistenceContext/Cache. Leaving means that any updates made to the object are </text:span><text:span text:style-name="Strong_20_Emphasis"><text:span text:style-name="T16">not</text:span></text:span><text:span text:style-name="T16"> reflected in the PersistenceContext/Cache. An object will become Detached if it somehow </text:span><text:span text:style-name="Strong_20_Emphasis"><text:span text:style-name="T16">lives longer</text:span></text:span><text:span text:style-name="T16"> or is </text:span><text:span text:style-name="Strong_20_Emphasis"><text:span text:style-name="T16">used outside</text:span></text:span><text:span text:style-name="T16"> the scope of the PersistenceContext/Cache. </text:span></text:p>
      <text:p text:style-name="P73"><text:span text:style-name="T16">For a TRANSACTION unit, the PersistenceContext/Cache will live as long as the transaction does. When a transaction completes (commits or rollsback) all objects that were in the PersistenceContext/Cache are Detached. You can still use them, but they are no longer associated with a PersistenceContext/Cache and modifications on them will </text:span><text:span text:style-name="Strong_20_Emphasis"><text:span text:style-name="T16">not</text:span></text:span><text:span text:style-name="T16"> be reflected in a PersistenceContext/Cache and therefore not the database either.</text:span></text:p>
      <text:p text:style-name="P75">Serializing objects that are currently in a PersistenceContext/Cache will also cause them to Detach.</text:p>
      <text:p text:style-name="P75">In some cases objects or collections of objects that become Detached may not have all the data you need. This can be because of lazy loading. With lazy loading, data isn't pulled from the database and into the PersistenceContext/Cache until it is requested in code. In many cases the Collections of persistent objects returned from an javax.persistence.Query.getResultList() call are completely empty until you iterate over them. A side effect of this is that if the Collection becomes Detached before it's been fully read it will be permanently empty and of no use and calling methods on the Detached Collection can cause strange errors and exceptions to be thrown. If you wish to Detach a Collection of persistent objects it is always a good idea to iterate over the Collection at least once.</text:p>
      <text:p text:style-name="P73"><text:span text:style-name="T16">You </text:span><text:span text:style-name="Strong_20_Emphasis"><text:span text:style-name="T16">cannot</text:span></text:span><text:span text:style-name="T16"> call EntityManager.persist() or EntityManager.remove() on a Detached object.</text:span></text:p>
      <text:p text:style-name="P75">Calling EntityManager.merge() will re-attach a Detached object.</text:p>
      <text:h text:style-name="P79" text:outline-level="1"><text:bookmark text:name="JPAConcepts-ValidRESOURCE_LOCALUnitusage"/>Valid RESOURCE_LOCAL Unit usage</text:h>
      <text:p text:style-name="P75">Servlets and EJBs can use RESOURCE_LOCAL persistence units through the EntityManagerFactory as follows:</text:p>
      <text:p text:style-name="P77"><text:span text:style-name="Source_20_Text"><text:span text:style-name="T19">&lt;?xml version="1.0" encoding="UTF-8" ?&gt;</text:span></text:span></text:p>
      <text:p text:style-name="P77"><text:span text:style-name="Source_20_Text"><text:span text:style-name="T19">&lt;persistence xmlns="http://java.sun.com/xml/ns/persistence" version="1.0"&gt;</text:span></text:span></text:p>
      <text:p text:style-name="P78"/>
      <text:p text:style-name="P77"><text:span text:style-name="Source_20_Text"><text:span text:style-name="T19"><text:s text:c="2"/>&lt;persistence-unit name="Tutorial" transaction-type="RESOURCE_LOCAL"&gt;</text:span></text:span></text:p>
      <text:p text:style-name="P77"><text:span text:style-name="Source_20_Text"><text:span text:style-name="T19"><text:s text:c="4"/>&lt;non-jta-data-source&gt;myNonJtaDataSource&lt;/non-jta-data-source&gt;</text:span></text:span></text:p>
      <text:p text:style-name="P77"><text:span text:style-name="Source_20_Text"><text:span text:style-name="T19"><text:s text:c="4"/>&lt;class&gt;org.superbiz.jpa.Account&lt;/class&gt;</text:span></text:span></text:p>
      <text:p text:style-name="P77"><text:span text:style-name="Source_20_Text"><text:span text:style-name="T19"><text:s text:c="2"/>&lt;/persistence-unit&gt;</text:span></text:span></text:p>
      <text:p text:style-name="P78"/>
      <text:p text:style-name="P76"><text:span text:style-name="Source_20_Text"><text:span text:style-name="T19">&lt;/persistence&gt;</text:span></text:span></text:p>
      <text:p text:style-name="P74">And referenced as follows</text:p>
      <text:p text:style-name="P77"><text:span text:style-name="Source_20_Text"><text:span text:style-name="T19">import javax.persistence.EntityManagerFactory;</text:span></text:span></text:p>
      <text:p text:style-name="P77"><text:span text:style-name="Source_20_Text"><text:span text:style-name="T19">import javax.persistence.EntityManager;</text:span></text:span></text:p>
      <text:p text:style-name="P77"><text:span text:style-name="Source_20_Text"><text:span text:style-name="T19">import javax.persistence.EntityTransaction;</text:span></text:span></text:p>
      <text:p text:style-name="P77"><text:span text:style-name="Source_20_Text"><text:span text:style-name="T19">import javax.persistence.PersistenceUnit;</text:span></text:span></text:p>
      <text:p text:style-name="P78"/>
      <text:p text:style-name="P77"><text:span text:style-name="Source_20_Text"><text:span text:style-name="T19">public class MyEjbOrServlet ... {</text:span></text:span></text:p>
      <text:p text:style-name="P78"/>
      <text:p text:style-name="P77"><text:span text:style-name="Source_20_Text"><text:span text:style-name="T19"><text:s text:c="4"/>@PersistenceUnit(unitName="Tutorial")</text:span></text:span></text:p>
      <text:p text:style-name="P77"><text:span text:style-name="Source_20_Text"><text:span text:style-name="T19"><text:s text:c="4"/>private EntityManagerFactory factory;</text:span></text:span></text:p>
      <text:p text:style-name="P78"/>
      <text:p text:style-name="P77"><text:span text:style-name="Source_20_Text"><text:span text:style-name="T19"><text:s text:c="4"/>// Proper exception handling left out for simplicity</text:span></text:span></text:p>
      <text:p text:style-name="P77"><text:span text:style-name="Source_20_Text"><text:span text:style-name="T19"><text:s text:c="4"/>public void ejbMethodOrServletServiceMethod() throws Exception {</text:span></text:span></text:p>
      <text:p text:style-name="P77"><text:span text:style-name="Source_20_Text"><text:span text:style-name="T19"><text:s text:c="8"/>EntityManager entityManager = factory.createEntityManager();</text:span></text:span></text:p>
      <text:p text:style-name="P78"/>
      <text:p text:style-name="P77"><text:span text:style-name="Source_20_Text"><text:span text:style-name="T19"><text:s text:c="8"/>EntityTransaction entityTransaction = entityManager.getTransaction();</text:span></text:span></text:p>
      <text:p text:style-name="P78"/>
      <text:p text:style-name="P77"><text:span text:style-name="Source_20_Text"><text:span text:style-name="T19"><text:s text:c="8"/>entityTransaction.begin();</text:span></text:span></text:p>
      <text:p text:style-name="P78"/>
      <text:p text:style-name="P77"><text:span text:style-name="Source_20_Text"><text:span text:style-name="T19"><text:s text:c="8"/>Account account = entityManager.find(Account.class, 12345);</text:span></text:span></text:p>
      <text:p text:style-name="P78"/>
      <text:p text:style-name="P77"><text:span text:style-name="Source_20_Text"><text:span text:style-name="T19"><text:s text:c="8"/>account.setBalance(5000);</text:span></text:span></text:p>
      <text:p text:style-name="P78"/>
      <text:p text:style-name="P77"><text:span text:style-name="Source_20_Text"><text:span text:style-name="T19"><text:s text:c="8"/>entityTransaction.commit();</text:span></text:span></text:p>
      <text:p text:style-name="P77"><text:span text:style-name="Source_20_Text"><text:span text:style-name="T19"><text:s text:c="4"/>}</text:span></text:span></text:p>
      <text:p text:style-name="P77"><text:span text:style-name="Source_20_Text"><text:span text:style-name="T19"><text:s text:c="4"/>...</text:span></text:span></text:p>
      <text:p text:style-name="P76"><text:span text:style-name="Source_20_Text"><text:span text:style-name="T19">}</text:span></text:span></text:p>
      <text:h text:style-name="P79" text:outline-level="1"/>
      <text:h text:style-name="P80" text:outline-level="1">Valid TRANSACTION Unit usage</text:h>
      <text:p text:style-name="P75">EJBs can use TRANSACTION persistence units through the EntityManager as follows:</text:p>
      <text:p text:style-name="P77"><text:span text:style-name="Source_20_Text"><text:span text:style-name="T19">&lt;?xml version="1.0" encoding="UTF-8" ?&gt;</text:span></text:span></text:p>
      <text:p text:style-name="P77"><text:span text:style-name="Source_20_Text"><text:span text:style-name="T19">&lt;persistence xmlns="http://java.sun.com/xml/ns/persistence" version="1.0"&gt;</text:span></text:span></text:p>
      <text:p text:style-name="P78"/>
      <text:p text:style-name="P77"><text:span text:style-name="Source_20_Text"><text:span text:style-name="T19"><text:s text:c="2"/>&lt;!-- Tutorial "unit" --&gt;</text:span></text:span></text:p>
      <text:p text:style-name="P77"><text:span text:style-name="Source_20_Text"><text:span text:style-name="T19"><text:s text:c="2"/>&lt;persistence-unit name="Tutorial" transaction-type="TRANSACTION"&gt;</text:span></text:span></text:p>
      <text:p text:style-name="P77"><text:span text:style-name="Source_20_Text"><text:span text:style-name="T19"><text:s text:c="4"/>&lt;jta-data-source&gt;myJtaDataSource&lt;/jta-data-source&gt;</text:span></text:span></text:p>
      <text:p text:style-name="P77"><text:span text:style-name="Source_20_Text"><text:span text:style-name="T19"><text:s text:c="4"/>&lt;non-jta-data-source&gt;myNonJtaDataSource&lt;/non-jta-data-source&gt;</text:span></text:span></text:p>
      <text:p text:style-name="P77"><text:span text:style-name="Source_20_Text"><text:span text:style-name="T19"><text:s text:c="4"/>&lt;class&gt;org.superbiz.jpa.Account&lt;/class&gt;</text:span></text:span></text:p>
      <text:p text:style-name="P77"><text:span text:style-name="Source_20_Text"><text:span text:style-name="T19"><text:s text:c="2"/>&lt;/persistence-unit&gt;</text:span></text:span></text:p>
      <text:p text:style-name="P78"/>
      <text:p text:style-name="P76"><text:span text:style-name="Source_20_Text"><text:span text:style-name="T19">&lt;/persistence&gt;</text:span></text:span></text:p>
      <text:p text:style-name="P74">And referenced as follows</text:p>
      <text:p text:style-name="P77"><text:span text:style-name="Source_20_Text"><text:span text:style-name="T19">import javax.ejb.Stateless;</text:span></text:span></text:p>
      <text:p text:style-name="P77"><text:span text:style-name="Source_20_Text"><text:span text:style-name="T19">import javax.ejb.TransactionAttribute;</text:span></text:span></text:p>
      <text:p text:style-name="P77"><text:span text:style-name="Source_20_Text"><text:span text:style-name="T19">import javax.ejb.TransactionAttributeType;</text:span></text:span></text:p>
      <text:p text:style-name="P77"><text:span text:style-name="Source_20_Text"><text:span text:style-name="T19">import javax.persistence.EntityManager;</text:span></text:span></text:p>
      <text:p text:style-name="P77"><text:span text:style-name="Source_20_Text"><text:span text:style-name="T19">import javax.persistence.PersistenceContext;</text:span></text:span></text:p>
      <text:p text:style-name="P78"/>
      <text:p text:style-name="P77"><text:span text:style-name="Source_20_Text"><text:span text:style-name="T19">@Stateless</text:span></text:span></text:p>
      <text:p text:style-name="P77"><text:span text:style-name="Source_20_Text"><text:span text:style-name="T19">public class MyEjb implements MyEjbInterface {</text:span></text:span></text:p>
      <text:p text:style-name="P78"/>
      <text:p text:style-name="P77"><text:span text:style-name="Source_20_Text"><text:span text:style-name="T19"><text:s text:c="4"/>@PersistenceContext(unitName = "Tutorial")</text:span></text:span></text:p>
      <text:p text:style-name="P77"><text:span text:style-name="Source_20_Text"><text:span text:style-name="T19"><text:s text:c="4"/>private EntityManager entityManager;</text:span></text:span></text:p>
      <text:p text:style-name="P78"/>
      <text:p text:style-name="P77"><text:span text:style-name="Source_20_Text"><text:span text:style-name="T19"><text:s text:c="4"/>// Proper exception handling left out for simplicity</text:span></text:span></text:p>
      <text:p text:style-name="P77"><text:span text:style-name="Source_20_Text"><text:span text:style-name="T19"><text:s text:c="4"/>@TransactionAttribute(TransactionAttributeType.REQUIRED)</text:span></text:span></text:p>
      <text:p text:style-name="P77"><text:span text:style-name="Source_20_Text"><text:span text:style-name="T19"><text:s text:c="4"/>public void ejbMethod() throws Exception {</text:span></text:span></text:p>
      <text:p text:style-name="P78"/>
      <text:p text:style-name="P77"><text:span text:style-name="Source_20_Text"><text:span text:style-name="T19"><text:s text:c="4"/>Account account = entityManager.find(Account.class, 12345);</text:span></text:span></text:p>
      <text:p text:style-name="P78"/>
      <text:p text:style-name="P77"><text:span text:style-name="Source_20_Text"><text:span text:style-name="T19"><text:s text:c="4"/>account.setBalance(5000);</text:span></text:span></text:p>
      <text:p text:style-name="P78"/>
      <text:p text:style-name="P77"><text:span text:style-name="Source_20_Text"><text:span text:style-name="T19"><text:s text:c="4"/>}</text:span></text:span></text:p>
      <text:p text:style-name="P76"><text:span text:style-name="Source_20_Text"><text:span text:style-name="T19">}</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p text:style-name="P4"/>
      <text:p text:style-name="P4"/>
      <text:p text:style-name="P2"/>
      <text:p text:style-name="P92"/>
      <text:p text:style-name="P101">--- Szerver oldal ---</text:p>
      <text:p text:style-name="P101"/>
      <text:p text:style-name="P101">persistence.xml</text:p>
      <text:p text:style-name="P93"><text:span text:style-name="T12">&lt;?</text:span><text:span text:style-name="T4">xml</text:span> <text:span text:style-name="T6">version</text:span><text:span text:style-name="T2">=</text:span><text:span text:style-name="T8">"1.0"</text:span> <text:span text:style-name="T6">encoding</text:span><text:span text:style-name="T2">=</text:span><text:span text:style-name="T8">"UTF-8"</text:span><text:span text:style-name="T12">?&gt;</text:span></text:p>
      <text:p text:style-name="P94"><text:span text:style-name="T12">&lt;</text:span><text:span text:style-name="T4">persistence</text:span> <text:span text:style-name="T6">version</text:span><text:span text:style-name="T2">=</text:span><text:span text:style-name="T8">"2.0"</text:span> </text:p>
      <text:p text:style-name="P94"><text:tab/><text:span text:style-name="T6">xmlns</text:span><text:span text:style-name="T2">=</text:span><text:span text:style-name="T8">"http://java.sun.com/xml/ns/persistence"</text:span></text:p>
      <text:p text:style-name="P94"><text:tab/><text:span text:style-name="T6">xmlns:xsi</text:span><text:span text:style-name="T2">=</text:span><text:span text:style-name="T8">"http://www.w3.org/2001/XMLSchema-instance"</text:span></text:p>
      <text:p text:style-name="P94"><text:tab/><text:span text:style-name="T6">xsi:schemaLocation</text:span><text:span text:style-name="T2">=</text:span><text:span text:style-name="T8">"http://java.sun.com/xml/ns/persistence </text:span></text:p>
      <text:p text:style-name="P94"><text:span text:style-name="T8"><text:tab/>http://java.sun.com/xml/ns/persistence/persistence_2_0.xsd"</text:span><text:span text:style-name="T12">&gt;</text:span></text:p>
      <text:p text:style-name="P94"><text:span text:style-name="T2"><text:s text:c="4"/></text:span><text:span text:style-name="T12">&lt;</text:span><text:span text:style-name="T4">persistence-unit</text:span> <text:span text:style-name="T6">name</text:span><text:span text:style-name="T2">=</text:span><text:span text:style-name="T8">"JPADB"</text:span> <text:span text:style-name="T12">&gt;</text:span><text:span text:style-name="T2"> <text:s text:c="3"/></text:span></text:p>
      <text:p text:style-name="P94"><text:span text:style-name="T2"><text:s text:c="4"/></text:span><text:span text:style-name="T12">&lt;</text:span><text:span text:style-name="T4">jta-data-source</text:span><text:span text:style-name="T12">&gt;</text:span><text:span text:style-name="T2">java:jboss/</text:span><text:span text:style-name="T3">datasources</text:span><text:span text:style-name="T2">/MySQLDS</text:span><text:span text:style-name="T12">&lt;/</text:span><text:span text:style-name="T4">jta-data-source</text:span><text:span text:style-name="T12">&gt;</text:span></text:p>
      <text:p text:style-name="P94"><text:span text:style-name="T2"><text:s text:c="8"/></text:span><text:span text:style-name="T12">&lt;</text:span><text:span text:style-name="T4">properties</text:span><text:span text:style-name="T12">&gt;</text:span></text:p>
      <text:p text:style-name="P94"><text:span text:style-name="T2"><text:s text:c="12"/></text:span><text:span text:style-name="T12">&lt;</text:span><text:span text:style-name="T4">property</text:span> <text:span text:style-name="T6">name</text:span><text:span text:style-name="T2">=</text:span><text:span text:style-name="T8">"showSql"</text:span> <text:span text:style-name="T6">value</text:span><text:span text:style-name="T2">=</text:span><text:span text:style-name="T8">"true"</text:span><text:span text:style-name="T12">/&gt;</text:span></text:p>
      <text:p text:style-name="P94"><text:span text:style-name="T2"><text:s text:c="12"/></text:span><text:span text:style-name="T12">&lt;</text:span><text:span text:style-name="T4">property</text:span> <text:span text:style-name="T6">name</text:span><text:span text:style-name="T2">=</text:span><text:span text:style-name="T8">"hibernate.dialect"</text:span> <text:span text:style-name="T6">value</text:span><text:span text:style-name="T2">=</text:span><text:span text:style-name="T8">"org.hibernate.dialect.MySQLDialect"</text:span> <text:span text:style-name="T12">/&gt;</text:span></text:p>
      <text:p text:style-name="P94"/>
      <text:p text:style-name="P96">&lt;!-- </text:p>
      <text:p text:style-name="P96"><text:s text:c="11"/>&lt;property name="hibernate.hbm2ddl.auto" value="create-drop"/&gt;</text:p>
      <text:p text:style-name="P96">--&gt;</text:p>
      <text:p text:style-name="P94"><text:span text:style-name="T2"><text:s text:c="12"/></text:span><text:span text:style-name="T12">&lt;</text:span><text:span text:style-name="T4">property</text:span> <text:span text:style-name="T6">name</text:span><text:span text:style-name="T2">=</text:span><text:span text:style-name="T8">"hibernate.hbm2ddl.auto"</text:span> <text:span text:style-name="T6">value</text:span><text:span text:style-name="T2">=</text:span><text:span text:style-name="T8">"validate"</text:span><text:span text:style-name="T12">/&gt;</text:span></text:p>
      <text:p text:style-name="P97"><text:s/></text:p>
      <text:p text:style-name="P94"><text:span text:style-name="T2"><text:s text:c="8"/></text:span><text:span text:style-name="T12">&lt;/</text:span><text:span text:style-name="T4">properties</text:span><text:span text:style-name="T12">&gt;</text:span></text:p>
      <text:p text:style-name="P94"><text:span text:style-name="T2"><text:s text:c="4"/></text:span><text:span text:style-name="T12">&lt;/</text:span><text:span text:style-name="T4">persistence-unit</text:span><text:span text:style-name="T12">&gt;</text:span></text:p>
      <text:p text:style-name="P97"><text:s text:c="4"/></text:p>
      <text:p text:style-name="P95"><text:span text:style-name="T13">&lt;/</text:span><text:span text:style-name="T5">persistence</text:span><text:span text:style-name="T13">&gt;</text:span></text:p>
      <text:p text:style-name="P101"/>
      <text:p text:style-name="P101">Ekappa.java</text:p>
      <text:p text:style-name="P103">package hu.akoel.app.entaejb.entities;</text:p>
      <text:p text:style-name="P103"/>
      <text:p text:style-name="P103">import hu.akoel.app.entaejb.entityprimarykey.PKKappa;</text:p>
      <text:p text:style-name="P103"/>
      <text:p text:style-name="P103">import java.io.Serializable;</text:p>
      <text:p text:style-name="P103"/>
      <text:p text:style-name="P103">import javax.persistence.Basic;</text:p>
      <text:p text:style-name="P103">import javax.persistence.CascadeType;</text:p>
      <text:p text:style-name="P103">import javax.persistence.Column;</text:p>
      <text:p text:style-name="P103">import javax.persistence.Entity;</text:p>
      <text:p text:style-name="P103">import javax.persistence.FetchType;</text:p>
      <text:p text:style-name="P103">import javax.persistence.Id;</text:p>
      <text:p text:style-name="P103">import javax.persistence.IdClass;</text:p>
      <text:p text:style-name="P103">import javax.persistence.JoinColumn;</text:p>
      <text:p text:style-name="P103">import javax.persistence.ManyToOne;</text:p>
      <text:p text:style-name="P103">import javax.persistence.Table;</text:p>
      <text:p text:style-name="P103"/>
      <text:p text:style-name="P103">import org.hibernate.annotations.Index;</text:p>
      <text:p text:style-name="P103"/>
      <text:p text:style-name="P103">@Entity</text:p>
      <text:p text:style-name="P103">@Table(name="kappa")</text:p>
      <text:p text:style-name="P103">@IdClass(PKKappa.class)</text:p>
      <text:p text:style-name="P103">public class EKappa implements Serializable{</text:p>
      <text:p text:style-name="P103"/>
      <text:p text:style-name="P103"><text:tab/>private static final long serialVersionUID = 8631903055472788016L;</text:p>
      <text:p text:style-name="P103"/>
      <text:p text:style-name="P103"><text:tab/>@Id</text:p>
      <text:p text:style-name="P103"><text:tab/>@ManyToOne( fetch=FetchType.LAZY)</text:p>
      <text:p text:style-name="P103"><text:tab/>@JoinColumn(name="hataroloszerkezetTipus", referencedColumnName="id")</text:p>
      <text:p text:style-name="P103"><text:tab/>private EHataroloszerkezetTipus hataroloszerkezetTipus;</text:p>
      <text:p text:style-name="P103"><text:tab/></text:p>
      <text:p text:style-name="P103"><text:tab/>@Id</text:p>
      <text:p text:style-name="P103"><text:tab/>@Index(name="alsoidx", columnNames={"alsoHohidhossz"})</text:p>
      <text:p text:style-name="P103"><text:tab/>@Basic</text:p>
      <text:p text:style-name="P103"><text:tab/>@Column(name="also_hohidhossz")</text:p>
      <text:p text:style-name="P103"><text:tab/>private Double alsoHohidhossz;</text:p>
      <text:p text:style-name="P103"><text:tab/></text:p>
      <text:p text:style-name="P103"><text:tab/>@Id</text:p>
      <text:p text:style-name="P103"><text:tab/>@Basic</text:p>
      <text:p text:style-name="P103"><text:tab/>@Column(name="felso_hohidhossz" )</text:p>
      <text:p text:style-name="P103"><text:tab/>private Double felsoHohidhossz;</text:p>
      <text:p text:style-name="P103"><text:tab/></text:p>
      <text:p text:style-name="P103"><text:tab/>@Basic</text:p>
      <text:p text:style-name="P103"><text:tab/>private String nev;</text:p>
      <text:p text:style-name="P103"><text:tab/></text:p>
      <text:p text:style-name="P103"><text:tab/>@Basic</text:p>
      <text:p text:style-name="P103"><text:tab/>private Double ertek;</text:p>
      <text:p text:style-name="P103"/>
      <text:p text:style-name="P103"><text:tab/>//</text:p>
      <text:p text:style-name="P103"><text:tab/>// Getters, Setters</text:p>
      <text:p text:style-name="P103"><text:tab/>//</text:p>
      <text:p text:style-name="P103"><text:tab/></text:p>
      <text:p text:style-name="P103"><text:tab/>public Double getAlsoHohidhossz() {</text:p>
      <text:p text:style-name="P103"><text:tab/><text:tab/>return alsoHohidhossz;</text:p>
      <text:p text:style-name="P103"><text:tab/>}</text:p>
      <text:p text:style-name="P103"/>
      <text:p text:style-name="P103"><text:tab/>public void setAlsoHohidhossz(Double alsoHohidhossz) {</text:p>
      <text:p text:style-name="P103"><text:tab/><text:tab/>this.alsoHohidhossz = alsoHohidhossz;</text:p>
      <text:p text:style-name="P103"><text:tab/>}</text:p>
      <text:p text:style-name="P103"/>
      <text:p text:style-name="P103"><text:tab/>public Double getFelsoHohidhossz() {</text:p>
      <text:p text:style-name="P103"><text:tab/><text:tab/>return felsoHohidhossz;</text:p>
      <text:p text:style-name="P103"><text:tab/>}</text:p>
      <text:p text:style-name="P103"/>
      <text:p text:style-name="P103"><text:tab/>public void setFelsoHohidhossz(Double felsoHohidhossz) {</text:p>
      <text:p text:style-name="P103"><text:soft-page-break/><text:tab/><text:tab/>this.felsoHohidhossz = felsoHohidhossz;</text:p>
      <text:p text:style-name="P103"><text:tab/>}</text:p>
      <text:p text:style-name="P103"/>
      <text:p text:style-name="P103"><text:tab/>public String getNev() {</text:p>
      <text:p text:style-name="P103"><text:tab/><text:tab/>return nev;</text:p>
      <text:p text:style-name="P103"><text:tab/>}</text:p>
      <text:p text:style-name="P103"/>
      <text:p text:style-name="P103"><text:tab/>public void setNev(String nev) {</text:p>
      <text:p text:style-name="P103"><text:tab/><text:tab/>this.nev = nev;</text:p>
      <text:p text:style-name="P103"><text:tab/>}</text:p>
      <text:p text:style-name="P103"/>
      <text:p text:style-name="P103"><text:tab/>public Double getErtek() {</text:p>
      <text:p text:style-name="P103"><text:tab/><text:tab/>return ertek;</text:p>
      <text:p text:style-name="P103"><text:tab/>}</text:p>
      <text:p text:style-name="P103"/>
      <text:p text:style-name="P103"><text:tab/>public void setErtek(Double ertek) {</text:p>
      <text:p text:style-name="P103"><text:tab/><text:tab/>this.ertek = ertek;</text:p>
      <text:p text:style-name="P103"><text:tab/>}</text:p>
      <text:p text:style-name="P103"/>
      <text:p text:style-name="P103"><text:tab/>public EHataroloszerkezetTipus getHataroloszerkezetTipus() {</text:p>
      <text:p text:style-name="P103"><text:tab/><text:tab/>return hataroloszerkezetTipus;</text:p>
      <text:p text:style-name="P103"><text:tab/>}</text:p>
      <text:p text:style-name="P103"/>
      <text:p text:style-name="P103"><text:tab/>public void setHataroloszerkezetTipus(EHataroloszerkezetTipus hataroloszerkezetTipus) {</text:p>
      <text:p text:style-name="P103"><text:tab/><text:tab/>this.hataroloszerkezetTipus = hataroloszerkezetTipus;</text:p>
      <text:p text:style-name="P103"><text:tab/>} </text:p>
      <text:p text:style-name="P103"/>
      <text:p text:style-name="P103">}</text:p>
      <text:p text:style-name="P101"/>
      <text:p text:style-name="P101">EHataroloszerkezetTipus.java</text:p>
      <text:p text:style-name="P103">package hu.akoel.app.entaejb.entities;</text:p>
      <text:p text:style-name="P103"/>
      <text:p text:style-name="P103">import java.io.Serializable;</text:p>
      <text:p text:style-name="P103">import java.util.ArrayList;</text:p>
      <text:p text:style-name="P103">import java.util.List;</text:p>
      <text:p text:style-name="P103"/>
      <text:p text:style-name="P103">import javax.persistence.Basic;</text:p>
      <text:p text:style-name="P103">import javax.persistence.CascadeType;</text:p>
      <text:p text:style-name="P103">import javax.persistence.Column;</text:p>
      <text:p text:style-name="P103">import javax.persistence.Entity;</text:p>
      <text:p text:style-name="P103">import javax.persistence.FetchType;</text:p>
      <text:p text:style-name="P103">import javax.persistence.GeneratedValue;</text:p>
      <text:p text:style-name="P103">import javax.persistence.GenerationType;</text:p>
      <text:p text:style-name="P103">import javax.persistence.Id;</text:p>
      <text:p text:style-name="P103">import javax.persistence.OneToMany;</text:p>
      <text:p text:style-name="P103">import javax.persistence.Table;</text:p>
      <text:p text:style-name="P103">import javax.persistence.TableGenerator;</text:p>
      <text:p text:style-name="P103"/>
      <text:p text:style-name="P103">@Entity</text:p>
      <text:p text:style-name="P103">@Table(name="hataroloszerkezet_tipus")</text:p>
      <text:p text:style-name="P103">@TableGenerator(name="tab", initialValue=0, allocationSize=1)</text:p>
      <text:p text:style-name="P103">public class EHataroloszerkezetTipus implements Serializable{</text:p>
      <text:p text:style-name="P103"/>
      <text:p text:style-name="P103"><text:tab/>private static final long serialVersionUID = -9151196056387403345L;</text:p>
      <text:p text:style-name="P103"/>
      <text:p text:style-name="P103"><text:tab/>@Id</text:p>
      <text:p text:style-name="P103"><text:tab/>@GeneratedValue(strategy=GenerationType.TABLE, generator="tab")</text:p>
      <text:p text:style-name="P103"><text:tab/>private Long id;</text:p>
      <text:p text:style-name="P103"><text:tab/></text:p>
      <text:p text:style-name="P103"><text:tab/>@Basic()</text:p>
      <text:p text:style-name="P103"><text:tab/>@Column(unique=true)</text:p>
      <text:p text:style-name="P103"><text:tab/>private String nev;</text:p>
      <text:p text:style-name="P103"><text:tab/></text:p>
      <text:p text:style-name="P103"><text:tab/>@Basic</text:p>
      <text:p text:style-name="P103"><text:tab/>private Double kappa;<text:tab/></text:p>
      <text:p text:style-name="P103"><text:tab/></text:p>
      <text:p text:style-name="P103"><text:tab/>@OneToMany( mappedBy="hataroloszerkezetTipus", targetEntity=EKappa.class, fetch=FetchType.LAZY )</text:p>
      <text:p text:style-name="P103"><text:tab/>private List&lt;EKappa&gt; kappaList = new ArrayList&lt;EKappa&gt;();</text:p>
      <text:p text:style-name="P103"><text:tab/></text:p>
      <text:p text:style-name="P103"><text:tab/>//</text:p>
      <text:p text:style-name="P103"><text:tab/>// Getters, Setters</text:p>
      <text:p text:style-name="P103"><text:tab/>//</text:p>
      <text:p text:style-name="P103"><text:tab/></text:p>
      <text:p text:style-name="P103"><text:tab/>public Long getId() {</text:p>
      <text:p text:style-name="P103"><text:tab/><text:tab/>return id;</text:p>
      <text:p text:style-name="P103"><text:tab/>}</text:p>
      <text:p text:style-name="P103"/>
      <text:p text:style-name="P103"><text:tab/>public void setId(Long id) {</text:p>
      <text:p text:style-name="P103"><text:tab/><text:tab/>this.id = id;</text:p>
      <text:p text:style-name="P103"><text:tab/>}</text:p>
      <text:p text:style-name="P103"/>
      <text:p text:style-name="P103"><text:tab/>public String getNev() {</text:p>
      <text:p text:style-name="P103"><text:tab/><text:tab/>return nev;</text:p>
      <text:p text:style-name="P103"><text:tab/>}</text:p>
      <text:p text:style-name="P103"/>
      <text:p text:style-name="P103"><text:tab/>public void setNev(String nev) {</text:p>
      <text:p text:style-name="P103"><text:tab/><text:tab/>this.nev = nev;</text:p>
      <text:p text:style-name="P103"><text:tab/>}</text:p>
      <text:p text:style-name="P103"/>
      <text:p text:style-name="P103"><text:tab/>public Double getKappa() {</text:p>
      <text:p text:style-name="P103"><text:tab/><text:tab/>return kappa;</text:p>
      <text:p text:style-name="P103"><text:tab/>}</text:p>
      <text:p text:style-name="P103"/>
      <text:p text:style-name="P103"><text:soft-page-break/><text:tab/>public void setKappa(Double kappa) {</text:p>
      <text:p text:style-name="P103"><text:tab/><text:tab/>this.kappa = kappa;</text:p>
      <text:p text:style-name="P103"><text:tab/>}</text:p>
      <text:p text:style-name="P103"/>
      <text:p text:style-name="P103"><text:tab/>public List&lt;EKappa&gt; getKappaList() {</text:p>
      <text:p text:style-name="P103"><text:tab/><text:tab/>return kappaList;</text:p>
      <text:p text:style-name="P103"><text:tab/>}</text:p>
      <text:p text:style-name="P103"/>
      <text:p text:style-name="P103"><text:tab/>public void setKappaList(List&lt;EKappa&gt; kappaList) {</text:p>
      <text:p text:style-name="P103"><text:tab/><text:tab/>this.kappaList = kappaList;</text:p>
      <text:p text:style-name="P103"><text:tab/>}</text:p>
      <text:p text:style-name="P103"><text:tab/></text:p>
      <text:p text:style-name="P103">}</text:p>
      <text:p text:style-name="P101"/>
      <text:p text:style-name="P101">IHataroloszerkezetTipus.java</text:p>
      <text:p text:style-name="P103">package hu.akoel.entaejb.business;</text:p>
      <text:p text:style-name="P103"/>
      <text:p text:style-name="P103">import hu.akoel.app.entaejb.entities.EHataroloszerkezetTipus;</text:p>
      <text:p text:style-name="P103">import java.util.List;</text:p>
      <text:p text:style-name="P103">import javax.ejb.Remote;</text:p>
      <text:p text:style-name="P103"/>
      <text:p text:style-name="P103">@Remote</text:p>
      <text:p text:style-name="P103">public interface IHataroloszerkezetTipus {</text:p>
      <text:p text:style-name="P103"><text:tab/></text:p>
      <text:p text:style-name="P103"><text:tab/>List&lt;EHataroloszerkezetTipus&gt; getFullList();</text:p>
      <text:p text:style-name="P103"><text:tab/></text:p>
      <text:p text:style-name="P103"><text:tab/>EHataroloszerkezetTipus get( Long id );</text:p>
      <text:p text:style-name="P103"><text:tab/></text:p>
      <text:p text:style-name="P103"><text:tab/>EHataroloszerkezetTipus save( EHataroloszerkezetTipus ht );</text:p>
      <text:p text:style-name="P103"><text:tab/></text:p>
      <text:p text:style-name="P103"><text:tab/>boolean delete( EHataroloszerkezetTipus ht );</text:p>
      <text:p text:style-name="P103"/>
      <text:p text:style-name="P103">}</text:p>
      <text:p text:style-name="P101"/>
      <text:p text:style-name="P101">IKappa.java</text:p>
      <text:p text:style-name="P103">package hu.akoel.entaejb.business;</text:p>
      <text:p text:style-name="P103"/>
      <text:p text:style-name="P103">import hu.akoel.app.entaejb.entities.EKappa;</text:p>
      <text:p text:style-name="P103">import hu.akoel.app.entaejb.entityprimarykey.PKKappa;</text:p>
      <text:p text:style-name="P103">import java.util.List;</text:p>
      <text:p text:style-name="P103">import javax.ejb.Remote;</text:p>
      <text:p text:style-name="P103"/>
      <text:p text:style-name="P103">@Remote</text:p>
      <text:p text:style-name="P103">public interface IKappa {</text:p>
      <text:p text:style-name="P103"/>
      <text:p text:style-name="P103"><text:tab/>List&lt;EKappa&gt; getFullList();</text:p>
      <text:p text:style-name="P103"><text:tab/></text:p>
      <text:p text:style-name="P103"><text:tab/>EKappa get( PKKappa id );</text:p>
      <text:p text:style-name="P103"><text:tab/></text:p>
      <text:p text:style-name="P103"><text:tab/>EKappa save( EKappa kappa );</text:p>
      <text:p text:style-name="P103">}</text:p>
      <text:p text:style-name="P101"/>
      <text:p text:style-name="P101">BHataroloszerkezetTipus.java</text:p>
      <text:p text:style-name="P103">package hu.akoel.app.entaejb.businesslogic;</text:p>
      <text:p text:style-name="P103"/>
      <text:p text:style-name="P103">import java.util.List;</text:p>
      <text:p text:style-name="P103"/>
      <text:p text:style-name="P103">import javax.ejb.Stateless;</text:p>
      <text:p text:style-name="P103">import javax.persistence.EntityManager;</text:p>
      <text:p text:style-name="P103">import javax.persistence.PersistenceContext;</text:p>
      <text:p text:style-name="P103">import javax.persistence.Query;</text:p>
      <text:p text:style-name="P103">import hu.akoel.app.entaejb.entities.EHataroloszerkezetTipus;</text:p>
      <text:p text:style-name="P103">import hu.akoel.app.entaejb.entities.EKappa;</text:p>
      <text:p text:style-name="P103">import hu.akoel.entaejb.business.IHataroloszerkezetTipus;</text:p>
      <text:p text:style-name="P103"/>
      <text:p text:style-name="P103">@Stateless</text:p>
      <text:p text:style-name="P103">public class BHataroloszerkezetTipus implements IHataroloszerkezetTipus {</text:p>
      <text:p text:style-name="P103"/>
      <text:p text:style-name="P103"><text:tab/>@PersistenceContext( unitName="JPADB")</text:p>
      <text:p text:style-name="P103"><text:tab/>private EntityManager em;</text:p>
      <text:p text:style-name="P103"><text:tab/></text:p>
      <text:p text:style-name="P103"><text:tab/>@Override</text:p>
      <text:p text:style-name="P103"><text:tab/>public List&lt;EHataroloszerkezetTipus&gt; getFullList() {</text:p>
      <text:p text:style-name="P103"><text:tab/><text:tab/>Query query = em.createQuery( "SELECT h FROM " + EHataroloszerkezetTipus.class.getName() + " h" );</text:p>
      <text:p text:style-name="P103"><text:tab/><text:tab/>List&lt;EHataroloszerkezetTipus&gt; ht = query.getResultList();</text:p>
      <text:p text:style-name="P103"><text:tab/><text:tab/></text:p>
      <text:p text:style-name="P103"><text:tab/><text:tab/>em.flush();</text:p>
      <text:p text:style-name="P103"><text:tab/><text:tab/>return ht;</text:p>
      <text:p text:style-name="P103"><text:tab/>}</text:p>
      <text:p text:style-name="P103"/>
      <text:p text:style-name="P103"><text:tab/>@Override</text:p>
      <text:p text:style-name="P103"><text:tab/>public EHataroloszerkezetTipus get(Long id) {</text:p>
      <text:p text:style-name="P103"><text:tab/><text:tab/>Query query = em.createQuery( "SELECT h FROM " + EHataroloszerkezetTipus.class.getName() + " h where h.id=:id" );</text:p>
      <text:p text:style-name="P103"><text:tab/><text:tab/></text:p>
      <text:p text:style-name="P103"><text:tab/><text:tab/>query.setParameter( "id", id );</text:p>
      <text:p text:style-name="P103"><text:tab/><text:tab/></text:p>
      <text:p text:style-name="P103"><text:tab/><text:tab/>//Ha nincs eredmeny, akkor exceptiont dob a getSingelResult(), ezert mast hasznalok</text:p>
      <text:p text:style-name="P103"><text:tab/><text:tab/>//EHataroloszerkezetTipus ht = (EHataroloszerkezetTipus)query.getSingleResult();</text:p>
      <text:p text:style-name="P103"><text:tab/><text:tab/>query.setMaxResults(1);<text:tab/><text:tab/></text:p>
      <text:p text:style-name="P103"><text:tab/><text:tab/>List&lt;EHataroloszerkezetTipus&gt; list = (List&lt;EHataroloszerkezetTipus&gt;)query.getResultList();</text:p>
      <text:p text:style-name="P103"><text:tab/><text:tab/>EHataroloszerkezetTipus ht = ( null == list || list.size() == 0 ? null : list.get(0));</text:p>
      <text:p text:style-name="P103">/*<text:tab/><text:tab/></text:p>
      <text:p text:style-name="P103"><text:soft-page-break/></text:p>
      <text:p text:style-name="P103"><text:tab/><text:tab/>if( null != ht ){</text:p>
      <text:p text:style-name="P103"><text:tab/><text:tab/><text:tab/>Query query2 = em.createQuery( "SELECT k FROM " + EKappa.class.getName() + " k, " + EHataroloszerkezetTipus.class.getName() + " h where k.hataroloszerkezetTipus=h.id and h.id=:id" );</text:p>
      <text:p text:style-name="P103"><text:tab/><text:tab/><text:tab/>query2.setParameter( "id", id );</text:p>
      <text:p text:style-name="P103"><text:tab/><text:tab/><text:tab/>List&lt;EKappa&gt; kl = (List&lt;EKappa&gt;)query2.getResultList();</text:p>
      <text:p text:style-name="P103"><text:tab/><text:tab/><text:tab/>ht.setKappaList( kl );</text:p>
      <text:p text:style-name="P103"><text:tab/><text:tab/>}</text:p>
      <text:p text:style-name="P103">*/<text:tab/><text:tab/></text:p>
      <text:p text:style-name="P103"><text:tab/><text:tab/>//EHataroloszerkezetTipus ht = em.find( EHataroloszerkezetTipus.class, id );</text:p>
      <text:p text:style-name="P103"/>
      <text:p text:style-name="P103"><text:tab/><text:tab/>return ht;</text:p>
      <text:p text:style-name="P103"><text:tab/>}</text:p>
      <text:p text:style-name="P103"/>
      <text:p text:style-name="P103"><text:tab/>@Override</text:p>
      <text:p text:style-name="P103"><text:tab/>public EHataroloszerkezetTipus save(EHataroloszerkezetTipus ht) {</text:p>
      <text:p text:style-name="P103"><text:tab/><text:tab/></text:p>
      <text:p text:style-name="P103"><text:tab/><text:tab/>em.persist(ht);</text:p>
      <text:p text:style-name="P103">/*<text:tab/><text:tab/></text:p>
      <text:p text:style-name="P103"><text:tab/><text:tab/>for( EKappa kl : ht.getKappaList()){</text:p>
      <text:p text:style-name="P103"><text:tab/><text:tab/><text:tab/>em.persist( kl );</text:p>
      <text:p text:style-name="P103"><text:tab/><text:tab/>}</text:p>
      <text:p text:style-name="P103">*/<text:tab/><text:tab/></text:p>
      <text:p text:style-name="P103"><text:tab/><text:tab/>return ht;</text:p>
      <text:p text:style-name="P103"><text:tab/>}</text:p>
      <text:p text:style-name="P103"/>
      <text:p text:style-name="P103"><text:tab/>@Override</text:p>
      <text:p text:style-name="P103"><text:tab/>public boolean delete(EHataroloszerkezetTipus ht) {</text:p>
      <text:p text:style-name="P103"><text:tab/><text:tab/></text:p>
      <text:p text:style-name="P103"><text:tab/><text:tab/>em.remove( em.find(EHataroloszerkezetTipus.class, ht.getId()) );</text:p>
      <text:p text:style-name="P103"><text:tab/><text:tab/>return false;</text:p>
      <text:p text:style-name="P103"><text:tab/>}</text:p>
      <text:p text:style-name="P103"><text:tab/></text:p>
      <text:p text:style-name="P103"><text:tab/></text:p>
      <text:p text:style-name="P103"/>
      <text:p text:style-name="P103">}</text:p>
      <text:p text:style-name="P101"/>
      <text:p text:style-name="P101">BKappa.java</text:p>
      <text:p text:style-name="P103">package hu.akoel.app.entaejb.businesslogic;</text:p>
      <text:p text:style-name="P103"/>
      <text:p text:style-name="P103">import java.util.List;</text:p>
      <text:p text:style-name="P103"/>
      <text:p text:style-name="P103">import hu.akoel.app.entaejb.entities.EHataroloszerkezetTipus;</text:p>
      <text:p text:style-name="P103">import hu.akoel.app.entaejb.entities.EKappa;</text:p>
      <text:p text:style-name="P103">import hu.akoel.app.entaejb.entityprimarykey.PKKappa;</text:p>
      <text:p text:style-name="P103">import hu.akoel.entaejb.business.IKappa;</text:p>
      <text:p text:style-name="P103"/>
      <text:p text:style-name="P103">import javax.ejb.Stateless;</text:p>
      <text:p text:style-name="P103">import javax.persistence.EntityManager;</text:p>
      <text:p text:style-name="P103">import javax.persistence.PersistenceContext;</text:p>
      <text:p text:style-name="P103">import javax.persistence.Query;</text:p>
      <text:p text:style-name="P103"/>
      <text:p text:style-name="P103">@Stateless</text:p>
      <text:p text:style-name="P103">public class BKappa implements IKappa{</text:p>
      <text:p text:style-name="P103"/>
      <text:p text:style-name="P103"><text:tab/>@PersistenceContext( unitName="JPADB")</text:p>
      <text:p text:style-name="P103"><text:tab/>private EntityManager em;</text:p>
      <text:p text:style-name="P103"><text:tab/></text:p>
      <text:p text:style-name="P103"><text:tab/>@Override</text:p>
      <text:p text:style-name="P103"><text:tab/>public List&lt;EKappa&gt; getFullList() {</text:p>
      <text:p text:style-name="P103"><text:tab/><text:tab/>Query query = em.createQuery( "SELECT k FROM " + EKappa.class.getName() + " k" );</text:p>
      <text:p text:style-name="P103"><text:tab/><text:tab/>List&lt;EKappa&gt; kappa = query.getResultList();</text:p>
      <text:p text:style-name="P103"><text:tab/><text:tab/>return kappa;</text:p>
      <text:p text:style-name="P103"><text:tab/>}</text:p>
      <text:p text:style-name="P103"/>
      <text:p text:style-name="P103"><text:tab/>@Override</text:p>
      <text:p text:style-name="P103"><text:tab/>public EKappa get(PKKappa id) {</text:p>
      <text:p text:style-name="P103"><text:tab/><text:tab/></text:p>
      <text:p text:style-name="P103">/*<text:tab/><text:tab/>Query query = em.createQuery( "SELECT k FROM " + EKappa.class.getName() + " k where k.hataroloszerkezetTipus=:ht and k.alsoHohidhossz=:ahh and k.felsoHohidhossz=:fhh" );</text:p>
      <text:p text:style-name="P103"><text:tab/><text:tab/></text:p>
      <text:p text:style-name="P103"><text:tab/><text:tab/>query.setParameter( "ht", id.getHataroloszerkezetTipus() );</text:p>
      <text:p text:style-name="P103"><text:tab/><text:tab/>query.setParameter( "ahh", id.getAlsoHohidhossz() );</text:p>
      <text:p text:style-name="P103"><text:tab/><text:tab/>query.setParameter("fhh", id.getFelsoHohidhossz() );</text:p>
      <text:p text:style-name="P103"><text:tab/><text:tab/></text:p>
      <text:p text:style-name="P103"><text:tab/><text:tab/>query.setMaxResults(1);<text:tab/><text:tab/></text:p>
      <text:p text:style-name="P103"><text:tab/><text:tab/>List&lt;EKappa&gt; list = (List&lt;EKappa&gt;)query.getResultList();</text:p>
      <text:p text:style-name="P103"><text:tab/><text:tab/>EKappa kappa = ( null == list || list.size() == 0 ? null : list.get(0));</text:p>
      <text:p text:style-name="P103">*/<text:tab/><text:tab/></text:p>
      <text:p text:style-name="P103"><text:tab/><text:tab/></text:p>
      <text:p text:style-name="P103"><text:tab/><text:tab/>EKappa kappa = em.find( EKappa.class, id );</text:p>
      <text:p text:style-name="P103"><text:tab/><text:tab/>return kappa;</text:p>
      <text:p text:style-name="P103"><text:tab/>}</text:p>
      <text:p text:style-name="P103"/>
      <text:p text:style-name="P103"><text:tab/>@Override</text:p>
      <text:p text:style-name="P103"><text:tab/>public EKappa save(EKappa kappa) {</text:p>
      <text:p text:style-name="P103"><text:tab/><text:tab/>em.persist( kappa );</text:p>
      <text:p text:style-name="P103"><text:tab/><text:tab/>return kappa;</text:p>
      <text:p text:style-name="P103"><text:tab/>}</text:p>
      <text:p text:style-name="P103"/>
      <text:p text:style-name="P103">}</text:p>
      <text:p text:style-name="P101"/>
      <text:p text:style-name="P101"/>
      <text:p text:style-name="P101"><text:soft-page-break/>PKKappa.java</text:p>
      <text:p text:style-name="P103">package hu.akoel.app.entaejb.entityprimarykey;</text:p>
      <text:p text:style-name="P103"/>
      <text:p text:style-name="P103">import hu.akoel.app.entaejb.entities.EHataroloszerkezetTipus;</text:p>
      <text:p text:style-name="P103">import java.io.Serializable;</text:p>
      <text:p text:style-name="P103"/>
      <text:p text:style-name="P103">public class PKKappa implements Serializable {</text:p>
      <text:p text:style-name="P103"/>
      <text:p text:style-name="P103"><text:tab/>private static final long serialVersionUID = 4433272024428815722L;</text:p>
      <text:p text:style-name="P103"/>
      <text:p text:style-name="P103"><text:tab/>EHataroloszerkezetTipus hataroloszerkezetTipus;</text:p>
      <text:p text:style-name="P103"><text:tab/>Double alsoHohidhossz;</text:p>
      <text:p text:style-name="P103"><text:tab/>Double felsoHohidhossz;</text:p>
      <text:p text:style-name="P103"/>
      <text:p text:style-name="P103"><text:tab/>public PKKappa() {</text:p>
      <text:p text:style-name="P103"><text:tab/><text:tab/>super();</text:p>
      <text:p text:style-name="P103"><text:tab/>}</text:p>
      <text:p text:style-name="P103"><text:tab/></text:p>
      <text:p text:style-name="P103"><text:tab/>public PKKappa(EHataroloszerkezetTipus hataroloszerkezetTipus,<text:tab/>Double alsoHohidhossz, Double felsoHohidhossz) {</text:p>
      <text:p text:style-name="P103"><text:tab/><text:tab/>this.hataroloszerkezetTipus = hataroloszerkezetTipus;</text:p>
      <text:p text:style-name="P103"><text:tab/><text:tab/>this.alsoHohidhossz = alsoHohidhossz;</text:p>
      <text:p text:style-name="P103"><text:tab/><text:tab/>this.felsoHohidhossz = felsoHohidhossz;</text:p>
      <text:p text:style-name="P103"><text:tab/>}</text:p>
      <text:p text:style-name="P103"/>
      <text:p text:style-name="P103"><text:tab/>public EHataroloszerkezetTipus getHataroloszerkezetTipus() {</text:p>
      <text:p text:style-name="P103"><text:tab/><text:tab/>return hataroloszerkezetTipus;</text:p>
      <text:p text:style-name="P103"><text:tab/>}</text:p>
      <text:p text:style-name="P103"/>
      <text:p text:style-name="P103"><text:tab/>public void setHataroloszerkezetTipus(</text:p>
      <text:p text:style-name="P103"><text:tab/><text:tab/><text:tab/>EHataroloszerkezetTipus hataroloszerkezetTipus) {</text:p>
      <text:p text:style-name="P103"><text:tab/><text:tab/>this.hataroloszerkezetTipus = hataroloszerkezetTipus;</text:p>
      <text:p text:style-name="P103"><text:tab/>}</text:p>
      <text:p text:style-name="P103"/>
      <text:p text:style-name="P103"><text:tab/>public Double getAlsoHohidhossz() {</text:p>
      <text:p text:style-name="P103"><text:tab/><text:tab/>return alsoHohidhossz;</text:p>
      <text:p text:style-name="P103"><text:tab/>}</text:p>
      <text:p text:style-name="P103"/>
      <text:p text:style-name="P103"><text:tab/>public void setAlsoHohidhossz(Double alsoHohidhossz) {</text:p>
      <text:p text:style-name="P103"><text:tab/><text:tab/>this.alsoHohidhossz = alsoHohidhossz;</text:p>
      <text:p text:style-name="P103"><text:tab/>}</text:p>
      <text:p text:style-name="P103"/>
      <text:p text:style-name="P103"><text:tab/>public Double getFelsoHohidhossz() {</text:p>
      <text:p text:style-name="P103"><text:tab/><text:tab/>return felsoHohidhossz;</text:p>
      <text:p text:style-name="P103"><text:tab/>}</text:p>
      <text:p text:style-name="P103"/>
      <text:p text:style-name="P103"><text:tab/>public void setFelsoHohidhossz(Double felsoHohidhossz) {</text:p>
      <text:p text:style-name="P103"><text:tab/><text:tab/>this.felsoHohidhossz = felsoHohidhossz;</text:p>
      <text:p text:style-name="P103"><text:tab/>}</text:p>
      <text:p text:style-name="P103"/>
      <text:p text:style-name="P103">}</text:p>
      <text:p text:style-name="P101"/>
      <text:p text:style-name="P101"/>
      <text:p text:style-name="P101">--- Kliens oldal ---</text:p>
      <text:p text:style-name="P101"/>
      <text:p text:style-name="P101">CHataroloszerkezetTipus.java</text:p>
      <text:p text:style-name="P103">package hu.akoel.app.entaclient.beans;</text:p>
      <text:p text:style-name="P103"/>
      <text:p text:style-name="P103">import hu.akoel.app.entaclient.clientutility.JNDILookupClass;</text:p>
      <text:p text:style-name="P103">import hu.akoel.app.entaejb.businesslogic.BHataroloszerkezetTipus;</text:p>
      <text:p text:style-name="P103">import hu.akoel.entaejb.business.IHataroloszerkezetTipus;</text:p>
      <text:p text:style-name="P103"/>
      <text:p text:style-name="P103">import javax.naming.Context;</text:p>
      <text:p text:style-name="P103">import javax.naming.NamingException;</text:p>
      <text:p text:style-name="P103"/>
      <text:p text:style-name="P103">public class CHataroloszerkezetTipus {</text:p>
      <text:p text:style-name="P103"><text:tab/></text:p>
      <text:p text:style-name="P103"><text:tab/>public static IHataroloszerkezetTipus getBean() {</text:p>
      <text:p text:style-name="P103"><text:tab/><text:tab/>Context context = null;</text:p>
      <text:p text:style-name="P103"><text:tab/><text:tab/>IHataroloszerkezetTipus bean = null;</text:p>
      <text:p text:style-name="P103"><text:tab/><text:tab/>try {</text:p>
      <text:p text:style-name="P103"><text:tab/><text:tab/><text:tab/>context = JNDILookupClass.getInitialContext();</text:p>
      <text:p text:style-name="P103"><text:tab/><text:tab/><text:tab/>String lookupName = JNDILookupClass.getLookupName(BHataroloszerkezetTipus.class, IHataroloszerkezetTipus.class);</text:p>
      <text:p text:style-name="P103"><text:tab/><text:tab/><text:tab/>bean = (IHataroloszerkezetTipus) context.lookup(lookupName);</text:p>
      <text:p text:style-name="P103"><text:tab/><text:tab/>} catch (NamingException e) {</text:p>
      <text:p text:style-name="P103"><text:tab/><text:tab/><text:tab/>e.printStackTrace();</text:p>
      <text:p text:style-name="P103"><text:tab/><text:tab/>}</text:p>
      <text:p text:style-name="P103"><text:tab/><text:tab/>return bean;</text:p>
      <text:p text:style-name="P103"><text:tab/>}</text:p>
      <text:p text:style-name="P103"><text:tab/></text:p>
      <text:p text:style-name="P103">}</text:p>
      <text:p text:style-name="P101"/>
      <text:p text:style-name="P101">CKappa.java</text:p>
      <text:p text:style-name="P103">package hu.akoel.app.entaclient.beans;</text:p>
      <text:p text:style-name="P103"/>
      <text:p text:style-name="P103">import hu.akoel.app.entaclient.clientutility.JNDILookupClass;</text:p>
      <text:p text:style-name="P103">import hu.akoel.app.entaejb.businesslogic.BKappa;</text:p>
      <text:p text:style-name="P103">import hu.akoel.entaejb.business.IKappa;</text:p>
      <text:p text:style-name="P103"/>
      <text:p text:style-name="P103">import javax.naming.Context;</text:p>
      <text:p text:style-name="P103">import javax.naming.NamingException;</text:p>
      <text:p text:style-name="P103"/>
      <text:p text:style-name="P103"><text:soft-page-break/>public class CKappa {</text:p>
      <text:p text:style-name="P103"/>
      <text:p text:style-name="P103"><text:tab/>public static IKappa getBean() {</text:p>
      <text:p text:style-name="P103"><text:tab/><text:tab/>Context context = null;</text:p>
      <text:p text:style-name="P103"><text:tab/><text:tab/>IKappa bean = null;</text:p>
      <text:p text:style-name="P103"><text:tab/><text:tab/>try {</text:p>
      <text:p text:style-name="P103"><text:tab/><text:tab/><text:tab/>context = JNDILookupClass.getInitialContext();</text:p>
      <text:p text:style-name="P103"><text:tab/><text:tab/><text:tab/>String lookupName = JNDILookupClass.getLookupName(BKappa.class, IKappa.class);</text:p>
      <text:p text:style-name="P103"><text:tab/><text:tab/><text:tab/>bean = (IKappa) context.lookup(lookupName);</text:p>
      <text:p text:style-name="P103"><text:tab/><text:tab/>} catch (NamingException e) {</text:p>
      <text:p text:style-name="P103"><text:tab/><text:tab/><text:tab/>e.printStackTrace();</text:p>
      <text:p text:style-name="P103"><text:tab/><text:tab/>}</text:p>
      <text:p text:style-name="P103"><text:tab/><text:tab/>return bean;</text:p>
      <text:p text:style-name="P103"><text:tab/>}</text:p>
      <text:p text:style-name="P103">}</text:p>
      <text:p text:style-name="P101"/>
      <text:p text:style-name="P101"/>
      <text:p text:style-name="P101">jboss-ejb-client.properties</text:p>
      <text:p text:style-name="P98"><text:span text:style-name="T28">remote.connectionprovider.create.options.org.xnio.Options.SSL_ENABLED=</text:span><text:span text:style-name="T7">false</text:span></text:p>
      <text:p text:style-name="P99"><text:span text:style-name="T28">remote.connections=</text:span><text:span text:style-name="T7">default</text:span></text:p>
      <text:p text:style-name="P99"><text:span text:style-name="T28">remote.connection.default.host=</text:span><text:span text:style-name="T10">localhost</text:span></text:p>
      <text:p text:style-name="P99"><text:span text:style-name="T28">remote.connection.default.port</text:span><text:span text:style-name="T2"> </text:span><text:span text:style-name="T28">=</text:span><text:span text:style-name="T2"> </text:span><text:span text:style-name="T7">4447</text:span></text:p>
      <text:p text:style-name="P100"><text:span text:style-name="T29">remote.connection.default.connect.options.org.xnio.Options.SASL_POLICY_NOANONYMOUS=</text:span><text:span text:style-name="T11">false</text:span></text:p>
      <text:p text:style-name="P101"/>
      <text:p text:style-name="P101">JNDILookupClass.java</text:p>
      <text:p text:style-name="P103">package hu.akoel.app.entaclient.clientutility;</text:p>
      <text:p text:style-name="P103"/>
      <text:p text:style-name="P103">import java.util.Properties;</text:p>
      <text:p text:style-name="P103"/>
      <text:p text:style-name="P103">import javax.naming.Context;</text:p>
      <text:p text:style-name="P103">import javax.naming.InitialContext;</text:p>
      <text:p text:style-name="P103">import javax.naming.NamingException;</text:p>
      <text:p text:style-name="P103"/>
      <text:p text:style-name="P103">public class JNDILookupClass {</text:p>
      <text:p text:style-name="P103"/>
      <text:p text:style-name="P103"><text:tab/>private static Context initialContext;</text:p>
      <text:p text:style-name="P103"><text:tab/>private static String lookupName;</text:p>
      <text:p text:style-name="P103"><text:tab/>private static final String PKG_INTERFACES = "org.jboss.ejb.client.naming";</text:p>
      <text:p text:style-name="P103"/>
      <text:p text:style-name="P103"><text:tab/>public static Context getInitialContext() throws NamingException {</text:p>
      <text:p text:style-name="P103">//<text:tab/><text:tab/>if (null == initialContext) {</text:p>
      <text:p text:style-name="P103"><text:tab/><text:tab/><text:tab/>Properties properties = new Properties();</text:p>
      <text:p text:style-name="P103"><text:tab/><text:tab/><text:tab/>properties.put(Context.URL_PKG_PREFIXES, PKG_INTERFACES);</text:p>
      <text:p text:style-name="P103"><text:tab/><text:tab/><text:tab/>initialContext = new InitialContext(properties);</text:p>
      <text:p text:style-name="P103">//<text:tab/><text:tab/>}</text:p>
      <text:p text:style-name="P103"><text:tab/><text:tab/>return initialContext;</text:p>
      <text:p text:style-name="P103"><text:tab/>}</text:p>
      <text:p text:style-name="P103"/>
      <text:p text:style-name="P103"><text:tab/>public static String getLookupName(Class bean, Class beanInterface) {</text:p>
      <text:p text:style-name="P103"/>
      <text:p text:style-name="P103">//<text:tab/><text:tab/>if (null == lookupName) {</text:p>
      <text:p text:style-name="P103"/>
      <text:p text:style-name="P103"><text:tab/><text:tab/><text:tab/>/*</text:p>
      <text:p text:style-name="P103"><text:tab/><text:tab/><text:tab/> * The app name is the EAR name of the deployed EJB without .ear</text:p>
      <text:p text:style-name="P103"><text:tab/><text:tab/><text:tab/> * suffix.</text:p>
      <text:p text:style-name="P103"><text:tab/><text:tab/><text:tab/> */</text:p>
      <text:p text:style-name="P103"><text:tab/><text:tab/><text:tab/>String appName = "hu.akoel.app.enta";</text:p>
      <text:p text:style-name="P103"/>
      <text:p text:style-name="P103"><text:tab/><text:tab/><text:tab/>/*</text:p>
      <text:p text:style-name="P103"><text:tab/><text:tab/><text:tab/> * The module name is the JAR name of the deployed EJB without the</text:p>
      <text:p text:style-name="P103"><text:tab/><text:tab/><text:tab/> * .jar suffix.</text:p>
      <text:p text:style-name="P103"><text:tab/><text:tab/><text:tab/> */</text:p>
      <text:p text:style-name="P103"><text:tab/><text:tab/><text:tab/>String moduleName = "hu.akoel.app.entaEJB";</text:p>
      <text:p text:style-name="P103"/>
      <text:p text:style-name="P103"><text:tab/><text:tab/><text:tab/>/*</text:p>
      <text:p text:style-name="P103"><text:tab/><text:tab/><text:tab/> * AS7 allows each deployment to have an (optional) distinct name.</text:p>
      <text:p text:style-name="P103"><text:tab/><text:tab/><text:tab/> * This can be an empty string if distinct name is not specified.</text:p>
      <text:p text:style-name="P103"><text:tab/><text:tab/><text:tab/> */</text:p>
      <text:p text:style-name="P103"><text:tab/><text:tab/><text:tab/>String distinctName = "";</text:p>
      <text:p text:style-name="P103"/>
      <text:p text:style-name="P103"><text:tab/><text:tab/><text:tab/>/* The EJB bean implementation class name */</text:p>
      <text:p text:style-name="P103"><text:tab/><text:tab/><text:tab/>String beanName = bean.getSimpleName();</text:p>
      <text:p text:style-name="P103"/>
      <text:p text:style-name="P103"><text:tab/><text:tab/><text:tab/>/* Fully qualified remote interface name */</text:p>
      <text:p text:style-name="P103"><text:tab/><text:tab/><text:tab/>final String interfaceName = beanInterface.getName();</text:p>
      <text:p text:style-name="P103"/>
      <text:p text:style-name="P103"><text:tab/><text:tab/><text:tab/>/* Create a look up string name */</text:p>
      <text:p text:style-name="P103"><text:tab/><text:tab/><text:tab/>lookupName = "ejb:" + appName + "/" + moduleName + "/"</text:p>
      <text:p text:style-name="P103"><text:tab/><text:tab/><text:tab/><text:tab/><text:tab/>+ distinctName + "/" + beanName + "!" + interfaceName;</text:p>
      <text:p text:style-name="P103">//<text:tab/><text:tab/>}</text:p>
      <text:p text:style-name="P103"><text:tab/><text:tab/>return lookupName;</text:p>
      <text:p text:style-name="P103"><text:tab/>}</text:p>
      <text:p text:style-name="P103">}</text:p>
      <text:p text:style-name="P101"/>
      <text:p text:style-name="P101">EJBApplicationClient.java</text:p>
      <text:p text:style-name="P103">package hu.akoel.app.entaclient.client;</text:p>
      <text:p text:style-name="P103"/>
      <text:p text:style-name="P103">import java.sql.SQLException;</text:p>
      <text:p text:style-name="P103"/>
      <text:p text:style-name="P103">import org.hibernate.validator.method.MethodConstraintViolationException;</text:p>
      <text:p text:style-name="P103"/>
      <text:p text:style-name="P103"><text:soft-page-break/>import hu.akoel.app.entaclient.beans.CHataroloszerkezetTipus;</text:p>
      <text:p text:style-name="P103">import hu.akoel.app.entaclient.beans.CKappa;</text:p>
      <text:p text:style-name="P103">import hu.akoel.app.entaejb.entities.EHataroloszerkezetTipus;</text:p>
      <text:p text:style-name="P103">import hu.akoel.app.entaejb.entities.EKappa;</text:p>
      <text:p text:style-name="P103">import hu.akoel.app.entaejb.entityprimarykey.PKKappa;</text:p>
      <text:p text:style-name="P103">import hu.akoel.entaejb.business.IHataroloszerkezetTipus;</text:p>
      <text:p text:style-name="P103">import hu.akoel.entaejb.business.IKappa;</text:p>
      <text:p text:style-name="P103"/>
      <text:p text:style-name="P103">public class EJBApplicationClient {</text:p>
      <text:p text:style-name="P103"/>
      <text:p text:style-name="P103"><text:tab/>EKappa kappa;get</text:p>
      <text:p text:style-name="P103"><text:tab/>EHataroloszerkezetTipus ht;</text:p>
      <text:p text:style-name="P103"><text:tab/>IKappa kappaBean;</text:p>
      <text:p text:style-name="P103"><text:tab/>IHataroloszerkezetTipus hataroloszerkezetTipusBean;</text:p>
      <text:p text:style-name="P103"><text:tab/></text:p>
      <text:p text:style-name="P103"><text:tab/>public static void main(String[] args) {</text:p>
      <text:p text:style-name="P103"><text:tab/><text:tab/></text:p>
      <text:p text:style-name="P103"><text:tab/><text:tab/>new EJBApplicationClient();</text:p>
      <text:p text:style-name="P103"><text:tab/>}</text:p>
      <text:p text:style-name="P103"><text:tab/></text:p>
      <text:p text:style-name="P103"><text:tab/>public EJBApplicationClient(){</text:p>
      <text:p text:style-name="P103"/>
      <text:p text:style-name="P103"><text:tab/><text:tab/>kappaBean = CKappa.getBean();</text:p>
      <text:p text:style-name="P103"><text:tab/><text:tab/>hataroloszerkezetTipusBean = CHataroloszerkezetTipus.getBean();</text:p>
      <text:p text:style-name="P103"><text:tab/><text:tab/><text:tab/><text:tab/></text:p>
      <text:p text:style-name="P103"><text:tab/><text:tab/>//Ezzel az azonositoval rendelkezo HataroloszerkezetTipust keresi a DB-ben</text:p>
      <text:p text:style-name="P103"><text:tab/><text:tab/>Long htID = 1L;</text:p>
      <text:p text:style-name="P103"><text:tab/><text:tab/></text:p>
      <text:p text:style-name="P103"><text:tab/><text:tab/>ht = hataroloszerkezetTipusBean.get( htID );</text:p>
      <text:p text:style-name="P103"><text:tab/><text:tab/></text:p>
      <text:p text:style-name="P103"><text:tab/><text:tab/>//Meg nem letezik a hataroloszerkezet es igy feltehetoleg a kappa sem</text:p>
      <text:p text:style-name="P103"><text:tab/><text:tab/>//tahat legyartja oket</text:p>
      <text:p text:style-name="P103"><text:tab/><text:tab/>if( null == ht ){</text:p>
      <text:p text:style-name="P103"><text:tab/><text:tab/><text:tab/></text:p>
      <text:p text:style-name="P103"><text:tab/><text:tab/><text:tab/>EHataroloszerkezetTipus eht = new EHataroloszerkezetTipus();</text:p>
      <text:p text:style-name="P103"><text:tab/><text:tab/><text:tab/>eht.setNev( "Elso hataroloszerkezet tipus");</text:p>
      <text:p text:style-name="P103"><text:tab/><text:tab/><text:tab/>eht.setKappa( 4.44 );</text:p>
      <text:p text:style-name="P103"><text:tab/><text:tab/><text:tab/></text:p>
      <text:p text:style-name="P103"><text:tab/><text:tab/><text:tab/>EKappa eka = new EKappa();</text:p>
      <text:p text:style-name="P103"><text:tab/><text:tab/><text:tab/>eka.setAlsoHohidhossz( 1.11 );</text:p>
      <text:p text:style-name="P103"><text:tab/><text:tab/><text:tab/>eka.setFelsoHohidhossz( 1.11 );</text:p>
      <text:p text:style-name="P103"><text:tab/><text:tab/><text:tab/>eka.setErtek( 1.11 );</text:p>
      <text:p text:style-name="P103"><text:tab/><text:tab/><text:tab/>eka.setNev( "kappa_also");</text:p>
      <text:p text:style-name="P103"><text:tab/><text:tab/><text:tab/>eka.setHataroloszerkezetTipus( eht );</text:p>
      <text:p text:style-name="P103"><text:tab/><text:tab/><text:tab/></text:p>
      <text:p text:style-name="P103"><text:tab/><text:tab/><text:tab/>EKappa ekk = new EKappa();</text:p>
      <text:p text:style-name="P103"><text:tab/><text:tab/><text:tab/>ekk.setAlsoHohidhossz( 1.11 );</text:p>
      <text:p text:style-name="P103"><text:tab/><text:tab/><text:tab/>ekk.setFelsoHohidhossz( 1.22 );</text:p>
      <text:p text:style-name="P103"><text:tab/><text:tab/><text:tab/>ekk.setErtek( 1.22 );</text:p>
      <text:p text:style-name="P103"><text:tab/><text:tab/><text:tab/>ekk.setNev( "kappa_kozepso");</text:p>
      <text:p text:style-name="P103"><text:tab/><text:tab/><text:tab/>ekk.setHataroloszerkezetTipus( eht );</text:p>
      <text:p text:style-name="P103"><text:tab/><text:tab/><text:tab/></text:p>
      <text:p text:style-name="P103"><text:tab/><text:tab/><text:tab/>EKappa ekf = new EKappa();</text:p>
      <text:p text:style-name="P103"><text:tab/><text:tab/><text:tab/>ekf.setAlsoHohidhossz( 1.22 );</text:p>
      <text:p text:style-name="P103"><text:tab/><text:tab/><text:tab/>ekf.setFelsoHohidhossz( 1.33 );</text:p>
      <text:p text:style-name="P103"><text:tab/><text:tab/><text:tab/>ekf.setErtek( 1.33 );</text:p>
      <text:p text:style-name="P103"><text:tab/><text:tab/><text:tab/>ekf.setNev( "kappa_felso");</text:p>
      <text:p text:style-name="P103"><text:tab/><text:tab/><text:tab/>ekf.setHataroloszerkezetTipus( eht );</text:p>
      <text:p text:style-name="P103"><text:tab/><text:tab/><text:tab/></text:p>
      <text:p text:style-name="P103"><text:tab/><text:tab/><text:tab/>eht.getKappaList().add(eka);</text:p>
      <text:p text:style-name="P103"><text:tab/><text:tab/><text:tab/>eht.getKappaList().add(ekk);</text:p>
      <text:p text:style-name="P103"><text:tab/><text:tab/><text:tab/>eht.getKappaList().add(ekf);</text:p>
      <text:p text:style-name="P103"/>
      <text:p text:style-name="P103"><text:tab/><text:tab/><text:tab/>try{</text:p>
      <text:p text:style-name="P103"><text:tab/><text:tab/><text:tab/><text:tab/>ht = CHataroloszerkezetTipus.getBean().save(eht);</text:p>
      <text:p text:style-name="P103"><text:tab/><text:tab/><text:tab/><text:tab/>htID = ht.getId();</text:p>
      <text:p text:style-name="P103"><text:tab/><text:tab/><text:tab/>}catch( Exception e ){</text:p>
      <text:p text:style-name="P103"><text:tab/><text:tab/><text:tab/><text:tab/>System.out.println("HIBA TORTRNT A ROGZITESKOR....");<text:tab/><text:tab/><text:tab/><text:tab/></text:p>
      <text:p text:style-name="P103"><text:tab/><text:tab/><text:tab/>}</text:p>
      <text:p text:style-name="P103"><text:tab/><text:tab/>}</text:p>
      <text:p text:style-name="P103"><text:tab/><text:tab/></text:p>
      <text:p text:style-name="P103"><text:tab/><text:tab/></text:p>
      <text:p text:style-name="P103"><text:tab/><text:tab/>ht = hataroloszerkezetTipusBean.get( htID );</text:p>
      <text:p text:style-name="P103"><text:tab/><text:tab/></text:p>
      <text:p text:style-name="P103"><text:tab/><text:tab/>if( null != ht ){</text:p>
      <text:p text:style-name="P103"><text:tab/><text:tab/><text:tab/></text:p>
      <text:p text:style-name="P103"><text:tab/><text:tab/><text:tab/>System.out.println("HataroloszerkezetType: " + ht.getNev() + " Ertek: " + ht.getKappa() );</text:p>
      <text:p text:style-name="P103"><text:tab/><text:tab/><text:tab/>for( EKappa kappa : ht.getKappaList() ){</text:p>
      <text:p text:style-name="P103"><text:tab/><text:tab/><text:tab/><text:tab/>System.out.println( " <text:s text:c="3"/>" + kappa.getNev() + " " + kappa.getErtek() );</text:p>
      <text:p text:style-name="P103"><text:tab/><text:tab/><text:tab/><text:tab/></text:p>
      <text:p text:style-name="P103"><text:tab/><text:tab/><text:tab/><text:tab/>//Most a Kappa-t direkt modon is megkeresem</text:p>
      <text:p text:style-name="P103"><text:tab/><text:tab/><text:tab/><text:tab/>EKappa k = kappaBean.get( new PKKappa( kappa.getHataroloszerkezetTipus(), kappa.getAlsoHohidhossz(), kappa.getFelsoHohidhossz() ) );</text:p>
      <text:p text:style-name="P103"><text:tab/><text:tab/><text:tab/><text:tab/>if( null != k ){</text:p>
      <text:p text:style-name="P103"><text:tab/><text:tab/><text:tab/><text:tab/><text:tab/>System.out.println( " <text:s text:c="3"/>" + k.getNev() + " " + k.getErtek() );</text:p>
      <text:p text:style-name="P103"><text:tab/><text:tab/><text:tab/><text:tab/>}</text:p>
      <text:p text:style-name="P103"><text:tab/><text:tab/><text:tab/>}</text:p>
      <text:p text:style-name="P103"><text:tab/><text:tab/><text:tab/></text:p>
      <text:p text:style-name="P103"><text:tab/><text:tab/><text:tab/>hataroloszerkezetTipusBean.delete(ht);</text:p>
      <text:p text:style-name="P103"><text:tab/><text:tab/><text:tab/>for( EKappa k :kappaBean.getFullList()){</text:p>
      <text:p text:style-name="P103"><text:tab/><text:tab/><text:tab/><text:tab/>System.out.println( "Maradék kappák: " + k.getNev() + " - " + k.getErtek() );</text:p>
      <text:p text:style-name="P103"><text:tab/><text:tab/><text:tab/>}</text:p>
      <text:p text:style-name="P103"><text:tab/><text:tab/><text:tab/></text:p>
      <text:p text:style-name="P103"><text:tab/><text:tab/><text:tab/></text:p>
      <text:p text:style-name="P103"><text:soft-page-break/><text:tab/><text:tab/><text:tab/></text:p>
      <text:p text:style-name="P103"><text:tab/><text:tab/>}else{</text:p>
      <text:p text:style-name="P103"><text:tab/><text:tab/><text:tab/>System.err.println("Gaz van. Nem talaltam meg a hataroloszerkezetet");</text:p>
      <text:p text:style-name="P103"><text:tab/><text:tab/>}</text:p>
      <text:p text:style-name="P103"><text:tab/><text:tab/></text:p>
      <text:p text:style-name="P103"><text:tab/>}</text:p>
      <text:p text:style-name="P103"/>
      <text:p text:style-name="P103">}</text:p>
      <text:p text:style-name="P101"/>
      <text:p text:style-name="P101"/>
      <text:p text:style-name="P102"/>
      <text:p text:style-name="P4"/>
      <text:p text:style-name="P4"/>
      <text:p text:style-name="P13"><text:a xlink:type="simple" xlink:href="http://www.objectdb.com/java/jpa/entity/fields">http://www.objectdb.com/java/jpa/entity/field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text-properties fo:font-size="10pt" fo:font-weight="normal" style:font-size-asian="8.75pt" style:font-weight-asian="normal" style:font-size-complex="10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4272in" fo:margin-left="0.448in" fo:margin-right="0.53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4T13:10:12</meta:creation-date>
    <dc:date>2012-06-25T20:29:40</dc:date>
    <meta:editing-duration>PT77H19M06S</meta:editing-duration>
    <meta:editing-cycles>242</meta:editing-cycles>
    <meta:generator>OpenOffice.org/3.2$Linux OpenOffice.org_project/320m12$Build-9483</meta:generator>
    <meta:print-date>2012-05-31T20:12:54.10</meta:print-date>
    <meta:document-statistic meta:table-count="0" meta:image-count="0" meta:object-count="0" meta:page-count="17" meta:paragraph-count="868" meta:word-count="4259" meta:character-count="39320"/>
    <meta:user-defined meta:name="Információ 1"/>
    <meta:user-defined meta:name="Információ 2"/>
    <meta:user-defined meta:name="Információ 3"/>
    <meta:user-defined meta:name="Információ 4"/>
  </office:meta>
</office:document-meta>
</file>